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List_20_Heading">
      <style:paragraph-properties fo:text-align="justify" style:justify-single-word="false" fo:hyphenation-ladder-count="no-limit"/>
      <style:text-properties fo:hyphenate="true" fo:hyphenation-remain-char-count="2" fo:hyphenation-push-char-count="2"/>
    </style:style>
    <style:style style:name="P2" style:family="paragraph" style:parent-style-name="List_20_Heading">
      <style:paragraph-properties fo:text-align="justify" style:justify-single-word="false" fo:hyphenation-ladder-count="no-limit"/>
      <style:text-properties fo:font-variant="normal" fo:text-transform="none" style:text-line-through-style="none" style:text-line-through-type="none" fo:font-style="normal" style:text-underline-style="none" fo:font-weight="normal" style:text-blinking="false" fo:hyphenate="true" fo:hyphenation-remain-char-count="2" fo:hyphenation-push-char-count="2"/>
    </style:style>
    <style:style style:name="P3" style:family="paragraph" style:parent-style-name="List_20_Contents">
      <style:paragraph-properties fo:text-align="justify" style:justify-single-word="false" fo:hyphenation-ladder-count="no-limit"/>
      <style:text-properties fo:font-variant="normal" fo:text-transform="none" style:text-line-through-style="none" style:text-line-through-type="none" fo:font-style="normal" style:text-underline-style="none" fo:font-weight="normal" style:text-blinking="false" fo:hyphenate="true" fo:hyphenation-remain-char-count="2" fo:hyphenation-push-char-count="2"/>
    </style:style>
    <style:style style:name="P4" style:family="paragraph" style:parent-style-name="Heading_20_1">
      <style:paragraph-properties fo:margin-top="0in" fo:margin-bottom="0.0827in" style:contextual-spacing="false" fo:text-align="justify" style:justify-single-word="false" fo:hyphenation-ladder-count="no-limit"/>
      <style:text-properties fo:font-size="12pt" fo:font-weight="normal" style:font-size-asian="12pt" style:font-weight-asian="normal" style:font-size-complex="12pt" style:font-weight-complex="normal" fo:hyphenate="true" fo:hyphenation-remain-char-count="2" fo:hyphenation-push-char-count="2"/>
    </style:style>
    <style:style style:name="P5" style:family="paragraph" style:parent-style-name="Heading_20_1">
      <style:paragraph-properties fo:margin-top="0in" fo:margin-bottom="0in" style:contextual-spacing="false" fo:text-align="justify" style:justify-single-word="false" fo:hyphenation-ladder-count="no-limit"/>
      <style:text-properties fo:font-size="12pt" fo:font-weight="normal" style:font-size-asian="12pt" style:font-weight-asian="normal" style:font-size-complex="12pt" style:font-weight-complex="normal" fo:hyphenate="true" fo:hyphenation-remain-char-count="2" fo:hyphenation-push-char-count="2"/>
    </style:style>
    <style:style style:name="P6" style:family="paragraph" style:parent-style-name="Standard">
      <style:paragraph-properties fo:margin-top="0in" fo:margin-bottom="0in" style:contextual-spacing="false" fo:text-align="justify" style:justify-single-word="false" fo:hyphenation-ladder-count="no-limit"/>
      <style:text-properties fo:hyphenate="true" fo:hyphenation-remain-char-count="2" fo:hyphenation-push-char-count="2"/>
    </style:style>
    <style:style style:name="P7" style:family="paragraph" style:parent-style-name="Text_20_body">
      <style:paragraph-properties fo:margin-top="0in" fo:margin-bottom="0in" style:contextual-spacing="false" fo:text-align="justify" style:justify-single-word="false" fo:hyphenation-ladder-count="no-limit"/>
      <style:text-properties fo:hyphenate="true" fo:hyphenation-remain-char-count="2" fo:hyphenation-push-char-count="2"/>
    </style:style>
    <style:style style:name="P8" style:family="paragraph" style:parent-style-name="Text_20_body">
      <style:paragraph-properties fo:margin-top="0in" fo:margin-bottom="0in" style:contextual-spacing="false" fo:text-align="justify" style:justify-single-word="false" fo:hyphenation-ladder-count="no-limit"/>
      <style:text-properties fo:font-size="12pt" style:font-size-asian="12pt" style:font-size-complex="12pt" fo:hyphenate="true" fo:hyphenation-remain-char-count="2" fo:hyphenation-push-char-count="2"/>
    </style:style>
    <style:style style:name="P9" style:family="paragraph" style:parent-style-name="Footnote">
      <style:text-properties fo:font-weight="normal" style:font-weight-asian="normal" style:font-weight-complex="normal"/>
    </style:style>
    <style:style style:name="P10" style:family="paragraph" style:parent-style-name="Standard">
      <style:paragraph-properties fo:text-align="justify" style:justify-single-word="false" fo:hyphenation-ladder-count="no-limit"/>
      <style:text-properties fo:font-weight="normal" style:font-weight-asian="normal" style:font-weight-complex="normal" fo:hyphenate="true" fo:hyphenation-remain-char-count="2" fo:hyphenation-push-char-count="2"/>
    </style:style>
    <style:style style:name="P11" style:family="paragraph" style:parent-style-name="Standard">
      <style:paragraph-properties fo:text-align="justify" style:justify-single-word="false" fo:hyphenation-ladder-count="no-limit"/>
      <style:text-properties fo:font-weight="bold" style:font-weight-asian="bold" style:font-weight-complex="bold" fo:hyphenate="true" fo:hyphenation-remain-char-count="2" fo:hyphenation-push-char-count="2"/>
    </style:style>
    <style:style style:name="P12" style:family="paragraph" style:parent-style-name="Standard">
      <style:paragraph-properties fo:text-align="justify" style:justify-single-word="false" fo:hyphenation-ladder-count="no-limit"/>
      <style:text-properties fo:font-size="14pt" style:font-size-asian="14pt" style:font-size-complex="14pt" fo:hyphenate="true" fo:hyphenation-remain-char-count="2" fo:hyphenation-push-char-count="2"/>
    </style:style>
    <style:style style:name="P13" style:family="paragraph" style:parent-style-name="Standard">
      <style:paragraph-properties fo:text-align="justify" style:justify-single-word="false" fo:hyphenation-ladder-count="no-limit"/>
      <style:text-properties fo:hyphenate="true" fo:hyphenation-remain-char-count="2" fo:hyphenation-push-char-count="2"/>
    </style:style>
    <style:style style:name="P14" style:family="paragraph" style:parent-style-name="Standard">
      <style:paragraph-properties fo:text-align="justify" style:justify-single-word="false" fo:hyphenation-ladder-count="no-limit"/>
      <style:text-properties fo:font-size="12pt" fo:font-weight="bold" style:font-size-asian="12pt" style:font-weight-asian="bold" style:font-size-complex="12pt" style:font-weight-complex="bold" fo:hyphenate="true" fo:hyphenation-remain-char-count="2" fo:hyphenation-push-char-count="2"/>
    </style:style>
    <style:style style:name="P15" style:family="paragraph" style:parent-style-name="Text_20_body">
      <style:paragraph-properties fo:text-align="justify" style:justify-single-word="false" fo:hyphenation-ladder-count="no-limit"/>
      <style:text-properties fo:hyphenate="true" fo:hyphenation-remain-char-count="2" fo:hyphenation-push-char-count="2"/>
    </style:style>
    <style:style style:name="P16" style:family="paragraph" style:parent-style-name="Text_20_body">
      <style:paragraph-properties fo:margin-top="0in" fo:margin-bottom="0in" style:contextual-spacing="false" fo:text-align="justify" style:justify-single-word="false" fo:hyphenation-ladder-count="no-limit"/>
      <style:text-properties fo:background-color="#ffff00" fo:hyphenate="true" fo:hyphenation-remain-char-count="2" fo:hyphenation-push-char-count="2"/>
    </style:style>
    <style:style style:name="P17" style:family="paragraph" style:parent-style-name="Standard" style:list-style-name="L1">
      <style:paragraph-properties fo:text-align="justify" style:justify-single-word="false" fo:hyphenation-ladder-count="no-limit"/>
      <style:text-properties fo:font-size="14pt" fo:font-weight="bold" style:font-size-asian="14pt" style:font-weight-asian="bold" style:font-size-complex="14pt" style:font-weight-complex="bold" fo:hyphenate="true" fo:hyphenation-remain-char-count="2" fo:hyphenation-push-char-count="2"/>
    </style:style>
    <style:style style:name="P18" style:family="paragraph" style:parent-style-name="Standard" style:list-style-name="L1">
      <style:paragraph-properties fo:text-align="justify" style:justify-single-word="false" fo:hyphenation-ladder-count="no-limit"/>
      <style:text-properties fo:font-size="16pt" fo:font-weight="bold" style:font-size-asian="16pt" style:font-weight-asian="bold" style:font-size-complex="16pt" style:font-weight-complex="bold" fo:hyphenate="true" fo:hyphenation-remain-char-count="2" fo:hyphenation-push-char-count="2"/>
    </style:style>
    <style:style style:name="P19" style:family="paragraph" style:parent-style-name="Standard" style:list-style-name="L1">
      <style:paragraph-properties fo:text-align="justify" style:justify-single-word="false" fo:hyphenation-ladder-count="no-limit"/>
      <style:text-properties fo:font-weight="bold" style:font-weight-asian="bold" style:font-weight-complex="bold" fo:hyphenate="true" fo:hyphenation-remain-char-count="2" fo:hyphenation-push-char-count="2"/>
    </style:style>
    <style:style style:name="P20" style:family="paragraph" style:parent-style-name="Standard">
      <style:paragraph-properties fo:text-align="justify" style:justify-single-word="false" fo:hyphenation-ladder-count="no-limit"/>
      <style:text-properties fo:hyphenate="true" fo:hyphenation-remain-char-count="2" fo:hyphenation-push-char-count="2"/>
    </style:style>
    <style:style style:name="P21" style:family="paragraph" style:parent-style-name="Standard">
      <style:paragraph-properties fo:text-align="justify" style:justify-single-word="false" fo:hyphenation-ladder-count="no-limit"/>
      <style:text-properties officeooo:paragraph-rsid="001b4923" fo:hyphenate="true" fo:hyphenation-remain-char-count="2" fo:hyphenation-push-char-count="2"/>
    </style:style>
    <style:style style:name="P22" style:family="paragraph" style:parent-style-name="Standard" style:list-style-name="L1" style:master-page-name="">
      <style:paragraph-properties fo:text-align="justify" style:justify-single-word="false" fo:hyphenation-ladder-count="no-limit" style:page-number="auto"/>
      <style:text-properties fo:font-size="16pt" fo:font-weight="bold" style:font-size-asian="16pt" style:font-weight-asian="bold" style:font-size-complex="16pt" style:font-weight-complex="bold" fo:hyphenate="true" fo:hyphenation-remain-char-count="2" fo:hyphenation-push-char-count="2"/>
    </style:style>
    <style:style style:name="P23" style:family="paragraph" style:parent-style-name="Standard" style:list-style-name="L1">
      <style:paragraph-properties fo:margin-top="0in" fo:margin-bottom="0in" style:contextual-spacing="false" fo:text-align="justify" style:justify-single-word="false" fo:hyphenation-ladder-count="no-limit"/>
      <style:text-properties fo:font-size="14pt" fo:font-weight="bold" style:font-size-asian="14pt" style:font-weight-asian="bold" style:font-size-complex="14pt" style:font-weight-complex="bold" fo:hyphenate="true" fo:hyphenation-remain-char-count="2" fo:hyphenation-push-char-count="2"/>
    </style:style>
    <style:style style:name="T1" style:family="text">
      <style:text-properties fo:font-variant="normal" fo:text-transform="none" style:text-line-through-style="none" style:text-line-through-type="none" fo:font-style="normal" style:text-underline-style="none" fo:font-weight="normal" style:text-blinking="false"/>
    </style:style>
    <style:style style:name="T2" style:family="text">
      <style:text-properties fo:font-style="normal" style:font-style-asian="normal" style:font-style-complex="normal"/>
    </style:style>
    <style:style style:name="T3" style:family="text">
      <style:text-properties fo:font-weight="normal" style:font-weight-asian="normal" style:font-weight-complex="normal"/>
    </style:style>
    <style:style style:name="T4" style:family="text">
      <style:text-properties officeooo:rsid="00187ea2"/>
    </style:style>
    <style:style style:name="T5" style:family="text">
      <style:text-properties officeooo:rsid="001b3ee1"/>
    </style:style>
    <style:style style:name="T6" style:family="text">
      <style:text-properties officeooo:rsid="001b4923"/>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384338167224605432" text:style-name="L1">
        <text:list-item>
          <text:p text:style-name="P22">Gemeinnützigkeit</text:p>
        </text:list-item>
      </text:list>
      <text:p text:style-name="P13"/>
      <text:p text:style-name="P13"/>
      <text:h text:style-name="P4" text:outline-level="1">§ 52 Gemeinnützige Zwecke</text:h>
      <text:p text:style-name="P7">(1) Eine Körperschaft verfolgt gemeinnützige Zwecke, wenn ihre Tätigkeit darauf gerichtet ist, die Allgemeinheit auf materiellem, geistigem oder sittlichem Gebiet selbstlos zu fördern. Eine Förderung der Allgemeinheit ist nicht gegeben, wenn der Kreis der Personen, dem die Förderung zugute kommt, fest abgeschlossen ist, zum Beispiel Zugehörigkeit zu einer Familie oder zur Belegschaft eines Unternehmens, oder infolge seiner Abgrenzung, insbesondere nach räumlichen oder beruflichen Merkmalen, dauernd nur klein sein kann. Eine Förderung der Allgemeinheit liegt nicht allein deswegen vor, weil eine Körperschaft ihre Mittel einer Körperschaft des öffentlichen Rechts zuführt.</text:p>
      <text:p text:style-name="P7"/>
      <text:p text:style-name="P15">(2) Unter den Voraussetzungen des Absatzes 1 sind als Förderung der Allgemeinheit anzuerkennen:</text:p>
      <text:p text:style-name="P1">1.<text:tab/><text:span text:style-name="T1">die Förderung von Wissenschaft und Forschung;</text:span></text:p>
      <text:p text:style-name="P3"/>
      <text:p text:style-name="P1">2.<text:tab/><text:span text:style-name="T1">die Förderung der Religion;</text:span></text:p>
      <text:p text:style-name="P3"/>
      <text:p text:style-name="P1">3.<text:tab/><text:span text:style-name="T1">die Förderung des öffentlichen Gesundheitswesens und der öffentlichen Gesundheitspflege, <text:tab/>insbesondere die Verhütung und Bekämpfung von übertragbaren Krankheiten, auch durch <text:tab/>Krankenhäuser im Sinne des § 67, und von Tierseuchen;</text:span></text:p>
      <text:p text:style-name="P3"/>
      <text:p text:style-name="P1">4.<text:tab/><text:span text:style-name="T1">die Förderung der Jugend- und Altenhilfe;</text:span></text:p>
      <text:p text:style-name="P3"/>
      <text:p text:style-name="P1">5.<text:tab/><text:span text:style-name="T1">die Förderung von Kunst und Kultur;</text:span></text:p>
      <text:p text:style-name="P3"/>
      <text:p text:style-name="P1">6.<text:tab/><text:span text:style-name="T1">die Förderung des Denkmalschutzes und der Denkmalpflege;</text:span></text:p>
      <text:p text:style-name="P3"/>
      <text:p text:style-name="P1">7.<text:tab/><text:span text:style-name="T1">die Förderung der Erziehung, Volks- und Berufsbildung einschließlich der Studentenhilfe;</text:span></text:p>
      <text:p text:style-name="P3"/>
      <text:p text:style-name="P1">8.<text:tab/><text:span text:style-name="T1">die Förderung des Naturschutzes und der Landschaftspflege im Sinne des Bundesnatur-<text:tab/>schutzgesetzes und der Naturschutzgesetze der Länder, des Umweltschutzes, des Küsten-<text:tab/>schutzes und des Hochwasserschutzes;</text:span></text:p>
      <text:p text:style-name="P3"/>
      <text:p text:style-name="P1">9.<text:tab/><text:span text:style-name="T1">die Förderung des Wohlfahrtswesens, insbesondere der Zwecke der amtlich anerkannten <text:tab/>Verbände der freien Wohlfahrtspflege (§ 23 der Umsatzsteuer-Durchführungsverordnung), <text:tab/>ihrer Unterverbände und ihrer angeschlossenen Einrichtungen und Anstalten;</text:span></text:p>
      <text:p text:style-name="P3"/>
      <text:p text:style-name="P1">10.<text:tab/><text:span text:style-name="T1">die Förderung der Hilfe für politisch, rassisch oder religiös Verfolgte, für Flüchtlinge, Ver<text:tab/>triebene, Aussiedler, Spätaussiedler, Kriegsopfer, Kriegshinterbliebene, Kriegsbeschädigte <text:tab/>und Kriegsgefangene, Zivilbeschädigte und Behinderte sowie Hilfe für Opfer von Straftaten; <text:tab/>Förderung des Andenkens an Verfolgte, Kriegs- und Katastrophenopfer; Förderung des <text:tab/>Suchdienstes für Vermisste;</text:span></text:p>
      <text:p text:style-name="P3"/>
      <text:p text:style-name="P1">11.<text:tab/><text:span text:style-name="T1">die Förderung der Rettung aus Lebensgefahr;</text:span></text:p>
      <text:p text:style-name="P3"/>
      <text:p text:style-name="P1">12.<text:tab/><text:span text:style-name="T1">die Förderung des Feuer-, Arbeits-, Katastrophen- und Zivilschutzes sowie der Unfallverhü-<text:tab/>tung;</text:span></text:p>
      <text:p text:style-name="P3"/>
      <text:p text:style-name="P1">13.<text:tab/><text:span text:style-name="T1">die Förderung internationaler Gesinnung, der Toleranz auf allen Gebieten der Kultur und des <text:tab/>Völkerverständigungsgedankens;</text:span></text:p>
      <text:p text:style-name="P3"><text:soft-page-break/></text:p>
      <text:p text:style-name="P1">14.<text:tab/><text:span text:style-name="T1">die Förderung des Tierschutzes;</text:span></text:p>
      <text:p text:style-name="P3"/>
      <text:p text:style-name="P1">15.<text:tab/><text:span text:style-name="T1">die Förderung der Entwicklungszusammenarbeit;</text:span></text:p>
      <text:p text:style-name="P3"/>
      <text:p text:style-name="P1">16.<text:tab/><text:span text:style-name="T1">die Förderung von Verbraucherberatung und Verbraucherschutz;</text:span></text:p>
      <text:p text:style-name="P3"/>
      <text:p text:style-name="P1">17.<text:tab/><text:span text:style-name="T1">die Förderung der Fürsorge für Strafgefangene und ehemalige Strafgefangene;</text:span></text:p>
      <text:p text:style-name="P3"/>
      <text:p text:style-name="P1">18.<text:tab/><text:span text:style-name="T1">die Förderung der Gleichberechtigung von Frauen und Männern;</text:span></text:p>
      <text:p text:style-name="P3"/>
      <text:p text:style-name="P1">19.<text:tab/><text:span text:style-name="T1">die Förderung des Schutzes von Ehe und Familie;</text:span></text:p>
      <text:p text:style-name="P3"/>
      <text:p text:style-name="P1">20.<text:tab/><text:span text:style-name="T1">die Förderung der Kriminalprävention;</text:span></text:p>
      <text:p text:style-name="P3"/>
      <text:p text:style-name="P1">21.<text:tab/><text:span text:style-name="T1">die Förderung des Sports (Schach gilt als Sport);</text:span></text:p>
      <text:p text:style-name="P3"/>
      <text:p text:style-name="P1">22.<text:tab/><text:span text:style-name="T1">die Förderung der Heimatpflege und Heimatkunde;</text:span></text:p>
      <text:p text:style-name="P3"/>
      <text:p text:style-name="P1">23.<text:tab/><text:span text:style-name="T1">die Förderung der Tierzucht, der Pflanzenzucht, der Kleingärtnerei, des traditionellen <text:tab/>Brauchtums einschließlich des Karnevals, der Fastnacht und des Faschings, der Soldaten- <text:tab/>und Reservistenbetreuung, des Amateurfunkens, des Modellflugs und des Hundesports;</text:span></text:p>
      <text:p text:style-name="P3"/>
      <text:p text:style-name="P1">24.<text:tab/><text:span text:style-name="T1">die allgemeine Förderung des demokratischen Staatswesens im Geltungsbereich dieses Ge-<text:tab/>setzes; hierzu gehören nicht Bestrebungen, die nur bestimmte Einzelinteressen staatsbürger-<text:tab/>licher Art verfolgen oder die auf den kommunalpolitischen Bereich beschränkt sind;</text:span></text:p>
      <text:p text:style-name="P3"/>
      <text:p text:style-name="P1">25.<text:tab/><text:span text:style-name="T1">die Förderung des bürgerschaftlichen Engagements zugunsten gemeinnütziger, mildtätiger <text:tab/>und kirchlicher Zwecke.</text:span></text:p>
      <text:p text:style-name="P3"/>
      <text:p text:style-name="P7">Sofern der von der Körperschaft verfolgte Zweck nicht unter Satz 1 fällt, aber die Allgemeinheit auf materiellem, geistigem oder sittlichem Gebiet entsprechend selbstlos gefördert wird, kann dieser Zweck für gemeinnützig erklärt werden. Die obersten Finanzbehörden der Länder haben jeweils eine Finanzbehörde im Sinne des Finanzverwaltungsgesetzes zu bestimmen, die für Entscheidungen nach Satz 2 zuständig ist.</text:p>
      <text:p text:style-name="P13"/>
      <text:p text:style-name="P13"/>
      <text:list xml:id="list190111930163932" text:continue-numbering="true" text:style-name="L1">
        <text:list-item>
          <text:list>
            <text:list-item>
              <text:p text:style-name="P17">einzelne Zwecke </text:p>
            </text:list-item>
          </text:list>
        </text:list-item>
      </text:list>
      <text:p text:style-name="P13"/>
      <text:p text:style-name="P13">Früher sind die Aufzählungen in dieser Norm als Beispiele verstanden worden, dh auch ähnliche oder vergleichbare Vereinszwecke konnten als „Förderung der Allgemeinheit“ iSd. § 52 AO verstanden werden. Allerdings ist das Gesetz wohl reformiert worden; nach heutiger Lesart sind die Aufzählungen abschließend. Soweit nach § 52 Abs. 2 S. 2 AO Ausnahmen hiervon zulässig sind („Sofern der von der Körperschaft verfolgte Zweck nicht unter Satz 1 fällt, aber die Allgemeinheit auf materiellem, geistigem oder sittlichem Gebiet entsprechend selbstlos gefördert wird, kann dieser Zweck für gemeinnützig erklärt werden.“), sind diese sehr restriktiv auszulegen. Die Entscheidung darüber, ob ein Verein auch dann als gemeinnützig anzuerkennen ist, wenn er nicht unter die Nummern 1-25 fällt, trifft das Landesfinanzministerium <text:s/>in Abstimmung mit den obersten Finanzbehörden der anderen Bundesländer (!) - <text:span text:style-name="T4">man kann sich </text:span>also denken, dass solche Erklärungen nicht besonders häufig erteilt werden. Daraus folgt, dass dein Verein in einen der o.g. Bereiche fallen sollte, andernfalls wird das Finanzamt ihn nicht als gemeinnützig anerkennen. </text:p>
      <text:p text:style-name="P13"/>
      <text:p text:style-name="P13"><text:soft-page-break/>Im Folgenden einige Kommentarauszüge zu den Nummern <text:span text:style-name="T4">die für die Open Medicine Association</text:span> am ehesten in Betracht kommen.</text:p>
      <text:p text:style-name="P13"/>
      <text:p text:style-name="P13">Zu § 52 Abs. 2 Nr. 25 AO:</text:p>
      <text:p text:style-name="P13"/>
      <text:p text:style-name="P13"/>
      <text:p text:style-name="P7">„Die Förderung des <text:span text:style-name="Emphasis">bürgerschaftlichen Engagements</text:span> (Nr. 25) ist neu in den Katalog der steuerbegünstigten Zwecke aufgenommen worden. Bürgerschaftliches Engagements ist der soziale und Gemeinwohl fördernde freiwillige, persönliche Einsatz von Bürgern zur Erreichung gemeinsamer Ziele. Steuerbegünstigt ist damit nicht nur die unmittelbare Verfolgung gemeinnütziger Zwecke, sondern ganz allg. die Stärkung des Bewusstseins für die Notwendigkeit des persönlichen Einsatzes aus altruistischen Beweggründen (<text:span text:style-name="Emphasis">Hüttemann</text:span> DB 2007, <text:a xlink:type="simple" xlink:href="https://beck-online.beck.de/default.aspx?typ=reference&amp;y=300&amp;b=2007&amp;s=2053&amp;z=DB" text:style-name="Internet_20_link" text:visited-style-name="Visited_20_Internet_20_Link">2053</text:a>). Die Verdeutlichung der gesellschaftlichen Bedeutung des Ehrenamtes, der Freiwilligenarbeit, des sozialen Engagements für Mitmenschen ist zentraler Zweck der Begünstigung. Die Einrichtung muss hierzu weder andere steuerbegünstigte Körperschaften materiell unterstützen noch ist sie auf eine bestimmte Form der Förderung beschränkt. Vielmehr kann dies durch Aufklärung, Vermittlung ehrenamtlich Tätiger, Spendenaufrufe oder ähnliche Betätigungen erfolgen.“<text:note text:id="ftn2" text:note-class="footnote"><text:note-citation>1</text:note-citation><text:note-body><text:p text:style-name="Footnote">Koenig, Kommentar AO, 3. Aufl., § 52 Rz. 66.</text:p></text:note-body></text:note></text:p>
      <text:p text:style-name="P7"/>
      <text:p text:style-name="P7"/>
      <text:p text:style-name="P7">In Abgrenzung dazu einen Auszug zu § 52 Abs. 2 Nr. 3 AO – auch wenn es sich beim Anliegen <text:span text:style-name="T4">von OMA</text:span> um Gesundheitswesen im weiteren Sinne handelt, sind hier wohl (?) eher konkretere Gesundheitsdienste als Beratung und Datenbereitstellung gemeint. Vielleicht aber auch doch, wäre aus Sicht eines Finanzamtes jedenfalls nicht unbedingt eindeutig.</text:p>
      <text:p text:style-name="P7"/>
      <text:p text:style-name="P7"/>
      <text:p text:style-name="P7">„Das <text:span text:style-name="Emphasis">öffentliche Gesundheitswesen (Nr. 3) </text:span>hat die Erhaltung und Förderung der Gesundheit der Bürger zur Aufgabe (BFH <text:a xlink:type="simple" xlink:href="https://beck-online.beck.de/default.aspx?typ=reference&amp;y=200&amp;az=IR9004&amp;ge=BFH" text:style-name="Internet_20_link" text:visited-style-name="Visited_20_Internet_20_Link">I R 90/04</text:a>, DStR 2007, <text:a xlink:type="simple" xlink:href="https://beck-online.beck.de/default.aspx?typ=reference&amp;y=300&amp;b=2007&amp;s=938&amp;z=DStR" text:style-name="Internet_20_link" text:visited-style-name="Visited_20_Internet_20_Link">938</text:a>). Dies geschieht sowohl durch die Verhinderung und Bekämpfung von epidemischen Krankheiten und Seuchen einschließlich der Tierseuchen als auch durch Lebensmittelüberwachung, Unfallverhütung, Arbeitsschutz, Bekämpfung des Missbrauch von Alkohol, Nikotin und Drogen und die Förderung der Volksgesundheit (zB Vorsorgemaßnahmen, Schuluntersuchungen, Zahnpflegeschulungen). Die Hilfe in individuellen Krankheitsfällen gehört nicht dazu (vgl. BFH <text:a xlink:type="simple" xlink:href="https://beck-online.beck.de/default.aspx?typ=reference&amp;y=200&amp;az=IR5911&amp;ge=BFH" text:style-name="Internet_20_link" text:visited-style-name="Visited_20_Internet_20_Link">I R 59/11</text:a> BStBl. I 2013, <text:a xlink:type="simple" xlink:href="https://beck-online.beck.de/default.aspx?typ=reference&amp;y=300&amp;b=2013&amp;s=603&amp;z=BStBl&amp;ax=I" text:style-name="Internet_20_link" text:visited-style-name="Visited_20_Internet_20_Link">603</text:a> zu Krankenhauslabor). Kostenlose Heilfürsorge Bedürftiger oder seelische Begleitung Schwerstkranker (zB Hospizhilfe) ist Förderung des Wohlfahrtswesens (s. Rz. <text:a xlink:type="simple" xlink:href="https://beck-online.beck.de/default.aspx?typ=reference&amp;y=400&amp;g=AO&amp;p=52&amp;w=PaKoeKoAO&amp;rn=40" text:style-name="Internet_20_link" text:visited-style-name="Visited_20_Internet_20_Link">40</text:a>). Zur Abgabe von Kurmitteln durch ein Kurmittelhaus vgl. FG Nds, EFG 1974, <text:a xlink:type="simple" xlink:href="https://beck-online.beck.de/default.aspx?typ=reference&amp;y=300&amp;b=1974&amp;s=588&amp;z=EFG" text:style-name="Internet_20_link" text:visited-style-name="Visited_20_Internet_20_Link">588</text:a>.“<text:note text:id="ftn3" text:note-class="footnote"><text:note-citation>2</text:note-citation><text:note-body><text:p text:style-name="Footnote">Koenig, Kommentar AO, 3. Aufl., § 52 Rz. 36.</text:p></text:note-body></text:note></text:p>
      <text:p text:style-name="P7"/>
      <text:p text:style-name="P7"/>
      <text:p text:style-name="P6">ABC der gemeinnützigen Zwecke</text:p>
      <text:p text:style-name="P13"/>
      <text:p text:style-name="P15"><text:span text:style-name="Emphasis">Abfallbeseitigung </text:span>vermindert die Gefahr der Verbreitung von Krankheiten und der Verunreinigung der Natur. Hierdurch dient sie dem öffentlichen Gesundheitswesen und Umweltschutz. Gewerbliche Abfallbeseitigung erfolgt nicht selbstlos. Kommunale Abfallbeseitigung in der Rechtsform einer GmbH ist stpfl. wirtschaftliche Betätigung (BFH <text:a xlink:type="simple" xlink:href="https://beck-online.beck.de/default.aspx?typ=reference&amp;y=200&amp;az=XR11591&amp;ge=BFH" text:style-name="Internet_20_link" text:visited-style-name="Visited_20_Internet_20_Link">X R 115/91</text:a>, BStBl. II 1994, <text:a xlink:type="simple" xlink:href="https://beck-online.beck.de/default.aspx?typ=reference&amp;y=300&amp;b=1994&amp;s=314&amp;z=BStBl&amp;ax=II" text:style-name="Internet_20_link" text:visited-style-name="Visited_20_Internet_20_Link">314</text:a>). Vgl. auch „Hoheitsaufgaben“.</text:p>
      <text:p text:style-name="P15"><text:bookmark text:name="Y-400-W-PaKoeKoAO-G-AO-P-52-RN-68"/><text:span text:style-name="Emphasis">Abmahnvereine </text:span>fördern den lauteren Wettbewerb durch Verfolgung von Wettbewerbsverstößen. Vorrangige Motivation ist in vielen Fällen aber die Erlangung der mit dem Abmahnen verbundenen Abmahngebühren, so dass keine selbstlose Tätigkeit vorliegt (zum Rechtsinstitut der Abmahnung vgl. <text:span text:style-name="Emphasis">Vogt</text:span> NJW 1995, <text:a xlink:type="simple" xlink:href="https://beck-online.beck.de/default.aspx?typ=reference&amp;y=300&amp;b=1995&amp;s=2819&amp;z=NJW" text:style-name="Internet_20_link" text:visited-style-name="Visited_20_Internet_20_Link">2819</text:a>).</text:p>
      <text:p text:style-name="P15"><text:span text:style-name="Emphasis">ADAC </text:span>verfolgt keine gemeinnützigen Zwecke (<text:span text:style-name="Emphasis">Klein</text:span> § 52 Rz. <text:a xlink:type="simple" xlink:href="https://beck-online.beck.de/default.aspx?typ=reference&amp;y=400&amp;g=AO&amp;p=52&amp;w=KleinKoAO&amp;rn=38" text:style-name="Internet_20_link" text:visited-style-name="Visited_20_Internet_20_Link">38</text:a>). Ortsclubs, die eine ordentliche <text:soft-page-break/>Mitgliedschaft von der Mitgliedschaft im ADAC abhängig machen, fördern lediglich Gruppeninteressen (BFH <text:a xlink:type="simple" xlink:href="https://beck-online.beck.de/default.aspx?typ=reference&amp;y=200&amp;az=XR16588&amp;ge=BFH" text:style-name="Internet_20_link" text:visited-style-name="Visited_20_Internet_20_Link">X R 165/88</text:a>, BStBl. II 1992, <text:a xlink:type="simple" xlink:href="https://beck-online.beck.de/default.aspx?typ=reference&amp;y=300&amp;b=1992&amp;s=1048&amp;z=BStBl&amp;ax=II" text:style-name="Internet_20_link" text:visited-style-name="Visited_20_Internet_20_Link">1048</text:a>).</text:p>
      <text:p text:style-name="P15"><text:span text:style-name="Emphasis">Akupunktur</text:span>-Vereine, die sich mit den Grundlagen und der Verbreitung der Akupunktur befassen, fördern Forschung und angewandte Wissenschaft (OFD Köln v. <text:a xlink:type="simple" xlink:href="https://beck-online.beck.de/default.aspx?typ=reference&amp;y=200&amp;d=1980-07-01&amp;ge=OFD_Koeln" text:style-name="Internet_20_link" text:visited-style-name="Visited_20_Internet_20_Link">1.7.1980</text:a>, StEK § 52 Nr. 10). Dies gilt ebenso für die Erforschung von Naturheilverfahren, zB Homöopathie.</text:p>
      <text:p text:style-name="P15"><text:span text:style-name="Emphasis">Alkoholmissbrauch: </text:span>Bekämpfung des Drogenmissbrauchs, auch von Alltagsdrogen wie Alkohol und Nikotin, ist Förderung des öffentlichen Gesundheitswesens (BFH <text:a xlink:type="simple" xlink:href="https://beck-online.beck.de/default.aspx?typ=reference&amp;y=200&amp;az=III6951U&amp;ge=BFH" text:style-name="Internet_20_link" text:visited-style-name="Visited_20_Internet_20_Link">III 69/51 U</text:a>, BStBl. III 1951, <text:a xlink:type="simple" xlink:href="https://beck-online.beck.de/default.aspx?typ=reference&amp;y=300&amp;b=1951&amp;s=148&amp;z=BStBl&amp;ax=III" text:style-name="Internet_20_link" text:visited-style-name="Visited_20_Internet_20_Link">148</text:a>). Die Verhinderung des generellen Konsums durch Kinder und Jugendliche dient dem Jugendschutz.</text:p>
      <text:p text:style-name="P15"><text:span text:style-name="Emphasis">Altenhilfe </text:span>s. Rz. <text:a xlink:type="simple" xlink:href="https://beck-online.beck.de/default.aspx?typ=reference&amp;y=400&amp;g=AO&amp;p=52&amp;w=PaKoeKoAO&amp;rn=41" text:style-name="Internet_20_link" text:visited-style-name="Visited_20_Internet_20_Link">41</text:a> sowie § 68 Rz. <text:a xlink:type="simple" xlink:href="https://beck-online.beck.de/default.aspx?typ=reference&amp;y=400&amp;g=AO&amp;p=68&amp;w=PaKoeKoAO&amp;rn=4" text:style-name="Internet_20_link" text:visited-style-name="Visited_20_Internet_20_Link">4</text:a>.</text:p>
      <text:p text:style-name="P15"><text:span text:style-name="Emphasis">Amateurfunk </text:span>s. Rz. <text:a xlink:type="simple" xlink:href="https://beck-online.beck.de/default.aspx?typ=reference&amp;y=400&amp;g=AO&amp;p=52&amp;w=PaKoeKoAO&amp;rn=62" text:style-name="Internet_20_link" text:visited-style-name="Visited_20_Internet_20_Link">62</text:a>.</text:p>
      <text:p text:style-name="P15"><text:span text:style-name="Emphasis">Angelvereine </text:span>schützen nicht die natürlichen Lebensgrundlagen, etwa durch Erhaltung der Artenvielfalt. Die Aufzucht der Fische weniger Arten erfolgt zur Befriedigung der Freizeitinteressen der Hobbyangler (ebenso <text:span text:style-name="Emphasis">TK</text:span> § 52 Rz. 18; s. auch BFH <text:a xlink:type="simple" xlink:href="https://beck-online.beck.de/default.aspx?typ=reference&amp;y=200&amp;az=IIR23681&amp;ge=BFH" text:style-name="Internet_20_link" text:visited-style-name="Visited_20_Internet_20_Link">II R 236/81</text:a>, BStBl. II 1985, <text:a xlink:type="simple" xlink:href="https://beck-online.beck.de/default.aspx?typ=reference&amp;y=300&amp;b=1985&amp;s=632&amp;z=BStBl&amp;ax=II" text:style-name="Internet_20_link" text:visited-style-name="Visited_20_Internet_20_Link">632</text:a>; aA mit Ausnahme des Wettfischens <text:span text:style-name="Emphasis">Klein</text:span> § 52 Rz. <text:a xlink:type="simple" xlink:href="https://beck-online.beck.de/default.aspx?typ=reference&amp;y=400&amp;g=AO&amp;p=52&amp;w=KleinKoAO&amp;rn=28" text:style-name="Internet_20_link" text:visited-style-name="Visited_20_Internet_20_Link">28</text:a>; BMF v. <text:a xlink:type="simple" xlink:href="https://beck-online.beck.de/default.aspx?typ=reference&amp;y=200&amp;d=1995-09-19&amp;ge=BMF" text:style-name="Internet_20_link" text:visited-style-name="Visited_20_Internet_20_Link">19.9.1995</text:a>, StEK § 52 Nr. 85).</text:p>
      <text:p text:style-name="P15"><text:span text:style-name="Emphasis">Aquarien- und Terrarienkunde </text:span>sollen nach Auffassung der FVerw. die Tierzucht fördern (OFD Erfurt v. <text:a xlink:type="simple" xlink:href="https://beck-online.beck.de/default.aspx?typ=reference&amp;y=200&amp;d=1996-11-28&amp;ge=OFD_Erfurt" text:style-name="Internet_20_link" text:visited-style-name="Visited_20_Internet_20_Link">28.11.1996</text:a>, DStR 1997, <text:a xlink:type="simple" xlink:href="https://beck-online.beck.de/default.aspx?typ=reference&amp;y=300&amp;b=1997&amp;s=116&amp;z=DStR" text:style-name="Internet_20_link" text:visited-style-name="Visited_20_Internet_20_Link">116</text:a>). Zweifelhaft, s. Rz. <text:a xlink:type="simple" xlink:href="https://beck-online.beck.de/default.aspx?typ=reference&amp;y=400&amp;g=AO&amp;p=52&amp;w=PaKoeKoAO&amp;rn=57" text:style-name="Internet_20_link" text:visited-style-name="Visited_20_Internet_20_Link">57</text:a>.</text:p>
      <text:p text:style-name="P15"><text:span text:style-name="Emphasis">Arbeitslosigkeit: </text:span>Die Bekämpfung der Arbeitslosigkeit durch Berufsbildungsmaßnahmen, Beratung und/oder therapeutische Betreuung von Arbeitslosen oder die Förderung der wissenschaftlichen Ursachenforschung von Arbeitslosigkeit ist gemeinnützig (FG Nds, EFG 1984, <text:a xlink:type="simple" xlink:href="https://beck-online.beck.de/default.aspx?typ=reference&amp;y=300&amp;b=1984&amp;s=45&amp;z=EFG" text:style-name="Internet_20_link" text:visited-style-name="Visited_20_Internet_20_Link">45</text:a>; OFD Cottbus v. <text:a xlink:type="simple" xlink:href="https://beck-online.beck.de/default.aspx?typ=reference&amp;y=200&amp;d=1991-06-26&amp;ge=OFD_Cottbus" text:style-name="Internet_20_link" text:visited-style-name="Visited_20_Internet_20_Link">26.6.1991</text:a>, DB 1991, <text:a xlink:type="simple" xlink:href="https://beck-online.beck.de/default.aspx?typ=reference&amp;y=300&amp;b=1991&amp;s=1601&amp;z=DB" text:style-name="Internet_20_link" text:visited-style-name="Visited_20_Internet_20_Link">1601</text:a>). S. auch „Beschäftigungsgesellschaften“.</text:p>
      <text:p text:style-name="P15"><text:span text:style-name="Emphasis">Arbeitsmedizinischer Dienst </text:span>fördert das öffentliche Gesundheitswesen. Selbstlosigkeit fehlt jedoch, wenn die Körperschaft ausschließlich durch Darlehen ihrer Gründungsmitglieder finanziert ist und dieses Fremdkapital satzungsgemäß tilgen und verzinsen muss (BFH <text:a xlink:type="simple" xlink:href="https://beck-online.beck.de/default.aspx?typ=reference&amp;y=200&amp;az=IR20985&amp;ge=BFH" text:style-name="Internet_20_link" text:visited-style-name="Visited_20_Internet_20_Link">I R 209/85</text:a>, BStBl. II 1989, <text:a xlink:type="simple" xlink:href="https://beck-online.beck.de/default.aspx?typ=reference&amp;y=300&amp;b=1989&amp;s=670&amp;z=BStBl&amp;ax=II" text:style-name="Internet_20_link" text:visited-style-name="Visited_20_Internet_20_Link">670</text:a>). Vgl. aber § 55 Rz. <text:a xlink:type="simple" xlink:href="https://beck-online.beck.de/default.aspx?typ=reference&amp;y=400&amp;g=AO&amp;p=55&amp;w=PaKoeKoAO&amp;rn=24" text:style-name="Internet_20_link" text:visited-style-name="Visited_20_Internet_20_Link">24</text:a> sowie <text:span text:style-name="Emphasis">HHSp </text:span>§ 55 Rz. 74.</text:p>
      <text:p text:style-name="P15"><text:span text:style-name="Emphasis">Arbeitsschutz </text:span>ist als Teil der Unfallverhütung Förderung des öffentlichen Gesundheitswesens. Vgl. Rz. <text:a xlink:type="simple" xlink:href="https://beck-online.beck.de/default.aspx?typ=reference&amp;y=400&amp;g=AO&amp;p=52&amp;w=PaKoeKoAO&amp;rn=36" text:style-name="Internet_20_link" text:visited-style-name="Visited_20_Internet_20_Link">36</text:a>.</text:p>
      <text:p text:style-name="P15"><text:span text:style-name="Emphasis">Astrologie </text:span>ist eine pseudo-wissenschaftliche Methode, die aus Lauf und Stellung der Sterne Schicksal und Charaktereigenschaften herleitet. Die Ergebnisse beruhen nicht auf objektiv nachprüfbarer Methode, sondern sind willkürlich. Astrologie dient keinen gemeinnützigen Zwecken (FG SchlHol v. <text:a xlink:type="simple" xlink:href="https://beck-online.beck.de/default.aspx?typ=reference&amp;y=200&amp;d=1996-03-22&amp;ge=FGSCHLESWIGHOLSTEIN" text:style-name="Internet_20_link" text:visited-style-name="Visited_20_Internet_20_Link">22.3.1996</text:a>, EFG 1996, <text:a xlink:type="simple" xlink:href="https://beck-online.beck.de/default.aspx?typ=reference&amp;y=300&amp;b=1996&amp;s=940&amp;z=EFG" text:style-name="Internet_20_link" text:visited-style-name="Visited_20_Internet_20_Link">940</text:a>).</text:p>
      <text:p text:style-name="P15"><text:span text:style-name="Emphasis">Atomenergie: </text:span>Die Bekämpfung der Erzeugung und Nutzung der Kernenergie mit verfassungsmäßigen Mitteln dient dem Umweltschutz (BFH <text:a xlink:type="simple" xlink:href="https://beck-online.beck.de/default.aspx?typ=reference&amp;y=200&amp;az=IR20381&amp;ge=BFH" text:style-name="Internet_20_link" text:visited-style-name="Visited_20_Internet_20_Link">I R 203/81</text:a>, BStBl. II 1984, <text:a xlink:type="simple" xlink:href="https://beck-online.beck.de/default.aspx?typ=reference&amp;y=300&amp;b=1984&amp;s=844&amp;z=BStBl&amp;ax=II" text:style-name="Internet_20_link" text:visited-style-name="Visited_20_Internet_20_Link">844</text:a>).</text:p>
      <text:p text:style-name="P15"><text:span text:style-name="Emphasis">Auftragsforschung </text:span>s. Rz. <text:a xlink:type="simple" xlink:href="https://beck-online.beck.de/default.aspx?typ=reference&amp;y=400&amp;g=AO&amp;p=52&amp;w=PaKoeKoAO&amp;rn=30" text:style-name="Internet_20_link" text:visited-style-name="Visited_20_Internet_20_Link">30</text:a>.</text:p>
      <text:p text:style-name="P15"><text:span text:style-name="Emphasis">Baudenkmal </text:span>s. Denkmalschutz.</text:p>
      <text:p text:style-name="P15"><text:span text:style-name="Emphasis">Behinderte: </text:span>Die Beschäftigung von Behinderten zur Vorbereitung auf eine Tätigkeit auf dem freien Arbeitsmarkt dient der Förderung der freien Wohlfahrtspflege (BFH <text:a xlink:type="simple" xlink:href="https://beck-online.beck.de/default.aspx?typ=reference&amp;y=200&amp;az=VR5909&amp;ge=BFH" text:style-name="Internet_20_link" text:visited-style-name="Visited_20_Internet_20_Link">V R 59/09</text:a>, BStBl. II 2012, <text:a xlink:type="simple" xlink:href="https://beck-online.beck.de/default.aspx?typ=reference&amp;y=300&amp;b=2012&amp;s=544&amp;z=BStBl&amp;ax=II" text:style-name="Internet_20_link" text:visited-style-name="Visited_20_Internet_20_Link">544</text:a>). Behindertenwerkstätten sind Zweckbetriebe (BMF v. <text:a xlink:type="simple" xlink:href="https://beck-online.beck.de/default.aspx?typ=reference&amp;y=200&amp;d=1992-03-11&amp;ge=BMF" text:style-name="Internet_20_link" text:visited-style-name="Visited_20_Internet_20_Link">11.3.1992</text:a>, StEd 1992, <text:a xlink:type="simple" xlink:href="https://beck-online.beck.de/default.aspx?typ=reference&amp;y=300&amp;b=1992&amp;s=211&amp;z=StEd" text:style-name="Internet_20_link" text:visited-style-name="Visited_20_Internet_20_Link">211</text:a>).</text:p>
      <text:p text:style-name="P15"><text:span text:style-name="Emphasis">Bergwacht</text:span> s. Rz. <text:a xlink:type="simple" xlink:href="https://beck-online.beck.de/default.aspx?typ=reference&amp;y=400&amp;g=AO&amp;p=52&amp;w=PaKoeKoAO&amp;rn=38" text:style-name="Internet_20_link" text:visited-style-name="Visited_20_Internet_20_Link">38</text:a>.</text:p>
      <text:p text:style-name="P15"><text:span text:style-name="Emphasis">Berufsbildung </text:span>ist ein Teilbereich der Bildung (BFH <text:a xlink:type="simple" xlink:href="https://beck-online.beck.de/default.aspx?typ=reference&amp;y=200&amp;az=IVR3491&amp;ge=BFH" text:style-name="Internet_20_link" text:visited-style-name="Visited_20_Internet_20_Link">IV R 34/91</text:a>, BStBl. II 1993, <text:a xlink:type="simple" xlink:href="https://beck-online.beck.de/default.aspx?typ=reference&amp;y=300&amp;b=1993&amp;s=20&amp;z=BStBl&amp;ax=II" text:style-name="Internet_20_link" text:visited-style-name="Visited_20_Internet_20_Link">20</text:a>).</text:p>
      <text:p text:style-name="P15"><text:span text:style-name="Emphasis">Berufsgenossenschaft </text:span>dient den Interessen ihrer Mitglieder, aber als Berufsverband iSv. § <text:a xlink:type="simple" xlink:href="https://beck-online.beck.de/default.aspx?typ=reference&amp;y=100&amp;g=KStG&amp;p=5" text:style-name="Internet_20_link" text:visited-style-name="Visited_20_Internet_20_Link">5</text:a> <text:a xlink:type="simple" xlink:href="https://beck-online.beck.de/default.aspx?typ=reference&amp;y=100&amp;g=KStG&amp;p=5&amp;x=1" text:style-name="Internet_20_link" text:visited-style-name="Visited_20_Internet_20_Link">I</text:a> Nr. 5 KStG steuerfrei.</text:p>
      <text:p text:style-name="P15"><text:span text:style-name="Emphasis">Berufssport: </text:span>Die Förderung des bezahlten Sports ist nicht gemeinnützig, da sowohl Vereine als auch Spieler eigenwirtschaftliche Zwecke verfolgen. Vgl. aber §§ <text:a xlink:type="simple" xlink:href="https://beck-online.beck.de/default.aspx?typ=reference&amp;y=400&amp;g=AO&amp;p=58&amp;w=PaKoeKoAO" text:style-name="Internet_20_link" text:visited-style-name="Visited_20_Internet_20_Link">58</text:a> Nr. 9, <text:a xlink:type="simple" xlink:href="https://beck-online.beck.de/default.aspx?typ=reference&amp;y=400&amp;g=AO&amp;p=67a&amp;w=PaKoeKoAO" text:style-name="Internet_20_link" text:visited-style-name="Visited_20_Internet_20_Link">67 a</text:a>.</text:p>
      <text:p text:style-name="P15"><text:soft-page-break/><text:span text:style-name="Emphasis">Beschäftigungsgesellschaften </text:span>sind idR nicht gemeinnützig. Die Beschäftigung von (Langzeit-)Arbeitslosen sowie die Schaffung von Arbeitsplätzen ist Teil jeder eigennützigen wirtschaftlichen Betätigung. Liegt das Schwergewicht der Tätigkeit auf der beruflichen Qualifizierung, Umschulung oder der sozialen Betreuung, werden gemeinnützige Zwecke verfolgt (vgl. BMF v. <text:a xlink:type="simple" xlink:href="https://beck-online.beck.de/default.aspx?typ=reference&amp;y=200&amp;d=1992-03-11&amp;ge=BMF" text:style-name="Internet_20_link" text:visited-style-name="Visited_20_Internet_20_Link">11.3.1992</text:a>, StEd 1992, <text:a xlink:type="simple" xlink:href="https://beck-online.beck.de/default.aspx?typ=reference&amp;y=300&amp;b=1992&amp;s=211&amp;z=StEd" text:style-name="Internet_20_link" text:visited-style-name="Visited_20_Internet_20_Link">211</text:a>). Lohnaufträge einer arbeitstherapeutischen Beschäftigungsgesellschaft sind Zweckbetrieb (BFH <text:a xlink:type="simple" xlink:href="https://beck-online.beck.de/default.aspx?typ=reference&amp;y=200&amp;az=IR3593&amp;ge=BFH" text:style-name="Internet_20_link" text:visited-style-name="Visited_20_Internet_20_Link">I R 35/93</text:a>, BStBl. II 1995, <text:a xlink:type="simple" xlink:href="https://beck-online.beck.de/default.aspx?typ=reference&amp;y=300&amp;b=1995&amp;s=767&amp;z=BStBl&amp;ax=II" text:style-name="Internet_20_link" text:visited-style-name="Visited_20_Internet_20_Link">767</text:a>).</text:p>
      <text:p text:style-name="P15"><text:span text:style-name="Emphasis">Bestattungen </text:span>zu Selbstkosten erfolgen nicht zwangsläufig selbstlos. Sie dienen auch keinen gemeinnützigen Zwecken (BFH <text:a xlink:type="simple" xlink:href="https://beck-online.beck.de/default.aspx?typ=reference&amp;y=200&amp;az=IR24483&amp;ge=BFH" text:style-name="Internet_20_link" text:visited-style-name="Visited_20_Internet_20_Link">I R 244/83</text:a>, BFH/NV 1989, <text:a xlink:type="simple" xlink:href="https://beck-online.beck.de/default.aspx?typ=reference&amp;y=300&amp;b=1989&amp;s=479&amp;z=BFH/NV" text:style-name="Internet_20_link" text:visited-style-name="Visited_20_Internet_20_Link">479</text:a>). Die Förderung der Feuerbestattung und der Friedhofskultur zum Zwecke der Verringerung des Flächenbedarfs ist gemeinnützig (BFH <text:a xlink:type="simple" xlink:href="https://beck-online.beck.de/default.aspx?typ=reference&amp;y=200&amp;az=IR12276&amp;ge=BFH" text:style-name="Internet_20_link" text:visited-style-name="Visited_20_Internet_20_Link">I R 122/76</text:a>, BStBl. II 1979, <text:a xlink:type="simple" xlink:href="https://beck-online.beck.de/default.aspx?typ=reference&amp;y=300&amp;b=1979&amp;s=491&amp;z=BStBl&amp;ax=II" text:style-name="Internet_20_link" text:visited-style-name="Visited_20_Internet_20_Link">491</text:a>).</text:p>
      <text:p text:style-name="P15"><text:span text:style-name="Emphasis">Beteiligungsgarantiegemeinschaften </text:span>zur Erhaltung und Entwicklung des mittelständischen Handwerks erfüllen vorrangig privatwirtschaftliche Zwecke (aA FM Schleswig-Holstein, FR 1976, <text:a xlink:type="simple" xlink:href="https://beck-online.beck.de/default.aspx?typ=reference&amp;y=300&amp;b=1976&amp;s=44&amp;z=FR" text:style-name="Internet_20_link" text:visited-style-name="Visited_20_Internet_20_Link">44</text:a>). Wirtschaftsförderungsgesellschaften sind gem. § <text:a xlink:type="simple" xlink:href="https://beck-online.beck.de/default.aspx?typ=reference&amp;y=100&amp;g=KStG&amp;p=5" text:style-name="Internet_20_link" text:visited-style-name="Visited_20_Internet_20_Link">5</text:a> <text:a xlink:type="simple" xlink:href="https://beck-online.beck.de/default.aspx?typ=reference&amp;y=100&amp;g=KStG&amp;p=5&amp;x=1" text:style-name="Internet_20_link" text:visited-style-name="Visited_20_Internet_20_Link">I</text:a> Nr. 18 KStG von der KSt befreit (hierzu <text:span text:style-name="Emphasis">Oppermann</text:span> DB 1994, <text:a xlink:type="simple" xlink:href="https://beck-online.beck.de/default.aspx?typ=reference&amp;y=300&amp;b=1994&amp;s=1489&amp;z=DB" text:style-name="Internet_20_link" text:visited-style-name="Visited_20_Internet_20_Link">1489</text:a>; BFH <text:a xlink:type="simple" xlink:href="https://beck-online.beck.de/default.aspx?typ=reference&amp;y=200&amp;az=IR3704&amp;ge=BFH" text:style-name="Internet_20_link" text:visited-style-name="Visited_20_Internet_20_Link">I R 37/04</text:a>, BStBl. II 2006, <text:a xlink:type="simple" xlink:href="https://beck-online.beck.de/default.aspx?typ=reference&amp;y=300&amp;b=2006&amp;s=141&amp;z=BStBl&amp;ax=II" text:style-name="Internet_20_link" text:visited-style-name="Visited_20_Internet_20_Link">141</text:a>).</text:p>
      <text:p text:style-name="P15"><text:span text:style-name="Emphasis">Bildung </text:span>s. Rz. <text:a xlink:type="simple" xlink:href="https://beck-online.beck.de/default.aspx?typ=reference&amp;y=400&amp;g=AO&amp;p=52&amp;w=PaKoeKoAO&amp;rn=34" text:style-name="Internet_20_link" text:visited-style-name="Visited_20_Internet_20_Link">34</text:a>.</text:p>
      <text:p text:style-name="P15"><text:span text:style-name="Emphasis">Billard </text:span>wird nach hM als Sportart betrachtet, und zwar Pool- und Carambole-Billard (OFD Frankfurt, StEK § 52 Nr. 17). Zweifelhaft, s. Rz. <text:a xlink:type="simple" xlink:href="https://beck-online.beck.de/default.aspx?typ=reference&amp;y=400&amp;g=AO&amp;p=52&amp;w=PaKoeKoAO&amp;rn=54" text:style-name="Internet_20_link" text:visited-style-name="Visited_20_Internet_20_Link">54</text:a>.</text:p>
      <text:p text:style-name="P15"><text:span text:style-name="Emphasis">Blindenfürsorge </text:span>ist gemeinnützig, vgl. Rz. <text:a xlink:type="simple" xlink:href="https://beck-online.beck.de/default.aspx?typ=reference&amp;y=400&amp;g=AO&amp;p=52&amp;w=PaKoeKoAO&amp;rn=37" text:style-name="Internet_20_link" text:visited-style-name="Visited_20_Internet_20_Link">37</text:a>.</text:p>
      <text:p text:style-name="P15"><text:span text:style-name="Emphasis">Bonsai </text:span>fördert nach Ansicht der FinVerw. die Pflanzenzucht (OFD Erfurt v. <text:a xlink:type="simple" xlink:href="https://beck-online.beck.de/default.aspx?typ=reference&amp;y=200&amp;d=1996-11-28&amp;ge=OFD_Erfurt" text:style-name="Internet_20_link" text:visited-style-name="Visited_20_Internet_20_Link">28.11.1996</text:a>, DStR 1997, <text:a xlink:type="simple" xlink:href="https://beck-online.beck.de/default.aspx?typ=reference&amp;y=300&amp;b=1997&amp;s=116&amp;z=DStR" text:style-name="Internet_20_link" text:visited-style-name="Visited_20_Internet_20_Link">116</text:a>); zweifelhaft, da nicht die Zucht, sondern der Beschnitt und die kunstvolle Formung von Pflanzen im Vordergrund steht.</text:p>
      <text:p text:style-name="P15"><text:span text:style-name="Emphasis">Brauchtum </text:span>s. Rz. <text:a xlink:type="simple" xlink:href="https://beck-online.beck.de/default.aspx?typ=reference&amp;y=400&amp;g=AO&amp;p=52&amp;w=PaKoeKoAO&amp;rn=60" text:style-name="Internet_20_link" text:visited-style-name="Visited_20_Internet_20_Link">60</text:a>.</text:p>
      <text:p text:style-name="P15"><text:span text:style-name="Emphasis">Bridge </text:span>ist mangels körperlicher Ertüchtigung kein Sport. Keine Analogie zu Schach. S. Rz. <text:a xlink:type="simple" xlink:href="https://beck-online.beck.de/default.aspx?typ=reference&amp;y=400&amp;g=AO&amp;p=52&amp;w=PaKoeKoAO&amp;rn=54" text:style-name="Internet_20_link" text:visited-style-name="Visited_20_Internet_20_Link">54</text:a>.</text:p>
      <text:p text:style-name="P15"><text:span text:style-name="Emphasis">Briefmarkensammeln </text:span>s. Sammeltätigkeit.</text:p>
      <text:p text:style-name="P15"><text:span text:style-name="Emphasis">Bürgerinitiative </text:span>kann je nach Art des verfolgten Zwecks gemeinnützig sein, soweit deren Aktivitäten nicht gegen die Rechtsordnung verstoßen, vgl. Rz. <text:a xlink:type="simple" xlink:href="https://beck-online.beck.de/default.aspx?typ=reference&amp;y=400&amp;g=AO&amp;p=52&amp;w=PaKoeKoAO&amp;rn=14" text:style-name="Internet_20_link" text:visited-style-name="Visited_20_Internet_20_Link">14</text:a>.</text:p>
      <text:p text:style-name="P15"><text:span text:style-name="Emphasis">Bürgernetzvereine, </text:span>die die Datenkommunikation durch das Anbieten von Zugängen zu Kommunikationsnetzwerken fördern, dienen idR eigenwirtschaftlichen Zwecken der Zugangsberechtigten. Betreibt der Verein hingegen ein Netzwerk zum Zwecke der Ausbildung und Fortbildung, fördert er die Bildung und Erziehung (FM Bayern, DB 1997, <text:a xlink:type="simple" xlink:href="https://beck-online.beck.de/default.aspx?typ=reference&amp;y=300&amp;b=1997&amp;s=652&amp;z=DB" text:style-name="Internet_20_link" text:visited-style-name="Visited_20_Internet_20_Link">652</text:a>). S. auch Internet-Vereine.</text:p>
      <text:p text:style-name="P15"><text:span text:style-name="Emphasis">Burschenschaften </text:span>sind studentische Verbindungen, die der eigennützigen Förderung ihrer Mitglieder dienen. Soweit Brauchtumspflege betrieben wird, ist sie Nebenzweck zur Geselligkeit (<text:a xlink:type="simple" xlink:href="https://beck-online.beck.de/default.aspx?typ=reference&amp;y=100&amp;g=AEAO&amp;p=52&amp;name=AEAO" text:style-name="Internet_20_link" text:visited-style-name="Visited_20_Internet_20_Link">AEAO</text:a> zu § <text:a xlink:type="simple" xlink:href="https://beck-online.beck.de/default.aspx?typ=reference&amp;y=100&amp;g=AEAO&amp;p=52" text:style-name="Internet_20_link" text:visited-style-name="Visited_20_Internet_20_Link">52</text:a> Nr. 6).</text:p>
      <text:p text:style-name="P15"><text:span text:style-name="Emphasis">Campingplätze </text:span>werden grds. nicht selbstlos betrieben (<text:a xlink:type="simple" xlink:href="https://beck-online.beck.de/default.aspx?typ=reference&amp;y=100&amp;g=AEAO&amp;p=52&amp;name=AEAO" text:style-name="Internet_20_link" text:visited-style-name="Visited_20_Internet_20_Link">AEAO</text:a> zu § <text:a xlink:type="simple" xlink:href="https://beck-online.beck.de/default.aspx?typ=reference&amp;y=100&amp;g=AEAO&amp;p=52" text:style-name="Internet_20_link" text:visited-style-name="Visited_20_Internet_20_Link">52</text:a> Nr. 8).</text:p>
      <text:p text:style-name="P15"><text:span text:style-name="Emphasis">CB-Funk </text:span>ist dem Amateurfunken gleichzustellen. Vgl. Rz. <text:a xlink:type="simple" xlink:href="https://beck-online.beck.de/default.aspx?typ=reference&amp;y=400&amp;g=AO&amp;p=52&amp;w=PaKoeKoAO&amp;rn=62" text:style-name="Internet_20_link" text:visited-style-name="Visited_20_Internet_20_Link">62</text:a>.</text:p>
      <text:p text:style-name="P15"><text:span text:style-name="Emphasis">Country- und Westernvereine </text:span>fördern lediglich die Geselligkeit ihrer Mitglieder; keine Vergleichbarkeit mit Karnevals-, Fastnacht- und Faschingsvereinen (OFD Hannover v. <text:a xlink:type="simple" xlink:href="https://beck-online.beck.de/default.aspx?typ=reference&amp;y=200&amp;d=1998-04-01&amp;ge=OFD_Hannover" text:style-name="Internet_20_link" text:visited-style-name="Visited_20_Internet_20_Link">1.4.1998</text:a>, StEK § 52 Nr. 111).</text:p>
      <text:p text:style-name="P15"><text:span text:style-name="Emphasis">Dart </text:span>ist auch wettkampfmäßig betrieben kein Sport (vgl. zur VergnügungStpfl. für elektronisches Dartspiel OVG Thür v. <text:a xlink:type="simple" xlink:href="https://beck-online.beck.de/default.aspx?typ=reference&amp;y=200&amp;d=2008-09-22&amp;ge=OVGWEIMAR" text:style-name="Internet_20_link" text:visited-style-name="Visited_20_Internet_20_Link">22.9.2008</text:a>, DÖV 2009, <text:a xlink:type="simple" xlink:href="https://beck-online.beck.de/default.aspx?typ=reference&amp;y=300&amp;b=2009&amp;s=254&amp;z=DOeV" text:style-name="Internet_20_link" text:visited-style-name="Visited_20_Internet_20_Link">254</text:a>; aA OFD Hannover v. <text:a xlink:type="simple" xlink:href="https://beck-online.beck.de/default.aspx?typ=reference&amp;y=200&amp;d=1994-07-25&amp;ge=OFD_Hannover" text:style-name="Internet_20_link" text:visited-style-name="Visited_20_Internet_20_Link">25.7.1994</text:a>, DStR 1994, <text:a xlink:type="simple" xlink:href="https://beck-online.beck.de/default.aspx?typ=reference&amp;y=300&amp;b=1994&amp;s=1578&amp;z=DStR" text:style-name="Internet_20_link" text:visited-style-name="Visited_20_Internet_20_Link">1578</text:a>).</text:p>
      <text:p text:style-name="P15"><text:span text:style-name="Emphasis">Demokratisches Staatswesen </text:span>s. Rz. <text:a xlink:type="simple" xlink:href="https://beck-online.beck.de/default.aspx?typ=reference&amp;y=400&amp;g=AO&amp;p=52&amp;w=PaKoeKoAO&amp;rn=65" text:style-name="Internet_20_link" text:visited-style-name="Visited_20_Internet_20_Link">65</text:a>.</text:p>
      <text:p text:style-name="P15"><text:span text:style-name="Emphasis">Denkmalpflege und -schutz </text:span>s. Rz. <text:a xlink:type="simple" xlink:href="https://beck-online.beck.de/default.aspx?typ=reference&amp;y=400&amp;g=AO&amp;p=52&amp;w=PaKoeKoAO&amp;rn=47" text:style-name="Internet_20_link" text:visited-style-name="Visited_20_Internet_20_Link">47</text:a>.</text:p>
      <text:p text:style-name="P15"><text:soft-page-break/><text:span text:style-name="Emphasis">Denksport </text:span>ist mangels körperlicher Betätigung kein Sport.</text:p>
      <text:p text:style-name="P15"><text:span text:style-name="Emphasis">Drachenflug-Vereine </text:span>sind gemeinnützig (FM Sachsen, DStR 1997, <text:a xlink:type="simple" xlink:href="https://beck-online.beck.de/default.aspx?typ=reference&amp;y=300&amp;b=1997&amp;s=867&amp;z=DStR" text:style-name="Internet_20_link" text:visited-style-name="Visited_20_Internet_20_Link">867</text:a>; s. aber Rz. <text:a xlink:type="simple" xlink:href="https://beck-online.beck.de/default.aspx?typ=reference&amp;y=400&amp;g=AO&amp;p=52&amp;w=PaKoeKoAO&amp;rn=63" text:style-name="Internet_20_link" text:visited-style-name="Visited_20_Internet_20_Link">63</text:a>).</text:p>
      <text:p text:style-name="P15"><text:span text:style-name="Emphasis">Drogenmissbrauch </text:span>s. Alkoholmissbrauch.</text:p>
      <text:p text:style-name="P15"><text:span text:style-name="Emphasis">Eheanbahnung </text:span>ist nicht gemeinnützig (BFH <text:a xlink:type="simple" xlink:href="https://beck-online.beck.de/default.aspx?typ=reference&amp;y=200&amp;az=I24265&amp;ge=BFH" text:style-name="Internet_20_link" text:visited-style-name="Visited_20_Internet_20_Link">I 242/65</text:a>, BStBl. II 1969, <text:a xlink:type="simple" xlink:href="https://beck-online.beck.de/default.aspx?typ=reference&amp;y=300&amp;b=1969&amp;s=145&amp;z=BStBl&amp;ax=II" text:style-name="Internet_20_link" text:visited-style-name="Visited_20_Internet_20_Link">145</text:a>).</text:p>
      <text:p text:style-name="P15"><text:span text:style-name="Emphasis">Ehrenmal: </text:span>Die Errichtung und Pflege von Ehrenmalen und Gedenkstätten für Opfer von Krieg, Gewaltherrschaft, Verfolgung und Katastrophen fördert die Allgemeinheit auf sittlichem Gebiet s. Rz. <text:a xlink:type="simple" xlink:href="https://beck-online.beck.de/default.aspx?typ=reference&amp;y=400&amp;g=AO&amp;p=52&amp;w=PaKoeKoAO&amp;rn=50" text:style-name="Internet_20_link" text:visited-style-name="Visited_20_Internet_20_Link">50</text:a>.</text:p>
      <text:p text:style-name="P15"><text:span text:style-name="Emphasis">Eislaufen</text:span> ist sportliche Betätigung; ebenso Inlineskaten, Eishockey (FG Bremen v. <text:a xlink:type="simple" xlink:href="https://beck-online.beck.de/default.aspx?typ=reference&amp;y=200&amp;d=2008-11-12&amp;ge=FGBREMEN" text:style-name="Internet_20_link" text:visited-style-name="Visited_20_Internet_20_Link">12.11.2008</text:a>, EFG 2010, <text:a xlink:type="simple" xlink:href="https://beck-online.beck.de/default.aspx?typ=reference&amp;y=300&amp;b=2010&amp;s=527&amp;z=EFG" text:style-name="Internet_20_link" text:visited-style-name="Visited_20_Internet_20_Link">527</text:a>, Rev., BFH <text:a xlink:type="simple" xlink:href="https://beck-online.beck.de/default.aspx?typ=reference&amp;y=200&amp;az=VR6409&amp;ge=BFH" text:style-name="Internet_20_link" text:visited-style-name="Visited_20_Internet_20_Link">V R 64/09</text:a>).</text:p>
      <text:p text:style-name="P15"><text:span text:style-name="Emphasis">Entwicklungshilfe </text:span>s. Rz. <text:a xlink:type="simple" xlink:href="https://beck-online.beck.de/default.aspx?typ=reference&amp;y=400&amp;g=AO&amp;p=52&amp;w=PaKoeKoAO&amp;rn=52" text:style-name="Internet_20_link" text:visited-style-name="Visited_20_Internet_20_Link">52</text:a>.</text:p>
      <text:p text:style-name="P15"><text:span text:style-name="Emphasis">Erholung: </text:span>Einrichtungen zur Förderung der allgemeinen Erholung verfolgen keine gemeinnützigen Zwecke, es sei denn, sie kommt einem besonders schützenswerten Personenkreis zugute, wie Hilfsbedürftigen, Jugendlichen (vgl. BFH <text:a xlink:type="simple" xlink:href="https://beck-online.beck.de/default.aspx?typ=reference&amp;y=200&amp;az=IR2171&amp;ge=BFH" text:style-name="Internet_20_link" text:visited-style-name="Visited_20_Internet_20_Link">I R 21/71</text:a>, BStBl. II 1973, <text:a xlink:type="simple" xlink:href="https://beck-online.beck.de/default.aspx?typ=reference&amp;y=300&amp;b=1973&amp;s=251&amp;z=BStBl&amp;ax=II" text:style-name="Internet_20_link" text:visited-style-name="Visited_20_Internet_20_Link">251</text:a>). Die Verbindung von Erholung und sportlicher Betätigung ist keine ausschließliche Förderung des Sports (BFH <text:a xlink:type="simple" xlink:href="https://beck-online.beck.de/default.aspx?typ=reference&amp;y=200&amp;az=IIIR280&amp;ge=BFH" text:style-name="Internet_20_link" text:visited-style-name="Visited_20_Internet_20_Link">III R 2/80</text:a>, BStBl. II 1982, <text:a xlink:type="simple" xlink:href="https://beck-online.beck.de/default.aspx?typ=reference&amp;y=300&amp;b=1982&amp;s=148&amp;z=BStBl&amp;ax=II" text:style-name="Internet_20_link" text:visited-style-name="Visited_20_Internet_20_Link">148</text:a>).</text:p>
      <text:p text:style-name="P15"><text:span text:style-name="Emphasis">Erwachsenenbildung </text:span>s. Rz. <text:a xlink:type="simple" xlink:href="https://beck-online.beck.de/default.aspx?typ=reference&amp;y=400&amp;g=AO&amp;p=52&amp;w=PaKoeKoAO&amp;rn=34" text:style-name="Internet_20_link" text:visited-style-name="Visited_20_Internet_20_Link">34</text:a>.</text:p>
      <text:p text:style-name="P15"><text:span text:style-name="Emphasis">Erziehung </text:span>s. Rz. <text:a xlink:type="simple" xlink:href="https://beck-online.beck.de/default.aspx?typ=reference&amp;y=400&amp;g=AO&amp;p=52&amp;w=PaKoeKoAO&amp;rn=35" text:style-name="Internet_20_link" text:visited-style-name="Visited_20_Internet_20_Link">35</text:a>.</text:p>
      <text:p text:style-name="P15"><text:span text:style-name="Emphasis">Esoterik: </text:span>Die Verbreitung esoterischer Lebensweisheiten fördert nicht die Religion, vgl. FG BaWü, EFG 1988, <text:a xlink:type="simple" xlink:href="https://beck-online.beck.de/default.aspx?typ=reference&amp;y=300&amp;b=1988&amp;s=270&amp;z=EFG" text:style-name="Internet_20_link" text:visited-style-name="Visited_20_Internet_20_Link">270</text:a>.</text:p>
      <text:p text:style-name="P15"><text:span text:style-name="Emphasis">Fallschirmsportverein </text:span>fördert den Sport (BFH <text:a xlink:type="simple" xlink:href="https://beck-online.beck.de/default.aspx?typ=reference&amp;y=200&amp;az=VR795&amp;ge=BFH" text:style-name="Internet_20_link" text:visited-style-name="Visited_20_Internet_20_Link">V R 7/95</text:a>, BStBl. II 1997, <text:a xlink:type="simple" xlink:href="https://beck-online.beck.de/default.aspx?typ=reference&amp;y=300&amp;b=1997&amp;s=154&amp;z=BStBl&amp;ax=II" text:style-name="Internet_20_link" text:visited-style-name="Visited_20_Internet_20_Link">154</text:a>).</text:p>
      <text:p text:style-name="P15"><text:span text:style-name="Emphasis">Fasching, Fastnacht </text:span>s. Rz. <text:a xlink:type="simple" xlink:href="https://beck-online.beck.de/default.aspx?typ=reference&amp;y=400&amp;g=AO&amp;p=52&amp;w=PaKoeKoAO&amp;rn=60" text:style-name="Internet_20_link" text:visited-style-name="Visited_20_Internet_20_Link">60</text:a>.</text:p>
      <text:p text:style-name="P15"><text:span text:style-name="Emphasis">Feuerbestattung </text:span>s. Bestattungen.</text:p>
      <text:p text:style-name="P15"><text:span text:style-name="Emphasis">Feuerschutz </text:span>dient der Allgemeinheit. Feuerwehrvereine verfolgen daher grds. gemeinnützige Zwecke (OFD Frankfurt v. <text:a xlink:type="simple" xlink:href="https://beck-online.beck.de/default.aspx?typ=reference&amp;y=200&amp;d=1996-12-11&amp;ge=OFD_Frankfurt" text:style-name="Internet_20_link" text:visited-style-name="Visited_20_Internet_20_Link">11.12.1996</text:a>, DB 1997, <text:a xlink:type="simple" xlink:href="https://beck-online.beck.de/default.aspx?typ=reference&amp;y=300&amp;b=1997&amp;s=205&amp;z=DB" text:style-name="Internet_20_link" text:visited-style-name="Visited_20_Internet_20_Link">205</text:a>).</text:p>
      <text:p text:style-name="P15"><text:span text:style-name="Emphasis">Film- und Fotoclubs </text:span>dienen der kollektiven Freizeitgestaltung. Ein sachlicher Differenzierungsgrund zum Amateur-/CB-Funken ist nicht erkennbar.</text:p>
      <text:p text:style-name="P15"><text:span text:style-name="Emphasis">Flüchtlingsfürsorge </text:span>ist gemeinnützig (Rz. <text:a xlink:type="simple" xlink:href="https://beck-online.beck.de/default.aspx?typ=reference&amp;y=400&amp;g=AO&amp;p=52&amp;w=PaKoeKoAO&amp;rn=50" text:style-name="Internet_20_link" text:visited-style-name="Visited_20_Internet_20_Link">50</text:a>).</text:p>
      <text:p text:style-name="P15"><text:span text:style-name="Emphasis">Flugrettung </text:span>dient der Rettung aus Lebensgefahr (vgl. FM Baden-Württemberg, DStR 1989, <text:a xlink:type="simple" xlink:href="https://beck-online.beck.de/default.aspx?typ=reference&amp;y=300&amp;b=1989&amp;s=255&amp;z=DStR" text:style-name="Internet_20_link" text:visited-style-name="Visited_20_Internet_20_Link">255</text:a>; Rz. <text:a xlink:type="simple" xlink:href="https://beck-online.beck.de/default.aspx?typ=reference&amp;y=400&amp;g=AO&amp;p=52&amp;w=PaKoeKoAO&amp;rn=38" text:style-name="Internet_20_link" text:visited-style-name="Visited_20_Internet_20_Link">38</text:a>). Zur Unterhaltung eines Flughafens vgl. aber BFH <text:a xlink:type="simple" xlink:href="https://beck-online.beck.de/default.aspx?typ=reference&amp;y=200&amp;az=IR8173&amp;ge=BFH" text:style-name="Internet_20_link" text:visited-style-name="Visited_20_Internet_20_Link">I R 81/73</text:a>, BStBl. II 1975, <text:a xlink:type="simple" xlink:href="https://beck-online.beck.de/default.aspx?typ=reference&amp;y=300&amp;b=1975&amp;s=121&amp;z=BStBl&amp;ax=II" text:style-name="Internet_20_link" text:visited-style-name="Visited_20_Internet_20_Link">121</text:a>.</text:p>
      <text:p text:style-name="P15"><text:span text:style-name="Emphasis">Flugsport </text:span>wird wegen Förderung des Sports für gemeinnützig gehalten (BFH <text:a xlink:type="simple" xlink:href="https://beck-online.beck.de/default.aspx?typ=reference&amp;y=200&amp;az=IR6080&amp;ge=BFH" text:style-name="Internet_20_link" text:visited-style-name="Visited_20_Internet_20_Link">I R 60/80</text:a>, BStBl. II 1986, <text:a xlink:type="simple" xlink:href="https://beck-online.beck.de/default.aspx?typ=reference&amp;y=300&amp;b=1986&amp;s=88&amp;z=BStBl&amp;ax=II" text:style-name="Internet_20_link" text:visited-style-name="Visited_20_Internet_20_Link">88</text:a>). Unzutr. s. Rz. <text:a xlink:type="simple" xlink:href="https://beck-online.beck.de/default.aspx?typ=reference&amp;y=400&amp;g=AO&amp;p=52&amp;w=PaKoeKoAO&amp;rn=54" text:style-name="Internet_20_link" text:visited-style-name="Visited_20_Internet_20_Link">54</text:a>.</text:p>
      <text:p text:style-name="P15"><text:span text:style-name="Emphasis">Fördervereine </text:span>sind gemeinnützig, soweit die Voraussetzungen des § <text:a xlink:type="simple" xlink:href="https://beck-online.beck.de/default.aspx?typ=reference&amp;y=400&amp;g=AO&amp;p=58&amp;w=PaKoeKoAO" text:style-name="Internet_20_link" text:visited-style-name="Visited_20_Internet_20_Link">58</text:a> Nr. 1 erfüllt sind.</text:p>
      <text:p text:style-name="P15"><text:span text:style-name="Emphasis">Forschung </text:span>s. Rz. <text:a xlink:type="simple" xlink:href="https://beck-online.beck.de/default.aspx?typ=reference&amp;y=400&amp;g=AO&amp;p=52&amp;w=PaKoeKoAO&amp;rn=29" text:style-name="Internet_20_link" text:visited-style-name="Visited_20_Internet_20_Link">29</text:a>; zum Betrieb einer Solaranlage FG Hbg v. <text:a xlink:type="simple" xlink:href="https://beck-online.beck.de/default.aspx?typ=reference&amp;y=200&amp;d=2007-08-29&amp;ge=FGHAMBURG" text:style-name="Internet_20_link" text:visited-style-name="Visited_20_Internet_20_Link">29.8.2007</text:a>, EFG 2008, <text:a xlink:type="simple" xlink:href="https://beck-online.beck.de/default.aspx?typ=reference&amp;y=300&amp;b=2008&amp;s=100&amp;z=EFG" text:style-name="Internet_20_link" text:visited-style-name="Visited_20_Internet_20_Link">100</text:a>.</text:p>
      <text:p text:style-name="P15"><text:span text:style-name="Emphasis">Freikörperkultur </text:span>ist vornehmlich auf eine der Erholung dienende Freizeitgestaltung ausgerichtet. Ein FKK-Verein, der auch die Förderung des Sports bezweckt, handelt nicht ausschließlich gemeinnützig (BFH <text:a xlink:type="simple" xlink:href="https://beck-online.beck.de/default.aspx?typ=reference&amp;y=200&amp;az=IIIR280&amp;ge=BFH" text:style-name="Internet_20_link" text:visited-style-name="Visited_20_Internet_20_Link">III R 2/80</text:a>, BStBl. II 1982, <text:a xlink:type="simple" xlink:href="https://beck-online.beck.de/default.aspx?typ=reference&amp;y=300&amp;b=1982&amp;s=148&amp;z=BStBl&amp;ax=II" text:style-name="Internet_20_link" text:visited-style-name="Visited_20_Internet_20_Link">148</text:a>).</text:p>
      <text:p text:style-name="P15"><text:span text:style-name="Emphasis">Freimaurerloge </text:span>fördert nicht die Allgemeinheit (BFH <text:a xlink:type="simple" xlink:href="https://beck-online.beck.de/default.aspx?typ=reference&amp;y=200&amp;az=IIIR4072&amp;ge=BFH" text:style-name="Internet_20_link" text:visited-style-name="Visited_20_Internet_20_Link">III R 40/72</text:a>, BStBl. II 1973, <text:a xlink:type="simple" xlink:href="https://beck-online.beck.de/default.aspx?typ=reference&amp;y=300&amp;b=1973&amp;s=430&amp;z=BStBl&amp;ax=II" text:style-name="Internet_20_link" text:visited-style-name="Visited_20_Internet_20_Link">430</text:a>).</text:p>
      <text:p text:style-name="P15"><text:span text:style-name="Emphasis">Freizeitvereine </text:span>fördern lediglich die privaten Hobbys ihrer Mitglieder. Die Rspr. erkennt Freizeitvereine als gemeinnützig an, soweit ihre Aktivitäten mit den Wesensmerkmalen der in § <text:a xlink:type="simple" xlink:href="https://beck-online.beck.de/default.aspx?typ=reference&amp;y=400&amp;g=AO&amp;p=52&amp;w=PaKoeKoAO" text:style-name="Internet_20_link" text:visited-style-name="Visited_20_Internet_20_Link">52</text:a> II Nr. 4 genannten Betätigungen identisch sind (vgl. Rz. <text:a xlink:type="simple" xlink:href="https://beck-online.beck.de/default.aspx?typ=reference&amp;y=400&amp;g=AO&amp;p=52&amp;w=PaKoeKoAO&amp;rn=28" text:style-name="Internet_20_link" text:visited-style-name="Visited_20_Internet_20_Link">28</text:a>, <text:a xlink:type="simple" xlink:href="https://beck-online.beck.de/default.aspx?typ=reference&amp;y=400&amp;g=AO&amp;p=52&amp;w=PaKoeKoAO&amp;rn=54" text:style-name="Internet_20_link" text:visited-style-name="Visited_20_Internet_20_Link">54</text:a>).</text:p>
      <text:p text:style-name="P15"><text:span text:style-name="Emphasis">Fremdenverkehrs-Verbände </text:span>verfolgen, auch soweit sie überregional tätig werden, vorrangig die wirtschaftlichen Interessen ihrer Mitglieder (OFD Cottbus v. <text:a xlink:type="simple" xlink:href="https://beck-online.beck.de/default.aspx?typ=reference&amp;y=200&amp;d=1996-09-10&amp;ge=OFD_Cottbus" text:style-name="Internet_20_link" text:visited-style-name="Visited_20_Internet_20_Link">10.9.1996</text:a>, StEK § 52 Nr. 95).</text:p>
      <text:p text:style-name="P15"><text:soft-page-break/><text:span text:style-name="Emphasis">Friedensförderung </text:span>ist ein Mittel der Völkerverständigung (BFH <text:a xlink:type="simple" xlink:href="https://beck-online.beck.de/default.aspx?typ=reference&amp;y=200&amp;az=IR1188&amp;ge=BFH" text:style-name="Internet_20_link" text:visited-style-name="Visited_20_Internet_20_Link">I R 11/88</text:a>, BStBl. II 1989, <text:a xlink:type="simple" xlink:href="https://beck-online.beck.de/default.aspx?typ=reference&amp;y=300&amp;b=1989&amp;s=391&amp;z=BStBl&amp;ax=II" text:style-name="Internet_20_link" text:visited-style-name="Visited_20_Internet_20_Link">391</text:a>).</text:p>
      <text:p text:style-name="P15"><text:span text:style-name="Emphasis">Friedhofspflege </text:span>kann Kulturförderung oder Denkmalpflege sein, soweit es sich um historisch bedeutsame Grabstätten handelt; im Übrigen fehlt idR die Selbstlosigkeit, s. Bestattungen.</text:p>
      <text:p text:style-name="P15"><text:span text:style-name="Emphasis">Gesangvereine </text:span>fördern Kunst und Kultur. Ähnlich wie bei Sportvereinen dürfte oftmals die Verwirklichung eines privaten Hobbys im Vordergrund stehen.</text:p>
      <text:p text:style-name="P15"><text:span text:style-name="Emphasis">Geselligkeit </text:span>wird auch in Vereinen stets eigennützig betrieben (OFD Erfurt v. <text:a xlink:type="simple" xlink:href="https://beck-online.beck.de/default.aspx?typ=reference&amp;y=200&amp;d=1996-11-28&amp;ge=OFD_Erfurt" text:style-name="Internet_20_link" text:visited-style-name="Visited_20_Internet_20_Link">28.11.1996</text:a>, DStR 1997, <text:a xlink:type="simple" xlink:href="https://beck-online.beck.de/default.aspx?typ=reference&amp;y=300&amp;b=1997&amp;s=116&amp;z=DStR" text:style-name="Internet_20_link" text:visited-style-name="Visited_20_Internet_20_Link">116</text:a>). Gesellige Zusammenkünfte gemeinnütziger Körperschaften sind unschädlich, wenn sie im Vergleich zu der steuerbegünstigten Tätigkeit von untergeordneter Bedeutung sind (§ <text:a xlink:type="simple" xlink:href="https://beck-online.beck.de/default.aspx?typ=reference&amp;y=400&amp;g=AO&amp;p=58&amp;w=PaKoeKoAO" text:style-name="Internet_20_link" text:visited-style-name="Visited_20_Internet_20_Link">58</text:a> Nr. 8; vgl. BFH <text:a xlink:type="simple" xlink:href="https://beck-online.beck.de/default.aspx?typ=reference&amp;y=200&amp;az=VR5796&amp;ge=BFH" text:style-name="Internet_20_link" text:visited-style-name="Visited_20_Internet_20_Link">V R 57/96</text:a>, BStBl. II 1999, <text:a xlink:type="simple" xlink:href="https://beck-online.beck.de/default.aspx?typ=reference&amp;y=300&amp;b=1999&amp;s=331&amp;z=BStBl&amp;ax=II" text:style-name="Internet_20_link" text:visited-style-name="Visited_20_Internet_20_Link">331</text:a>).</text:p>
      <text:p text:style-name="P15"><text:span text:style-name="Emphasis">Gesundheitswesen </text:span>s. Rz. <text:a xlink:type="simple" xlink:href="https://beck-online.beck.de/default.aspx?typ=reference&amp;y=400&amp;g=AO&amp;p=52&amp;w=PaKoeKoAO&amp;rn=36" text:style-name="Internet_20_link" text:visited-style-name="Visited_20_Internet_20_Link">36</text:a>.</text:p>
      <text:p text:style-name="P15"><text:span text:style-name="Emphasis">Gleichberechtigung: </text:span>Das Eintreten für die Gleichberechtigung dient der Verwirklichung verfassungsrechtlicher Ziele (Art. <text:a xlink:type="simple" xlink:href="https://beck-online.beck.de/default.aspx?typ=reference&amp;y=100&amp;a=3&amp;g=GG" text:style-name="Internet_20_link" text:visited-style-name="Visited_20_Internet_20_Link">3</text:a> <text:a xlink:type="simple" xlink:href="https://beck-online.beck.de/default.aspx?typ=reference&amp;y=100&amp;a=3&amp;g=GG&amp;x=2" text:style-name="Internet_20_link" text:visited-style-name="Visited_20_Internet_20_Link">II</text:a> GG), also dem Gemeinwohl.</text:p>
      <text:p text:style-name="P15"><text:span text:style-name="Emphasis">Golfclub </text:span>als Förderung des Sports gemeinnützig (BFH <text:a xlink:type="simple" xlink:href="https://beck-online.beck.de/default.aspx?typ=reference&amp;y=200&amp;az=IR1996&amp;ge=BFH" text:style-name="Internet_20_link" text:visited-style-name="Visited_20_Internet_20_Link">I R 19/96</text:a>, BStBl. II 1997, <text:a xlink:type="simple" xlink:href="https://beck-online.beck.de/default.aspx?typ=reference&amp;y=300&amp;b=1997&amp;s=794&amp;z=BStBl&amp;ax=II" text:style-name="Internet_20_link" text:visited-style-name="Visited_20_Internet_20_Link">794</text:a>). Vgl. eingehend <text:span text:style-name="Emphasis">Spindler</text:span> FS Offerhaus, S. 315; s. auch Rz. <text:a xlink:type="simple" xlink:href="https://beck-online.beck.de/default.aspx?typ=reference&amp;y=400&amp;g=AO&amp;p=52&amp;w=PaKoeKoAO&amp;rn=54" text:style-name="Internet_20_link" text:visited-style-name="Visited_20_Internet_20_Link">54</text:a>.</text:p>
      <text:p text:style-name="P15"><text:span text:style-name="Emphasis">Hallenbau: </text:span>Ist der Bau einer Halle zur Überlassung an andere steuerbegünstigte Körperschaften der alleinige Zweck einer Körperschaft, verfolgt sie nicht ausschließlich gemeinnützige Zwecke (<text:span text:style-name="Emphasis">Klein</text:span> § 58 Rz. <text:a xlink:type="simple" xlink:href="https://beck-online.beck.de/default.aspx?typ=reference&amp;y=400&amp;g=AO&amp;p=58&amp;w=KleinKoAO&amp;rn=5" text:style-name="Internet_20_link" text:visited-style-name="Visited_20_Internet_20_Link">5</text:a>; aA <text:span text:style-name="Emphasis">Herbert</text:span> BB 1991, <text:a xlink:type="simple" xlink:href="https://beck-online.beck.de/default.aspx?typ=reference&amp;y=300&amp;b=1991&amp;s=178&amp;z=BB" text:style-name="Internet_20_link" text:visited-style-name="Visited_20_Internet_20_Link">178</text:a>; vgl. auch FM NRW, DB 1990, <text:a xlink:type="simple" xlink:href="https://beck-online.beck.de/default.aspx?typ=reference&amp;y=300&amp;b=1990&amp;s=1745&amp;z=DB" text:style-name="Internet_20_link" text:visited-style-name="Visited_20_Internet_20_Link">1745</text:a>: Vertrauensschutz für Altvereine; sowie § <text:a xlink:type="simple" xlink:href="https://beck-online.beck.de/default.aspx?typ=reference&amp;y=400&amp;g=AO&amp;p=58&amp;w=PaKoeKoAO" text:style-name="Internet_20_link" text:visited-style-name="Visited_20_Internet_20_Link">58</text:a> Nr. 4).</text:p>
      <text:p text:style-name="P15"><text:span text:style-name="Emphasis">Heimatvereine </text:span>s. Rz. <text:a xlink:type="simple" xlink:href="https://beck-online.beck.de/default.aspx?typ=reference&amp;y=400&amp;g=AO&amp;p=52&amp;w=PaKoeKoAO&amp;rn=56" text:style-name="Internet_20_link" text:visited-style-name="Visited_20_Internet_20_Link">56</text:a>. Zu Freizeitwinzervereinen vgl. OFD Erfurt v. <text:a xlink:type="simple" xlink:href="https://beck-online.beck.de/default.aspx?typ=reference&amp;y=200&amp;d=1998-03-03&amp;ge=OFD_Erfurt" text:style-name="Internet_20_link" text:visited-style-name="Visited_20_Internet_20_Link">3.3.1998</text:a>, StEK, § 52 Nr. 110.</text:p>
      <text:p text:style-name="P15"><text:span text:style-name="Emphasis">Heimkehrerfürsorge </text:span>ist mildtätige Unterstützung Hilfsbedürftiger.</text:p>
      <text:p text:style-name="P15"><text:span text:style-name="Emphasis">Heimstättenwesen </text:span>ist gemeinnützig, soweit sie der mildtätigen Fürsorge für Hilfsbedürftige iSd. § <text:a xlink:type="simple" xlink:href="https://beck-online.beck.de/default.aspx?typ=reference&amp;y=400&amp;g=AO&amp;p=53&amp;w=PaKoeKoAO" text:style-name="Internet_20_link" text:visited-style-name="Visited_20_Internet_20_Link">53</text:a> dient. Siehe „Wohnungsvermietung“.</text:p>
      <text:p text:style-name="P15"><text:span text:style-name="Emphasis">Hobby </text:span>s. Freizeitvereine.</text:p>
      <text:p text:style-name="P15"><text:span text:style-name="Emphasis">Hoheitsaufgaben, </text:span>die mittels einer KapGes ausgeübt werden, sind grds. nicht begünstigt (vgl. BFH <text:a xlink:type="simple" xlink:href="https://beck-online.beck.de/default.aspx?typ=reference&amp;y=200&amp;az=IIR9967&amp;ge=BFH" text:style-name="Internet_20_link" text:visited-style-name="Visited_20_Internet_20_Link">II R 99/67</text:a>, BStBl. II 1977, <text:a xlink:type="simple" xlink:href="https://beck-online.beck.de/default.aspx?typ=reference&amp;y=300&amp;b=1977&amp;s=213&amp;z=BStBl&amp;ax=II" text:style-name="Internet_20_link" text:visited-style-name="Visited_20_Internet_20_Link">213</text:a>; <text:span text:style-name="Emphasis">Beermann/Gosch</text:span> § 52 Rz. 31; <text:span text:style-name="Emphasis">HHSp</text:span> § 52 Rz. 29; aA FG Hbg, EFG 1986, <text:a xlink:type="simple" xlink:href="https://beck-online.beck.de/default.aspx?typ=reference&amp;y=300&amp;b=1986&amp;s=516&amp;z=EFG" text:style-name="Internet_20_link" text:visited-style-name="Visited_20_Internet_20_Link">516</text:a>; <text:span text:style-name="Emphasis">TK</text:span> § 52 Rz. 3). Die verfassungsrechtliche Pflicht der öffentlichen Hand das staatliche Gemeinwohl zu fördern ist Wesensmerkmal der öffentlich-rechtlichen Körperschaft. Sie bedarf lediglich dort einer steuerlichen Begünstigung, wo die Körperschaft mit ihren Betrieben gewerblicher Art stärker belastet wird als vergleichbare Körperschaften des privaten Rechts (dazu näher <text:span text:style-name="Emphasis">Hey </text:span>StuW 2000, <text:a xlink:type="simple" xlink:href="https://beck-online.beck.de/default.aspx?typ=reference&amp;y=300&amp;b=2000&amp;s=467&amp;z=StuW" text:style-name="Internet_20_link" text:visited-style-name="Visited_20_Internet_20_Link">467</text:a>).</text:p>
      <text:p text:style-name="P15"><text:span text:style-name="Emphasis">Homosexualität: </text:span>Das Eintreten für den Abbau von gesellschaftlicher Diskriminierung Homosexueller ist gemeinnützig (Art. <text:a xlink:type="simple" xlink:href="https://beck-online.beck.de/default.aspx?typ=reference&amp;y=100&amp;a=3&amp;g=GG" text:style-name="Internet_20_link" text:visited-style-name="Visited_20_Internet_20_Link">3</text:a> <text:a xlink:type="simple" xlink:href="https://beck-online.beck.de/default.aspx?typ=reference&amp;y=100&amp;a=3&amp;g=GG&amp;x=3" text:style-name="Internet_20_link" text:visited-style-name="Visited_20_Internet_20_Link">III</text:a> GG). Bekämpfung von Aids durch Aufklärung fördert das öffentliche Gesundheitswesen, vgl. Rz. <text:a xlink:type="simple" xlink:href="https://beck-online.beck.de/default.aspx?typ=reference&amp;y=400&amp;g=AO&amp;p=52&amp;w=PaKoeKoAO&amp;rn=46" text:style-name="Internet_20_link" text:visited-style-name="Visited_20_Internet_20_Link">46</text:a>; vgl. auch FG Berlin, EFG 1985, <text:a xlink:type="simple" xlink:href="https://beck-online.beck.de/default.aspx?typ=reference&amp;y=300&amp;b=1985&amp;s=146&amp;z=EFG" text:style-name="Internet_20_link" text:visited-style-name="Visited_20_Internet_20_Link">146</text:a>.</text:p>
      <text:p text:style-name="P15"><text:span text:style-name="Emphasis">Hundesport </text:span>s. Rz. <text:a xlink:type="simple" xlink:href="https://beck-online.beck.de/default.aspx?typ=reference&amp;y=400&amp;g=AO&amp;p=52&amp;w=PaKoeKoAO&amp;rn=64" text:style-name="Internet_20_link" text:visited-style-name="Visited_20_Internet_20_Link">64</text:a>.</text:p>
      <text:p text:style-name="P15"><text:span text:style-name="Emphasis">Internationale Gesinnung </text:span>fördert die Völkerverständigung. Vgl. Rz. <text:a xlink:type="simple" xlink:href="https://beck-online.beck.de/default.aspx?typ=reference&amp;y=400&amp;g=AO&amp;p=52&amp;w=PaKoeKoAO&amp;rn=51" text:style-name="Internet_20_link" text:visited-style-name="Visited_20_Internet_20_Link">51</text:a>.</text:p>
      <text:p text:style-name="P15"><text:span text:style-name="Emphasis">Internetvereine </text:span>verfolgen gemeinnützige Zwecke, wenn der Umgang mit den neuen Medien ausschließlich durch Schulungen und Bereitstellung von Informationsmaterial gefördert wird. Bei Überlassung des Zugangs zur privaten oder geschäftlichen Nutzung an Mitglieder und Nichtmitglieder fehlt es regelmäßig an der Selbstlosigkeit (OFD Münster v. <text:a xlink:type="simple" xlink:href="https://beck-online.beck.de/default.aspx?typ=reference&amp;y=200&amp;d=1996-02-06&amp;ge=OFD_Muenster" text:style-name="Internet_20_link" text:visited-style-name="Visited_20_Internet_20_Link">6.2.1996</text:a>, DStR 1996, <text:a xlink:type="simple" xlink:href="https://beck-online.beck.de/default.aspx?typ=reference&amp;y=300&amp;b=1996&amp;s=546&amp;z=DStR" text:style-name="Internet_20_link" text:visited-style-name="Visited_20_Internet_20_Link">546</text:a>).</text:p>
      <text:p text:style-name="P15"><text:span text:style-name="Emphasis">Jugendhilfe </text:span>s. Rz. <text:a xlink:type="simple" xlink:href="https://beck-online.beck.de/default.aspx?typ=reference&amp;y=400&amp;g=AO&amp;p=52&amp;w=PaKoeKoAO&amp;rn=44" text:style-name="Internet_20_link" text:visited-style-name="Visited_20_Internet_20_Link">44</text:a>. Präventionsräte, die durch gezielte Öffentlichkeitsarbeit und Aufklärung insb. Kinder und Jugendliche davor schützen wollen, straffällig zu werden, fördern die Jugendhilfe und Erziehung (OFD Hannover v. <text:a xlink:type="simple" xlink:href="https://beck-online.beck.de/default.aspx?typ=reference&amp;y=200&amp;d=1997-11-03&amp;ge=OFD_Hannover" text:style-name="Internet_20_link" text:visited-style-name="Visited_20_Internet_20_Link">3.11.1997</text:a>, StEK § 52 Nr. 109).</text:p>
      <text:p text:style-name="P15"><text:soft-page-break/><text:span text:style-name="Emphasis">Jugendsekten </text:span>sind grds. nicht gemeinnützig. Sie fördern nicht die Allgemeinheit auf sittlichem oder geistigem Gebiet, sondern verfolgen regelmäßig eine Weltverbesserungsideologie mit Totalitätsanspruch. Hierzu gehört ua. auch die Anerkennung einer umstrittenen autoritären Führergestalt, das Fördern eines missionarischen Sendungsbewusstseins der Anhänger der transzendentalen Meditation, die Verfolgung fester Gruppenstrukturen und gruppenspezifischer Rituale, durch welche eine psychische Abhängigkeit des Einzelnen begründet werden soll (BFH <text:a xlink:type="simple" xlink:href="https://beck-online.beck.de/default.aspx?typ=reference&amp;y=200&amp;az=IR4789&amp;ge=BFH" text:style-name="Internet_20_link" text:visited-style-name="Visited_20_Internet_20_Link">I R 47/89</text:a>, BFH/NV 1992, <text:a xlink:type="simple" xlink:href="https://beck-online.beck.de/default.aspx?typ=reference&amp;y=300&amp;b=1992&amp;s=695&amp;z=BFH/NV" text:style-name="Internet_20_link" text:visited-style-name="Visited_20_Internet_20_Link">695</text:a>). Vgl. in Bezug auf das „Universelle Leben“, FG Nbg v. <text:a xlink:type="simple" xlink:href="https://beck-online.beck.de/default.aspx?typ=reference&amp;y=200&amp;d=1998-03-24&amp;ge=FGNUERNBERG" text:style-name="Internet_20_link" text:visited-style-name="Visited_20_Internet_20_Link">24.3.1998</text:a>, EFG 1998, <text:a xlink:type="simple" xlink:href="https://beck-online.beck.de/default.aspx?typ=reference&amp;y=300&amp;b=1998&amp;s=975&amp;z=EFG" text:style-name="Internet_20_link" text:visited-style-name="Visited_20_Internet_20_Link">975</text:a>.</text:p>
      <text:p text:style-name="P15"><text:span text:style-name="Emphasis">Kameradschaftspflege </text:span>ist weder Soldaten- oder Reservistenbetreuung noch traditionelle Brauchtumspflege, sondern Geselligkeit zum Zwecke der Bewahrung von Erinnerungen an die gemeinsame Dienstzeit (BFH <text:a xlink:type="simple" xlink:href="https://beck-online.beck.de/default.aspx?typ=reference&amp;y=200&amp;az=I32061U&amp;ge=BFH" text:style-name="Internet_20_link" text:visited-style-name="Visited_20_Internet_20_Link">I 320/61 U</text:a>, BStBl. III 1964, <text:a xlink:type="simple" xlink:href="https://beck-online.beck.de/default.aspx?typ=reference&amp;y=300&amp;b=1964&amp;s=20&amp;z=BStBl&amp;ax=III" text:style-name="Internet_20_link" text:visited-style-name="Visited_20_Internet_20_Link">20</text:a>). Zur Förderung der Kameradschaft als Streben nach Verbundenheit der Vereinsmitglieder vgl. BFH <text:a xlink:type="simple" xlink:href="https://beck-online.beck.de/default.aspx?typ=reference&amp;y=200&amp;az=VR5796&amp;ge=BFH" text:style-name="Internet_20_link" text:visited-style-name="Visited_20_Internet_20_Link">V R 57/96</text:a>, BStBl. II 1999, <text:a xlink:type="simple" xlink:href="https://beck-online.beck.de/default.aspx?typ=reference&amp;y=300&amp;b=1999&amp;s=331&amp;z=BStBl&amp;ax=II" text:style-name="Internet_20_link" text:visited-style-name="Visited_20_Internet_20_Link">331</text:a> sowie § 59 Rz. <text:a xlink:type="simple" xlink:href="https://beck-online.beck.de/default.aspx?typ=reference&amp;y=400&amp;g=AO&amp;p=59&amp;w=PaKoeKoAO&amp;rn=4" text:style-name="Internet_20_link" text:visited-style-name="Visited_20_Internet_20_Link">4</text:a>.</text:p>
      <text:p text:style-name="P15"><text:span text:style-name="Emphasis">Kapitalbeteiligungsgesellschaften </text:span>sind nicht selbstlos tätig. Bürgschaftsbanken (Kreditgarantiegemeinschaften) sind gem. § <text:a xlink:type="simple" xlink:href="https://beck-online.beck.de/default.aspx?typ=reference&amp;y=100&amp;g=KStG&amp;p=5" text:style-name="Internet_20_link" text:visited-style-name="Visited_20_Internet_20_Link">5</text:a> <text:a xlink:type="simple" xlink:href="https://beck-online.beck.de/default.aspx?typ=reference&amp;y=100&amp;g=KStG&amp;p=5&amp;x=1" text:style-name="Internet_20_link" text:visited-style-name="Visited_20_Internet_20_Link">I</text:a> Nr. 17 KStG von der KSt befreit.</text:p>
      <text:p text:style-name="P15"><text:span text:style-name="Emphasis">Karneval </text:span>s. Rz. <text:a xlink:type="simple" xlink:href="https://beck-online.beck.de/default.aspx?typ=reference&amp;y=400&amp;g=AO&amp;p=52&amp;w=PaKoeKoAO&amp;rn=60" text:style-name="Internet_20_link" text:visited-style-name="Visited_20_Internet_20_Link">60</text:a>.</text:p>
      <text:p text:style-name="P15"><text:span text:style-name="Emphasis">Katastrophenschutz </text:span>ist gemeinnützig s. Rz. <text:a xlink:type="simple" xlink:href="https://beck-online.beck.de/default.aspx?typ=reference&amp;y=400&amp;g=AO&amp;p=52&amp;w=PaKoeKoAO&amp;rn=39" text:style-name="Internet_20_link" text:visited-style-name="Visited_20_Internet_20_Link">39</text:a>.</text:p>
      <text:p text:style-name="P15"><text:span text:style-name="Emphasis">Kindergärten </text:span>sind begünstigte Zweckbetriebe (§ <text:a xlink:type="simple" xlink:href="https://beck-online.beck.de/default.aspx?typ=reference&amp;y=400&amp;g=AO&amp;p=68&amp;w=PaKoeKoAO" text:style-name="Internet_20_link" text:visited-style-name="Visited_20_Internet_20_Link">68</text:a> Nr. 1b) im Rahmen der Erziehung und Jugendhilfe.</text:p>
      <text:p text:style-name="P15"><text:span text:style-name="Emphasis">Kleingärtnerei </text:span>s. Rz. <text:a xlink:type="simple" xlink:href="https://beck-online.beck.de/default.aspx?typ=reference&amp;y=400&amp;g=AO&amp;p=52&amp;w=PaKoeKoAO&amp;rn=59" text:style-name="Internet_20_link" text:visited-style-name="Visited_20_Internet_20_Link">59</text:a>.</text:p>
      <text:p text:style-name="P15"><text:span text:style-name="Emphasis">Kleintierzucht </text:span>s. Rz. <text:a xlink:type="simple" xlink:href="https://beck-online.beck.de/default.aspx?typ=reference&amp;y=400&amp;g=AO&amp;p=52&amp;w=PaKoeKoAO&amp;rn=57" text:style-name="Internet_20_link" text:visited-style-name="Visited_20_Internet_20_Link">57</text:a>.</text:p>
      <text:p text:style-name="P15"><text:span text:style-name="Emphasis">Kochclub </text:span>ist als Geselligkeitsverein nicht gemeinnützig (OFD Erfurt v. <text:a xlink:type="simple" xlink:href="https://beck-online.beck.de/default.aspx?typ=reference&amp;y=200&amp;d=1996-11-28&amp;ge=OFD_Erfurt" text:style-name="Internet_20_link" text:visited-style-name="Visited_20_Internet_20_Link">28.11.1996</text:a>, DStR 1997, <text:a xlink:type="simple" xlink:href="https://beck-online.beck.de/default.aspx?typ=reference&amp;y=300&amp;b=1997&amp;s=116&amp;z=DStR" text:style-name="Internet_20_link" text:visited-style-name="Visited_20_Internet_20_Link">116</text:a>).</text:p>
      <text:p text:style-name="P15"><text:span text:style-name="Emphasis">Kommunale Infrastruktur </text:span>vgl. BMF v. <text:a xlink:type="simple" xlink:href="https://beck-online.beck.de/default.aspx?typ=reference&amp;y=200&amp;d=1990-12-20&amp;ge=BMF" text:style-name="Internet_20_link" text:visited-style-name="Visited_20_Internet_20_Link">20.12.1990</text:a>, BStBl. I 1991, <text:a xlink:type="simple" xlink:href="https://beck-online.beck.de/default.aspx?typ=reference&amp;y=300&amp;b=1991&amp;s=19&amp;z=BStBl&amp;ax=I" text:style-name="Internet_20_link" text:visited-style-name="Visited_20_Internet_20_Link">19</text:a>.</text:p>
      <text:p text:style-name="P15"><text:span text:style-name="Emphasis">Kommunale Kinos </text:span>können zur Kulturförderung beitragen (FM MeVo v. <text:a xlink:type="simple" xlink:href="https://beck-online.beck.de/default.aspx?typ=reference&amp;y=200&amp;d=1993-04-06&amp;ge=FM_Mecklenburg_Vorpommern" text:style-name="Internet_20_link" text:visited-style-name="Visited_20_Internet_20_Link">6.4.1993</text:a>, DB 1993, <text:a xlink:type="simple" xlink:href="https://beck-online.beck.de/default.aspx?typ=reference&amp;y=300&amp;b=1993&amp;s=1060&amp;z=DB" text:style-name="Internet_20_link" text:visited-style-name="Visited_20_Internet_20_Link">1060</text:a>).</text:p>
      <text:p text:style-name="P15"><text:span text:style-name="Emphasis">Kommunalpolitische Zwecke: </text:span>Bestrebungen zur Förderung des demokratischen Staatswesens, die sich auf den kommunalpolitischen Bereich beschränken, sind nicht begünstigt (§ <text:a xlink:type="simple" xlink:href="https://beck-online.beck.de/default.aspx?typ=reference&amp;y=400&amp;g=AO&amp;p=52&amp;w=PaKoeKoAO" text:style-name="Internet_20_link" text:visited-style-name="Visited_20_Internet_20_Link">52</text:a> II Nr. 3 Halbs. 2).</text:p>
      <text:p text:style-name="P15"><text:span text:style-name="Emphasis">Kongresshalle: </text:span>Der Betrieb einer Kongresshalle zum Zwecke kultureller Veranstaltungen ist nicht gemeinnützig (BFH <text:a xlink:type="simple" xlink:href="https://beck-online.beck.de/default.aspx?typ=reference&amp;y=200&amp;az=IR1472&amp;ge=BFH" text:style-name="Internet_20_link" text:visited-style-name="Visited_20_Internet_20_Link">I R 14/72</text:a>, BStBl. II 1974, <text:a xlink:type="simple" xlink:href="https://beck-online.beck.de/default.aspx?typ=reference&amp;y=300&amp;b=1974&amp;s=664&amp;z=BStBl&amp;ax=II" text:style-name="Internet_20_link" text:visited-style-name="Visited_20_Internet_20_Link">664</text:a>).</text:p>
      <text:p text:style-name="P15"><text:span text:style-name="Emphasis">Konzerte </text:span>einer kultur- oder kunstfördernden Körperschaft sind Zweckbetriebe (§ <text:a xlink:type="simple" xlink:href="https://beck-online.beck.de/default.aspx?typ=reference&amp;y=400&amp;g=AO&amp;p=68&amp;w=PaKoeKoAO" text:style-name="Internet_20_link" text:visited-style-name="Visited_20_Internet_20_Link">68</text:a> Nr. 7).</text:p>
      <text:p text:style-name="P15"><text:span text:style-name="Emphasis">Kosmetikvereine </text:span>sind nicht gemeinnützig (OFD Erfurt v. <text:a xlink:type="simple" xlink:href="https://beck-online.beck.de/default.aspx?typ=reference&amp;y=200&amp;d=1996-11-28&amp;ge=OFD_Erfurt" text:style-name="Internet_20_link" text:visited-style-name="Visited_20_Internet_20_Link">28.11.1996</text:a>, DStR 1997, <text:a xlink:type="simple" xlink:href="https://beck-online.beck.de/default.aspx?typ=reference&amp;y=300&amp;b=1997&amp;s=116&amp;z=DStR" text:style-name="Internet_20_link" text:visited-style-name="Visited_20_Internet_20_Link">116</text:a>).</text:p>
      <text:p text:style-name="P15"><text:span text:style-name="Emphasis">Krankenhauswäscherei </text:span>ist nur begünstigt, soweit es sich um eine Selbstversorgungseinrichtung iSd. § <text:a xlink:type="simple" xlink:href="https://beck-online.beck.de/default.aspx?typ=reference&amp;y=400&amp;g=AO&amp;p=68&amp;w=PaKoeKoAO" text:style-name="Internet_20_link" text:visited-style-name="Visited_20_Internet_20_Link">68</text:a> Nr. 2 handelt (BFH <text:a xlink:type="simple" xlink:href="https://beck-online.beck.de/default.aspx?typ=reference&amp;y=200&amp;az=IR5694&amp;ge=BFH" text:style-name="Internet_20_link" text:visited-style-name="Visited_20_Internet_20_Link">I R 56/94</text:a>, BStBl. II 1996, <text:a xlink:type="simple" xlink:href="https://beck-online.beck.de/default.aspx?typ=reference&amp;y=300&amp;b=1996&amp;s=28&amp;z=BStBl&amp;ax=II" text:style-name="Internet_20_link" text:visited-style-name="Visited_20_Internet_20_Link">28</text:a>; vgl. § 68 Rz. <text:a xlink:type="simple" xlink:href="https://beck-online.beck.de/default.aspx?typ=reference&amp;y=400&amp;g=AO&amp;p=68&amp;w=PaKoeKoAO&amp;rn=6" text:style-name="Internet_20_link" text:visited-style-name="Visited_20_Internet_20_Link">6</text:a>).</text:p>
      <text:p text:style-name="P15"><text:span text:style-name="Emphasis">Kreditgarantiegemeinschaften </text:span>(Bürgschaftsbanken) sind gem. § <text:a xlink:type="simple" xlink:href="https://beck-online.beck.de/default.aspx?typ=reference&amp;y=100&amp;g=KStG&amp;p=5" text:style-name="Internet_20_link" text:visited-style-name="Visited_20_Internet_20_Link">5</text:a> <text:a xlink:type="simple" xlink:href="https://beck-online.beck.de/default.aspx?typ=reference&amp;y=100&amp;g=KStG&amp;p=5&amp;x=1" text:style-name="Internet_20_link" text:visited-style-name="Visited_20_Internet_20_Link">I</text:a> Nr. 17 KStG von der KSt befreit.</text:p>
      <text:p text:style-name="P15"><text:span text:style-name="Emphasis">Kriegsgräberfürsorge </text:span>ist Pflege des Andenkens an Kriegsopfer s. Rz. <text:a xlink:type="simple" xlink:href="https://beck-online.beck.de/default.aspx?typ=reference&amp;y=400&amp;g=AO&amp;p=52&amp;w=PaKoeKoAO&amp;rn=50" text:style-name="Internet_20_link" text:visited-style-name="Visited_20_Internet_20_Link">50</text:a>.</text:p>
      <text:p text:style-name="P15"><text:span text:style-name="Emphasis">Kriegsopfer: </text:span>Hilfe für Kriegsopfer, -hinterbliebene, -beschädigte und Kriegsgefangene ist gemeinnütziger Zweck. Dies gilt auch für die Fürsorge für politisch, rassisch oder religiös Verfolgte, Flüchtlinge, Vertriebene und Opfer von Straftaten (s. Rz. <text:a xlink:type="simple" xlink:href="https://beck-online.beck.de/default.aspx?typ=reference&amp;y=400&amp;g=AO&amp;p=52&amp;w=PaKoeKoAO&amp;rn=50" text:style-name="Internet_20_link" text:visited-style-name="Visited_20_Internet_20_Link">50</text:a>; ebenso <text:span text:style-name="Emphasis">TK</text:span> § 52 Rz. 46).</text:p>
      <text:p text:style-name="P15"><text:span text:style-name="Emphasis">Küstenschutz</text:span> wird vorwiegend von der öffentlichen Hand betrieben (Rechtsgrundlage: BGBl. I 1988, <text:a xlink:type="simple" xlink:href="https://beck-online.beck.de/default.aspx?typ=reference&amp;y=300&amp;b=1988&amp;s=1055&amp;z=BGBl&amp;ax=I" text:style-name="Internet_20_link" text:visited-style-name="Visited_20_Internet_20_Link">1055</text:a>). Die Förderung des Küstenschutzes ist gemeinnütziger Zweck.</text:p>
      <text:p text:style-name="P15"><text:span text:style-name="Emphasis">Kultur </text:span>s. Rz. <text:a xlink:type="simple" xlink:href="https://beck-online.beck.de/default.aspx?typ=reference&amp;y=400&amp;g=AO&amp;p=52&amp;w=PaKoeKoAO&amp;rn=33" text:style-name="Internet_20_link" text:visited-style-name="Visited_20_Internet_20_Link">33</text:a>.</text:p>
      <text:p text:style-name="P15"><text:soft-page-break/><text:span text:style-name="Emphasis">Kunst. </text:span>Zur Kunst allg. s. Rz. <text:a xlink:type="simple" xlink:href="https://beck-online.beck.de/default.aspx?typ=reference&amp;y=400&amp;g=AO&amp;p=52&amp;w=PaKoeKoAO&amp;rn=32" text:style-name="Internet_20_link" text:visited-style-name="Visited_20_Internet_20_Link">32</text:a>. Design-Zentren, die sich mit der Förderung und Pflege hervorragend gestalteter Industrieprodukte und Produktsysteme widmen, dienen nicht ausschließlich der Förderung der Kunst (OFD Kiel v. <text:a xlink:type="simple" xlink:href="https://beck-online.beck.de/default.aspx?typ=reference&amp;y=200&amp;d=1997-07-01&amp;ge=OFD_Kiel" text:style-name="Internet_20_link" text:visited-style-name="Visited_20_Internet_20_Link">1.7.1997</text:a>, StEK § 52 Nr. 108).</text:p>
      <text:p text:style-name="P15"><text:span text:style-name="Emphasis">Lärmbekämpfung </text:span>fördert den Tier- und Umweltschutz, dient zugleich dem öffentlichen Gesundheitswesen (Rechtsgrundlage: Bundesimmissionsschutzgesetz, BGBl. I 1990, <text:a xlink:type="simple" xlink:href="https://beck-online.beck.de/default.aspx?typ=reference&amp;y=300&amp;b=1990&amp;s=880&amp;z=BGBl&amp;ax=I" text:style-name="Internet_20_link" text:visited-style-name="Visited_20_Internet_20_Link">880</text:a>).</text:p>
      <text:p text:style-name="P15"><text:span text:style-name="Emphasis">Landschaftsschutz </text:span>s. Rz. <text:a xlink:type="simple" xlink:href="https://beck-online.beck.de/default.aspx?typ=reference&amp;y=400&amp;g=AO&amp;p=52&amp;w=PaKoeKoAO&amp;rn=48" text:style-name="Internet_20_link" text:visited-style-name="Visited_20_Internet_20_Link">48</text:a>.</text:p>
      <text:p text:style-name="P15"><text:span text:style-name="Emphasis">Literatur </text:span>s. Rz. <text:a xlink:type="simple" xlink:href="https://beck-online.beck.de/default.aspx?typ=reference&amp;y=400&amp;g=AO&amp;p=52&amp;w=PaKoeKoAO&amp;rn=32" text:style-name="Internet_20_link" text:visited-style-name="Visited_20_Internet_20_Link">32</text:a>.</text:p>
      <text:p text:style-name="P15"><text:span text:style-name="Emphasis">Marketing-Club: </text:span>Nicht gemeinnützig (vgl. FM Bayern v. <text:a xlink:type="simple" xlink:href="https://beck-online.beck.de/default.aspx?typ=reference&amp;y=200&amp;d=1984-02-24&amp;ge=FM_Bayern" text:style-name="Internet_20_link" text:visited-style-name="Visited_20_Internet_20_Link">24.2.1984</text:a>, DStR 1984, <text:a xlink:type="simple" xlink:href="https://beck-online.beck.de/default.aspx?typ=reference&amp;y=300&amp;b=1984&amp;s=337&amp;z=DStR" text:style-name="Internet_20_link" text:visited-style-name="Visited_20_Internet_20_Link">337</text:a>).</text:p>
      <text:p text:style-name="P15"><text:span text:style-name="Emphasis">Meditation: </text:span>Verbreitung der Meditation fördert für sich allein nicht die Allgemeinheit auf geistigem oder sittlichem Gebiet. Vgl. aber BFH <text:a xlink:type="simple" xlink:href="https://beck-online.beck.de/default.aspx?typ=reference&amp;y=200&amp;az=IR8170&amp;ge=BFH" text:style-name="Internet_20_link" text:visited-style-name="Visited_20_Internet_20_Link">I R 81/70</text:a>, BStBl. II 1972, <text:a xlink:type="simple" xlink:href="https://beck-online.beck.de/default.aspx?typ=reference&amp;y=300&amp;b=1972&amp;s=440&amp;z=BStBl&amp;ax=II" text:style-name="Internet_20_link" text:visited-style-name="Visited_20_Internet_20_Link">440</text:a>; FG D’dorf, EFG 1990, <text:a xlink:type="simple" xlink:href="https://beck-online.beck.de/default.aspx?typ=reference&amp;y=300&amp;b=1990&amp;s=2&amp;z=EFG" text:style-name="Internet_20_link" text:visited-style-name="Visited_20_Internet_20_Link">2</text:a>.</text:p>
      <text:p text:style-name="P15"><text:span text:style-name="Emphasis">Minicar-Sport </text:span>wird dem Modellflug gleichgestellt (FG BaWü v. <text:a xlink:type="simple" xlink:href="https://beck-online.beck.de/default.aspx?typ=reference&amp;y=200&amp;d=1994-11-10&amp;ge=FGBADENWUERTTEMBERG" text:style-name="Internet_20_link" text:visited-style-name="Visited_20_Internet_20_Link">10.11.1994</text:a>, EFG 1995, <text:a xlink:type="simple" xlink:href="https://beck-online.beck.de/default.aspx?typ=reference&amp;y=300&amp;b=1995&amp;s=337&amp;z=EFG" text:style-name="Internet_20_link" text:visited-style-name="Visited_20_Internet_20_Link">337</text:a>).</text:p>
      <text:p text:style-name="P15"><text:span text:style-name="Emphasis">Modellbau </text:span>ist mit Modellflug identisch (BFH <text:a xlink:type="simple" xlink:href="https://beck-online.beck.de/default.aspx?typ=reference&amp;y=200&amp;az=IR15393&amp;ge=BFH" text:style-name="Internet_20_link" text:visited-style-name="Visited_20_Internet_20_Link">I R 153/93</text:a>, BStBl. II 1995, <text:a xlink:type="simple" xlink:href="https://beck-online.beck.de/default.aspx?typ=reference&amp;y=300&amp;b=1995&amp;s=499&amp;z=BStBl&amp;ax=II" text:style-name="Internet_20_link" text:visited-style-name="Visited_20_Internet_20_Link">499</text:a>).</text:p>
      <text:p text:style-name="P15"><text:span text:style-name="Emphasis">Modellflug </text:span>s. Rz. <text:a xlink:type="simple" xlink:href="https://beck-online.beck.de/default.aspx?typ=reference&amp;y=400&amp;g=AO&amp;p=52&amp;w=PaKoeKoAO&amp;rn=63" text:style-name="Internet_20_link" text:visited-style-name="Visited_20_Internet_20_Link">63</text:a>.</text:p>
      <text:p text:style-name="P15"><text:span text:style-name="Emphasis">Motorsport </text:span>wird als Sport angesehen (BFH <text:a xlink:type="simple" xlink:href="https://beck-online.beck.de/default.aspx?typ=reference&amp;y=200&amp;az=IR1398&amp;ge=BFH" text:style-name="Internet_20_link" text:visited-style-name="Visited_20_Internet_20_Link">I R 13/98</text:a>, BStBl. II 1998, <text:a xlink:type="simple" xlink:href="https://beck-online.beck.de/default.aspx?typ=reference&amp;y=300&amp;b=1998&amp;s=9&amp;z=BStBl&amp;ax=II" text:style-name="Internet_20_link" text:visited-style-name="Visited_20_Internet_20_Link">9</text:a>). Vgl. auch Rz. <text:a xlink:type="simple" xlink:href="https://beck-online.beck.de/default.aspx?typ=reference&amp;y=400&amp;g=AO&amp;p=52&amp;w=PaKoeKoAO&amp;rn=14" text:style-name="Internet_20_link" text:visited-style-name="Visited_20_Internet_20_Link">14</text:a>, <text:a xlink:type="simple" xlink:href="https://beck-online.beck.de/default.aspx?typ=reference&amp;y=400&amp;g=AO&amp;p=52&amp;w=PaKoeKoAO&amp;rn=54" text:style-name="Internet_20_link" text:visited-style-name="Visited_20_Internet_20_Link">54</text:a>.</text:p>
      <text:p text:style-name="P15"><text:span text:style-name="Emphasis">Musik </text:span>ist eine Ausdrucksform der Kunst (s. Rz. <text:a xlink:type="simple" xlink:href="https://beck-online.beck.de/default.aspx?typ=reference&amp;y=400&amp;g=AO&amp;p=52&amp;w=PaKoeKoAO&amp;rn=32" text:style-name="Internet_20_link" text:visited-style-name="Visited_20_Internet_20_Link">32</text:a>). Private Musikschulen fördern die Bildung und Erziehung. Entgeltlicher Musikunterricht ist Zweckbetrieb (FM Nds v. <text:a xlink:type="simple" xlink:href="https://beck-online.beck.de/default.aspx?typ=reference&amp;y=200&amp;d=1980-10-09&amp;ge=FM_Niedersachsen" text:style-name="Internet_20_link" text:visited-style-name="Visited_20_Internet_20_Link">9.10.1980</text:a>, DStZ/E 1980, 330). Zu Country-Musikvereinen vgl. OFD Erfurt v. <text:a xlink:type="simple" xlink:href="https://beck-online.beck.de/default.aspx?typ=reference&amp;y=200&amp;d=1998-03-13&amp;ge=OFD_Erfurt" text:style-name="Internet_20_link" text:visited-style-name="Visited_20_Internet_20_Link">13.3.1998</text:a>, StEK § 52 Nr. 111.</text:p>
      <text:p text:style-name="P15"><text:span text:style-name="Emphasis">Naturschutz </text:span>s. Rz. <text:a xlink:type="simple" xlink:href="https://beck-online.beck.de/default.aspx?typ=reference&amp;y=400&amp;g=AO&amp;p=52&amp;w=PaKoeKoAO&amp;rn=48" text:style-name="Internet_20_link" text:visited-style-name="Visited_20_Internet_20_Link">48</text:a>.</text:p>
      <text:p text:style-name="P15"><text:span text:style-name="Emphasis">Paintball </text:span>ist kein Schießsport, sondern ein mit Waffen ausgeübtes Bewegungsspiel (FG Nds v. <text:a xlink:type="simple" xlink:href="https://beck-online.beck.de/default.aspx?typ=reference&amp;y=200&amp;d=1998-09-08&amp;ge=FGNIEDERSACHSEN" text:style-name="Internet_20_link" text:visited-style-name="Visited_20_Internet_20_Link">8.9.1998</text:a>, EFG 1998, <text:a xlink:type="simple" xlink:href="https://beck-online.beck.de/default.aspx?typ=reference&amp;y=300&amp;b=1998&amp;s=1667&amp;z=EFG" text:style-name="Internet_20_link" text:visited-style-name="Visited_20_Internet_20_Link">1667</text:a>). Der Gebrauch von Waffen gegenüber Menschen – auch in spielerischer Form – fördert nicht die Allgemeinheit auf sittlichem oder geistigem Gebiet (FM MeVo v. <text:a xlink:type="simple" xlink:href="https://beck-online.beck.de/default.aspx?typ=reference&amp;y=200&amp;d=1999-04-01&amp;ge=FM_Mecklenburg_Vorpommern" text:style-name="Internet_20_link" text:visited-style-name="Visited_20_Internet_20_Link">1.4.1999</text:a>, StEd 1999, <text:a xlink:type="simple" xlink:href="https://beck-online.beck.de/default.aspx?typ=reference&amp;y=300&amp;b=1999&amp;s=318&amp;z=StEd" text:style-name="Internet_20_link" text:visited-style-name="Visited_20_Internet_20_Link">318</text:a>).</text:p>
      <text:p text:style-name="P15"><text:span text:style-name="Emphasis">Pferdezucht </text:span>s. Rz. <text:a xlink:type="simple" xlink:href="https://beck-online.beck.de/default.aspx?typ=reference&amp;y=400&amp;g=AO&amp;p=52&amp;w=PaKoeKoAO&amp;rn=57" text:style-name="Internet_20_link" text:visited-style-name="Visited_20_Internet_20_Link">57</text:a>. Pferderennvereine werden von der FVerw. grds. als tierzuchtfördernd anerkannt (OFD Frankfurt v. <text:a xlink:type="simple" xlink:href="https://beck-online.beck.de/default.aspx?typ=reference&amp;y=200&amp;d=2003-02-25&amp;ge=OFD_Frankfurt" text:style-name="Internet_20_link" text:visited-style-name="Visited_20_Internet_20_Link">25.2.2003</text:a>, StEK § 52 Nr. 152; zweifelhaft).</text:p>
      <text:p text:style-name="P15"><text:span text:style-name="Emphasis">Pflanzenzucht </text:span>s. Rz. <text:a xlink:type="simple" xlink:href="https://beck-online.beck.de/default.aspx?typ=reference&amp;y=400&amp;g=AO&amp;p=52&amp;w=PaKoeKoAO&amp;rn=58" text:style-name="Internet_20_link" text:visited-style-name="Visited_20_Internet_20_Link">58</text:a>.</text:p>
      <text:p text:style-name="P15"><text:span text:style-name="Emphasis">Politische Zwecke </text:span>s. Rz. <text:a xlink:type="simple" xlink:href="https://beck-online.beck.de/default.aspx?typ=reference&amp;y=400&amp;g=AO&amp;p=52&amp;w=PaKoeKoAO&amp;rn=17" text:style-name="Internet_20_link" text:visited-style-name="Visited_20_Internet_20_Link">17</text:a>.</text:p>
      <text:p text:style-name="P15"><text:span text:style-name="Emphasis">Reiseveranstalter </text:span>sind grds. nicht gemeinnützig (OFD Erfurt v. <text:a xlink:type="simple" xlink:href="https://beck-online.beck.de/default.aspx?typ=reference&amp;y=200&amp;d=1996-11-28&amp;ge=OFD_Erfurt" text:style-name="Internet_20_link" text:visited-style-name="Visited_20_Internet_20_Link">28.11.1996</text:a>, DStR 1997, <text:a xlink:type="simple" xlink:href="https://beck-online.beck.de/default.aspx?typ=reference&amp;y=300&amp;b=1997&amp;s=116&amp;z=DStR" text:style-name="Internet_20_link" text:visited-style-name="Visited_20_Internet_20_Link">116</text:a>).</text:p>
      <text:p text:style-name="P15"><text:span text:style-name="Emphasis">Reit- und Fahrverein </text:span>fördert nach hM den Sport (FG Nds, EFG 1982, <text:a xlink:type="simple" xlink:href="https://beck-online.beck.de/default.aspx?typ=reference&amp;y=300&amp;b=1982&amp;s=320&amp;z=EFG" text:style-name="Internet_20_link" text:visited-style-name="Visited_20_Internet_20_Link">320</text:a>).</text:p>
      <text:p text:style-name="P15"><text:span text:style-name="Emphasis">Religion </text:span>s. Rz. <text:a xlink:type="simple" xlink:href="https://beck-online.beck.de/default.aspx?typ=reference&amp;y=400&amp;g=AO&amp;p=52&amp;w=PaKoeKoAO&amp;rn=31" text:style-name="Internet_20_link" text:visited-style-name="Visited_20_Internet_20_Link">31</text:a>. Mit dem bloßen Aufruf an die Mitglieder, sich politisch völlig neutral zu verhalten und deshalb nicht zu wählen, verstößt die Religionsgemeinschaft der Zeugen Jehovas nicht gegen die Pflicht zur Verfassungs- und Rechtstreue (BVerfG <text:a xlink:type="simple" xlink:href="https://beck-online.beck.de/default.aspx?typ=reference&amp;y=200&amp;az=2BvR150097&amp;ge=BVERFG" text:style-name="Internet_20_link" text:visited-style-name="Visited_20_Internet_20_Link">2 BvR 1500/97</text:a>, NJW 2001, <text:a xlink:type="simple" xlink:href="https://beck-online.beck.de/default.aspx?typ=reference&amp;y=300&amp;b=2001&amp;s=429&amp;z=NJW" text:style-name="Internet_20_link" text:visited-style-name="Visited_20_Internet_20_Link">429</text:a>/<text:a xlink:type="simple" xlink:href="https://beck-online.beck.de/default.aspx?typ=reference&amp;y=300&amp;b=2001&amp;s=433&amp;z=NJW" text:style-name="Internet_20_link" text:visited-style-name="Visited_20_Internet_20_Link">433</text:a>). Aus einem religiös begründeten Verbot der Teilnahme an politischen Wahlen lässt sich das Fehlen einer hinreichenden Loyalität gegenüber dem Staat nicht begründen (vgl. <text:span text:style-name="Emphasis">Müller-Volbehr</text:span> NJW 1997, <text:a xlink:type="simple" xlink:href="https://beck-online.beck.de/default.aspx?typ=reference&amp;y=300&amp;b=1997&amp;s=3358&amp;z=NJW" text:style-name="Internet_20_link" text:visited-style-name="Visited_20_Internet_20_Link">3358</text:a>; aA BVerwG <text:a xlink:type="simple" xlink:href="https://beck-online.beck.de/default.aspx?typ=reference&amp;y=200&amp;az=7C1196&amp;ge=BVERWG" text:style-name="Internet_20_link" text:visited-style-name="Visited_20_Internet_20_Link">7 C 11.96</text:a>, NJW 1997, <text:a xlink:type="simple" xlink:href="https://beck-online.beck.de/default.aspx?typ=reference&amp;y=300&amp;b=1997&amp;s=2396&amp;z=NJW" text:style-name="Internet_20_link" text:visited-style-name="Visited_20_Internet_20_Link">2396</text:a>). Keine Gemeinnützigkeit bei Bekenntnis artgemäßer Ungleichheit von Menschen und Bejahung des Lebenskampfs verschiedener Arten (BFH <text:a xlink:type="simple" xlink:href="https://beck-online.beck.de/default.aspx?typ=reference&amp;y=200&amp;az=IR10504&amp;ge=BFH" text:style-name="Internet_20_link" text:visited-style-name="Visited_20_Internet_20_Link">I R 105/04</text:a>, BFH/NV 2005, <text:a xlink:type="simple" xlink:href="https://beck-online.beck.de/default.aspx?typ=reference&amp;y=300&amp;b=2005&amp;s=1741&amp;z=BFH/NV" text:style-name="Internet_20_link" text:visited-style-name="Visited_20_Internet_20_Link">1741</text:a>). Gewaltbereite Strömungen des Islam, wie etwa der dschihadistische Salafismus, wenden sich gegen die abendländische Kultur und sind deshalb nicht gemeinnützig.</text:p>
      <text:p text:style-name="P15"><text:span text:style-name="Emphasis">Reservistenbetreuung </text:span>s. Rz. <text:a xlink:type="simple" xlink:href="https://beck-online.beck.de/default.aspx?typ=reference&amp;y=400&amp;g=AO&amp;p=52&amp;w=PaKoeKoAO&amp;rn=61" text:style-name="Internet_20_link" text:visited-style-name="Visited_20_Internet_20_Link">61</text:a>.</text:p>
      <text:p text:style-name="P15"><text:span text:style-name="Emphasis">Rettung </text:span>von Schiffbrüchigen und Ertrinkenden ist gemeinnützig s. Rz. <text:a xlink:type="simple" xlink:href="https://beck-online.beck.de/default.aspx?typ=reference&amp;y=400&amp;g=AO&amp;p=52&amp;w=PaKoeKoAO&amp;rn=38" text:style-name="Internet_20_link" text:visited-style-name="Visited_20_Internet_20_Link">38</text:a>. Zu Flugrettungsdiensten vgl. FM BaWü v. <text:a xlink:type="simple" xlink:href="https://beck-online.beck.de/default.aspx?typ=reference&amp;y=200&amp;d=1988-12-12&amp;ge=FM_Baden_Wuerttemberg" text:style-name="Internet_20_link" text:visited-style-name="Visited_20_Internet_20_Link">12.12.1988</text:a>, DStR 1989, <text:a xlink:type="simple" xlink:href="https://beck-online.beck.de/default.aspx?typ=reference&amp;y=300&amp;b=1989&amp;s=255&amp;z=DStR" text:style-name="Internet_20_link" text:visited-style-name="Visited_20_Internet_20_Link">255</text:a>.</text:p>
      <text:p text:style-name="P15"><text:span text:style-name="Emphasis">Rundfunkvereine </text:span>sind wegen Förderung der Volks- und Berufsbildung gemeinnützig, soweit es sich um Trägervereine für den nichtkommerziellen lokalen Rundfunk handelt (OFD Frankfurt v. <text:soft-page-break/><text:a xlink:type="simple" xlink:href="https://beck-online.beck.de/default.aspx?typ=reference&amp;y=200&amp;d=1995-09-27&amp;ge=OFD_Frankfurt" text:style-name="Internet_20_link" text:visited-style-name="Visited_20_Internet_20_Link">27.9.1995</text:a>, FR 1995, <text:a xlink:type="simple" xlink:href="https://beck-online.beck.de/default.aspx?typ=reference&amp;y=300&amp;b=1995&amp;s=873&amp;z=FR" text:style-name="Internet_20_link" text:visited-style-name="Visited_20_Internet_20_Link">873</text:a>; OFD Hannover v. <text:a xlink:type="simple" xlink:href="https://beck-online.beck.de/default.aspx?typ=reference&amp;y=200&amp;d=2002-03-11&amp;ge=OFD_Hannover" text:style-name="Internet_20_link" text:visited-style-name="Visited_20_Internet_20_Link">11.3.2002</text:a>, StEd 2002, <text:a xlink:type="simple" xlink:href="https://beck-online.beck.de/default.aspx?typ=reference&amp;y=300&amp;b=2002&amp;s=235&amp;z=StEd" text:style-name="Internet_20_link" text:visited-style-name="Visited_20_Internet_20_Link">235</text:a>).</text:p>
      <text:p text:style-name="P15"><text:span text:style-name="Emphasis">Sammeltätigkeit </text:span>jeglicher Art (zB Briefmarken, Münzen, Autogramme) erfolgt im Interesse des Sammlers und nicht uneigennützig.</text:p>
      <text:p text:style-name="P15"><text:span text:style-name="Emphasis">Saunavereine </text:span>sind nicht gemeinnützig. Die Förderung der eigenen Gesundheit ist kein fremdnütziger Zweck (OFD Erfurt v. <text:a xlink:type="simple" xlink:href="https://beck-online.beck.de/default.aspx?typ=reference&amp;y=200&amp;d=1996-11-28&amp;ge=OFD_Erfurt" text:style-name="Internet_20_link" text:visited-style-name="Visited_20_Internet_20_Link">28.11.1996</text:a>, DStR 1997, <text:a xlink:type="simple" xlink:href="https://beck-online.beck.de/default.aspx?typ=reference&amp;y=300&amp;b=1997&amp;s=116&amp;z=DStR" text:style-name="Internet_20_link" text:visited-style-name="Visited_20_Internet_20_Link">116</text:a>).</text:p>
      <text:p text:style-name="P15"><text:span text:style-name="Emphasis">Schach </text:span>gilt als Sport. Die Fiktion des § <text:a xlink:type="simple" xlink:href="https://beck-online.beck.de/default.aspx?typ=reference&amp;y=400&amp;g=AO&amp;p=52&amp;w=PaKoeKoAO" text:style-name="Internet_20_link" text:visited-style-name="Visited_20_Internet_20_Link">52</text:a> II Nr. 2 S. 2 ist nicht analogiefähig. Ob eine Förderung der Allgemeinheit auf geistigem Gebiet vorliegt, ist zweifelhaft, da wie bei anderen Spielen (Skat, Bridge, Go) die Befriedigung eigener Interessen durch geselligen Zeitvertreib im Vordergrund steht. Der Ausschluss vergleichbarer Betätigungen ist unter dem Blickwinkel des Art. <text:a xlink:type="simple" xlink:href="https://beck-online.beck.de/default.aspx?typ=reference&amp;y=100&amp;a=3&amp;g=GG" text:style-name="Internet_20_link" text:visited-style-name="Visited_20_Internet_20_Link">3</text:a> GG nicht gerechtfertigt (<text:span text:style-name="Emphasis">Arndt/Immel</text:span> BB 1987, <text:a xlink:type="simple" xlink:href="https://beck-online.beck.de/default.aspx?typ=reference&amp;y=300&amp;b=1987&amp;s=1153&amp;z=BB" text:style-name="Internet_20_link" text:visited-style-name="Visited_20_Internet_20_Link">1153</text:a>; vgl. auch FG SchlHol v. <text:a xlink:type="simple" xlink:href="https://beck-online.beck.de/default.aspx?typ=reference&amp;y=200&amp;d=1998-10-23&amp;ge=FGSCHLESWIGHOLSTEIN" text:style-name="Internet_20_link" text:visited-style-name="Visited_20_Internet_20_Link">23.10.1998</text:a>, EFG 1999, <text:a xlink:type="simple" xlink:href="https://beck-online.beck.de/default.aspx?typ=reference&amp;y=300&amp;b=1999&amp;s=50&amp;z=EFG" text:style-name="Internet_20_link" text:visited-style-name="Visited_20_Internet_20_Link">50</text:a>). FVerw. bejaht Gemeinnützigkeit.</text:p>
      <text:p text:style-name="P15"><text:span text:style-name="Emphasis">Schützenvereine </text:span>s. Rz. <text:a xlink:type="simple" xlink:href="https://beck-online.beck.de/default.aspx?typ=reference&amp;y=400&amp;g=AO&amp;p=52&amp;w=PaKoeKoAO&amp;rn=60" text:style-name="Internet_20_link" text:visited-style-name="Visited_20_Internet_20_Link">60</text:a>.</text:p>
      <text:p text:style-name="P15"><text:span text:style-name="Emphasis">Schulfördervereine </text:span>fördern die Erziehung und Jugendhilfe. Dies gilt auch für Vereine zur Betreuung von Schülern innerhalb eines festen Zeitrahmens (sog. verlässliche Grundschule). Die Betreuung gegen Entgelt (Mitgliedsbeiträge) ist Zweckbetrieb (OFD D’dorf v. <text:a xlink:type="simple" xlink:href="https://beck-online.beck.de/default.aspx?typ=reference&amp;y=200&amp;d=1996-11-11&amp;ge=OFD_Duesseldorf" text:style-name="Internet_20_link" text:visited-style-name="Visited_20_Internet_20_Link">11.11.1996</text:a>, DB 1996, <text:a xlink:type="simple" xlink:href="https://beck-online.beck.de/default.aspx?typ=reference&amp;y=300&amp;b=1996&amp;s=2364&amp;z=DB" text:style-name="Internet_20_link" text:visited-style-name="Visited_20_Internet_20_Link">2364</text:a>). Zu Spenden an gemeinnützige Privatschulen (FM Nds v. <text:a xlink:type="simple" xlink:href="https://beck-online.beck.de/default.aspx?typ=reference&amp;y=200&amp;d=1990-02-15&amp;ge=FM_Niedersachsen" text:style-name="Internet_20_link" text:visited-style-name="Visited_20_Internet_20_Link">15.2.1990</text:a>, StEd 1990, <text:a xlink:type="simple" xlink:href="https://beck-online.beck.de/default.aspx?typ=reference&amp;y=300&amp;b=1990&amp;s=89&amp;z=StEd" text:style-name="Internet_20_link" text:visited-style-name="Visited_20_Internet_20_Link">89</text:a>).</text:p>
      <text:p text:style-name="P15"><text:span text:style-name="Emphasis">Scientology </text:span>ist keine Religionsgemeinschaft und fördert nicht die Religion. Die religiösen und weltanschaulichen Lehren dienen als Vorwand für die Verfolgung wirtschaftlicher Ziele (BAG <text:a xlink:type="simple" xlink:href="https://beck-online.beck.de/default.aspx?typ=reference&amp;y=200&amp;az=5AZB2194&amp;ge=BAG" text:style-name="Internet_20_link" text:visited-style-name="Visited_20_Internet_20_Link">5 AZB 21/94</text:a>, NJW 1996, <text:a xlink:type="simple" xlink:href="https://beck-online.beck.de/default.aspx?typ=reference&amp;y=300&amp;b=1996&amp;s=143&amp;z=NJW" text:style-name="Internet_20_link" text:visited-style-name="Visited_20_Internet_20_Link">143</text:a>/<text:a xlink:type="simple" xlink:href="https://beck-online.beck.de/default.aspx?typ=reference&amp;y=300&amp;b=1996&amp;s=147&amp;z=NJW" text:style-name="Internet_20_link" text:visited-style-name="Visited_20_Internet_20_Link">147</text:a>; FG Hbg v. <text:a xlink:type="simple" xlink:href="https://beck-online.beck.de/default.aspx?typ=reference&amp;y=200&amp;d=1995-10-04&amp;ge=FGHAMBURG" text:style-name="Internet_20_link" text:visited-style-name="Visited_20_Internet_20_Link">4.10.1995</text:a>, NVwZ 1998, <text:a xlink:type="simple" xlink:href="https://beck-online.beck.de/default.aspx?typ=reference&amp;y=300&amp;b=1998&amp;s=107&amp;z=NVwZ" text:style-name="Internet_20_link" text:visited-style-name="Visited_20_Internet_20_Link">107</text:a>; FG M’ter, EFG 1994, <text:a xlink:type="simple" xlink:href="https://beck-online.beck.de/default.aspx?typ=reference&amp;y=300&amp;b=1994&amp;s=810&amp;z=EFG" text:style-name="Internet_20_link" text:visited-style-name="Visited_20_Internet_20_Link">810</text:a>; zur ausländischen Rspr. vgl. <text:span text:style-name="Emphasis">Abel</text:span> NJW 1999, <text:a xlink:type="simple" xlink:href="https://beck-online.beck.de/default.aspx?typ=reference&amp;y=300&amp;b=1999&amp;s=331&amp;z=NJW" text:style-name="Internet_20_link" text:visited-style-name="Visited_20_Internet_20_Link">331</text:a>/<text:a xlink:type="simple" xlink:href="https://beck-online.beck.de/default.aspx?typ=reference&amp;y=300&amp;b=1999&amp;s=336&amp;z=NJW" text:style-name="Internet_20_link" text:visited-style-name="Visited_20_Internet_20_Link">336</text:a>). Zur Anerkennung einer Religionsgemeinschaft als Körperschaft des öffentlichen Rechts vgl. BVerfG <text:a xlink:type="simple" xlink:href="https://beck-online.beck.de/default.aspx?typ=reference&amp;y=200&amp;az=2BvR150097&amp;ge=BVERFG" text:style-name="Internet_20_link" text:visited-style-name="Visited_20_Internet_20_Link">2 BvR 1500/97</text:a>, NJW 2001, <text:a xlink:type="simple" xlink:href="https://beck-online.beck.de/default.aspx?typ=reference&amp;y=300&amp;b=2001&amp;s=429&amp;z=NJW" text:style-name="Internet_20_link" text:visited-style-name="Visited_20_Internet_20_Link">429</text:a>.</text:p>
      <text:p text:style-name="P15"><text:span text:style-name="Emphasis">Selbsthilfegruppen, </text:span>insb. von Alkohol- und Drogenabhängigen, Kranken, Elterngruppen behandlungsbedürftiger Kinder, sind gemeinnützig. Zu Selbsthilfegruppen alleinstehender Menschen vgl. aber OFD M’ter v. <text:a xlink:type="simple" xlink:href="https://beck-online.beck.de/default.aspx?typ=reference&amp;y=200&amp;d=1994-06-24&amp;ge=OFD_Muenster" text:style-name="Internet_20_link" text:visited-style-name="Visited_20_Internet_20_Link">24.6.1994</text:a>, DStR 1994, <text:a xlink:type="simple" xlink:href="https://beck-online.beck.de/default.aspx?typ=reference&amp;y=300&amp;b=1994&amp;s=1233&amp;z=DStR" text:style-name="Internet_20_link" text:visited-style-name="Visited_20_Internet_20_Link">1233</text:a>.</text:p>
      <text:p text:style-name="P15"><text:span text:style-name="Emphasis">Seuchenbekämpfung </text:span>ist Förderung des öffentlichen Gesundheitswesens. Vgl. Rz. <text:a xlink:type="simple" xlink:href="https://beck-online.beck.de/default.aspx?typ=reference&amp;y=400&amp;g=AO&amp;p=52&amp;w=PaKoeKoAO&amp;rn=36" text:style-name="Internet_20_link" text:visited-style-name="Visited_20_Internet_20_Link">36</text:a>.</text:p>
      <text:p text:style-name="P15"><text:span text:style-name="Emphasis">Skat </text:span>ist weder Förderung des Brauchtums noch Sport, sondern ein Geselligkeitsspiel, das in erster Linie der Freizeitgestaltung der beteiligten Spieler dient (FG SchlHol v. <text:a xlink:type="simple" xlink:href="https://beck-online.beck.de/default.aspx?typ=reference&amp;y=200&amp;d=1998-10-23&amp;ge=FGSCHLESWIGHOLSTEIN" text:style-name="Internet_20_link" text:visited-style-name="Visited_20_Internet_20_Link">23.10.1998</text:a>, EFG 1999, <text:a xlink:type="simple" xlink:href="https://beck-online.beck.de/default.aspx?typ=reference&amp;y=300&amp;b=1999&amp;s=50&amp;z=EFG" text:style-name="Internet_20_link" text:visited-style-name="Visited_20_Internet_20_Link">50</text:a>; BFH <text:a xlink:type="simple" xlink:href="https://beck-online.beck.de/default.aspx?typ=reference&amp;y=200&amp;az=IR10898&amp;ge=BFH" text:style-name="Internet_20_link" text:visited-style-name="Visited_20_Internet_20_Link">I R 108/98</text:a>, BFH/NV 2001, <text:a xlink:type="simple" xlink:href="https://beck-online.beck.de/default.aspx?typ=reference&amp;y=300&amp;b=2001&amp;s=1071&amp;z=BFH/NV" text:style-name="Internet_20_link" text:visited-style-name="Visited_20_Internet_20_Link">1071</text:a>).</text:p>
      <text:p text:style-name="P15"><text:span text:style-name="Emphasis">Soldatenbetreuung </text:span>s. Rz. <text:a xlink:type="simple" xlink:href="https://beck-online.beck.de/default.aspx?typ=reference&amp;y=400&amp;g=AO&amp;p=52&amp;w=PaKoeKoAO&amp;rn=61" text:style-name="Internet_20_link" text:visited-style-name="Visited_20_Internet_20_Link">61</text:a>.</text:p>
      <text:p text:style-name="P15"><text:span text:style-name="Emphasis">Sport. </text:span>Rspr. und FVerw. erkennen auch Sportarten an, die keine oder nur unwesentliche körperliche Trainingseffekte bewirken. Die körperliche Ertüchtigung zum Zwecke der Gesundheitsförderung wird nur formal zur Begriffsbestimmung herangezogen. Ob eine Sportart tatsächlich die Allgemeinheit iSd. § <text:a xlink:type="simple" xlink:href="https://beck-online.beck.de/default.aspx?typ=reference&amp;y=400&amp;g=AO&amp;p=52&amp;w=PaKoeKoAO" text:style-name="Internet_20_link" text:visited-style-name="Visited_20_Internet_20_Link">52</text:a> I fördert, wird nicht gesondert geprüft (zu Recht krit. <text:span text:style-name="Emphasis">Isensee</text:span> DStJG 26 (2003) <text:a xlink:type="simple" xlink:href="https://beck-online.beck.de/default.aspx?typ=reference&amp;y=300&amp;b=2003&amp;s=79&amp;z=DStJG" text:style-name="Internet_20_link" text:visited-style-name="Visited_20_Internet_20_Link">79</text:a>). Vgl. hierzu zunächst Rz. <text:a xlink:type="simple" xlink:href="https://beck-online.beck.de/default.aspx?typ=reference&amp;y=400&amp;g=AO&amp;p=52&amp;w=PaKoeKoAO&amp;rn=54" text:style-name="Internet_20_link" text:visited-style-name="Visited_20_Internet_20_Link">54</text:a>. Als gemeinnützig werden anerkannt: Ballonfahrt-Wettkämpfe (OFD Frankfurt v. <text:a xlink:type="simple" xlink:href="https://beck-online.beck.de/default.aspx?typ=reference&amp;y=200&amp;d=1996-12-05&amp;ge=OFD_Frankfurt" text:style-name="Internet_20_link" text:visited-style-name="Visited_20_Internet_20_Link">5.12.1996</text:a>, StEK § 52 Nr. 101), Dart (OFD Hannover v. <text:a xlink:type="simple" xlink:href="https://beck-online.beck.de/default.aspx?typ=reference&amp;y=200&amp;d=1994-07-25&amp;ge=OFD_Hannover" text:style-name="Internet_20_link" text:visited-style-name="Visited_20_Internet_20_Link">25.7.1994</text:a>, DStR 1994, <text:a xlink:type="simple" xlink:href="https://beck-online.beck.de/default.aspx?typ=reference&amp;y=300&amp;b=1994&amp;s=1578&amp;z=DStR" text:style-name="Internet_20_link" text:visited-style-name="Visited_20_Internet_20_Link">1578</text:a>), Golf (BFH <text:a xlink:type="simple" xlink:href="https://beck-online.beck.de/default.aspx?typ=reference&amp;y=200&amp;az=IR1996&amp;ge=BFH" text:style-name="Internet_20_link" text:visited-style-name="Visited_20_Internet_20_Link">I R 19/96</text:a>, BStBl. II 1997, <text:a xlink:type="simple" xlink:href="https://beck-online.beck.de/default.aspx?typ=reference&amp;y=300&amp;b=1997&amp;s=794&amp;z=BStBl&amp;ax=II" text:style-name="Internet_20_link" text:visited-style-name="Visited_20_Internet_20_Link">794</text:a>), Motorsport (BFH <text:a xlink:type="simple" xlink:href="https://beck-online.beck.de/default.aspx?typ=reference&amp;y=200&amp;az=IR1398&amp;ge=BFH" text:style-name="Internet_20_link" text:visited-style-name="Visited_20_Internet_20_Link">I R 13/98</text:a>, BStBl. II 1998, <text:a xlink:type="simple" xlink:href="https://beck-online.beck.de/default.aspx?typ=reference&amp;y=300&amp;b=1998&amp;s=9&amp;z=BStBl&amp;ax=II" text:style-name="Internet_20_link" text:visited-style-name="Visited_20_Internet_20_Link">9</text:a>, zu Recht aA <text:span text:style-name="Emphasis">Seer</text:span> DStJG 26 (2003), <text:a xlink:type="simple" xlink:href="https://beck-online.beck.de/default.aspx?typ=reference&amp;y=300&amp;b=2003&amp;s=11&amp;z=DStJG" text:style-name="Internet_20_link" text:visited-style-name="Visited_20_Internet_20_Link">11</text:a>/31 wegen der Gefährdung anderer Gemeinwohlziele).</text:p>
      <text:p text:style-name="P15"><text:span text:style-name="Emphasis">Sporthilfe-Fördervereine </text:span>zur finanziellen Unterstützung von Leistungssportlern werden von der FVerw. als gemeinnützig anerkannt, wenn die Fördermittel nach einheitlichen Richtlinien unter Berücksichtigung der finanziellen Situation des Sportlers zum Ausgleich der Aufwendungen für die sportliche Betätigung gewährt werden (FM Thüringen, v. <text:a xlink:type="simple" xlink:href="https://beck-online.beck.de/default.aspx?typ=reference&amp;y=200&amp;d=1996-04-25&amp;ge=FM_Thueringen" text:style-name="Internet_20_link" text:visited-style-name="Visited_20_Internet_20_Link">25.4.1996</text:a>, DStR 1996, <text:a xlink:type="simple" xlink:href="https://beck-online.beck.de/default.aspx?typ=reference&amp;y=300&amp;b=1996&amp;s=921&amp;z=DStR" text:style-name="Internet_20_link" text:visited-style-name="Visited_20_Internet_20_Link">921</text:a>).</text:p>
      <text:p text:style-name="P15"><text:span text:style-name="Emphasis">Staatsbürgerliche Zwecke </text:span>s. Rz. <text:a xlink:type="simple" xlink:href="https://beck-online.beck.de/default.aspx?typ=reference&amp;y=400&amp;g=AO&amp;p=52&amp;w=PaKoeKoAO&amp;rn=65" text:style-name="Internet_20_link" text:visited-style-name="Visited_20_Internet_20_Link">65</text:a>.</text:p>
      <text:p text:style-name="P15"><text:span text:style-name="Emphasis">Staatspolitische Zwecke </text:span>s. Rz. <text:a xlink:type="simple" xlink:href="https://beck-online.beck.de/default.aspx?typ=reference&amp;y=400&amp;g=AO&amp;p=52&amp;w=PaKoeKoAO&amp;rn=65" text:style-name="Internet_20_link" text:visited-style-name="Visited_20_Internet_20_Link">65</text:a>.</text:p>
      <text:p text:style-name="P15"><text:span text:style-name="Emphasis">Strafgefangenenfürsorge </text:span>s. Rz. <text:a xlink:type="simple" xlink:href="https://beck-online.beck.de/default.aspx?typ=reference&amp;y=400&amp;g=AO&amp;p=52&amp;w=PaKoeKoAO&amp;rn=44" text:style-name="Internet_20_link" text:visited-style-name="Visited_20_Internet_20_Link">44</text:a><text:span text:style-name="Emphasis"> Straftatenvorbeugung </text:span>durch Vereine, die mittels gezielter <text:soft-page-break/>Öffentlichkeitsarbeit und durch Modellprojekte, insb. Kinder und Jugendliche davor schützen wollen, straffällig zu werden, dient gemeinnützigen Zwecken (OFD Hannover v. <text:a xlink:type="simple" xlink:href="https://beck-online.beck.de/default.aspx?typ=reference&amp;y=200&amp;d=1997-11-03&amp;ge=OFD_Hannover" text:style-name="Internet_20_link" text:visited-style-name="Visited_20_Internet_20_Link">3.11.1997</text:a>, StEK § 52 Nr. 109).</text:p>
      <text:p text:style-name="P15"><text:span text:style-name="Emphasis">Studentenhilfe </text:span>(Rz. <text:a xlink:type="simple" xlink:href="https://beck-online.beck.de/default.aspx?typ=reference&amp;y=400&amp;g=AO&amp;p=52&amp;w=PaKoeKoAO&amp;rn=34" text:style-name="Internet_20_link" text:visited-style-name="Visited_20_Internet_20_Link">34</text:a>) dient der freien Wohlfahrtspflege. Zum Mensabetrieb durch Studentenwerk (BFH <text:a xlink:type="simple" xlink:href="https://beck-online.beck.de/default.aspx?typ=reference&amp;y=200&amp;az=VR7683&amp;ge=BFH" text:style-name="Internet_20_link" text:visited-style-name="Visited_20_Internet_20_Link">V R 76/83</text:a>, BStBl. II <text:a xlink:type="simple" xlink:href="https://beck-online.beck.de/default.aspx?typ=reference&amp;y=300&amp;s=1988&amp;z=BStBl&amp;ax=II" text:style-name="Internet_20_link" text:visited-style-name="Visited_20_Internet_20_Link">1988</text:a>. 908); Wohnungsvermietung an Studenten (BFH <text:a xlink:type="simple" xlink:href="https://beck-online.beck.de/default.aspx?typ=reference&amp;y=200&amp;az=IR3594&amp;ge=BFH" text:style-name="Internet_20_link" text:visited-style-name="Visited_20_Internet_20_Link">I R 35/94</text:a>, BStBl. II 1996, <text:a xlink:type="simple" xlink:href="https://beck-online.beck.de/default.aspx?typ=reference&amp;y=300&amp;b=1996&amp;s=583&amp;z=BStBl&amp;ax=II" text:style-name="Internet_20_link" text:visited-style-name="Visited_20_Internet_20_Link">583</text:a>); nicht dagegen Studentenverbindungen (FG Hbg, DStZ/E 1964, 522).</text:p>
      <text:p text:style-name="P15"><text:span text:style-name="Emphasis">Suchdienst für Vermisste </text:span>ist gemeinnützig (Rz. <text:a xlink:type="simple" xlink:href="https://beck-online.beck.de/default.aspx?typ=reference&amp;y=400&amp;g=AO&amp;p=52&amp;w=PaKoeKoAO&amp;rn=50" text:style-name="Internet_20_link" text:visited-style-name="Visited_20_Internet_20_Link">50</text:a>).</text:p>
      <text:p text:style-name="P15"><text:span text:style-name="Emphasis">Tanzsport </text:span>ist Sport, soweit er leistungs- und turniermäßig betrieben wird. Tanzstunden zur geselligen Unterhaltung der Vereinsmitglieder gehören nicht dazu (FM NRW, FR 1973, <text:a xlink:type="simple" xlink:href="https://beck-online.beck.de/default.aspx?typ=reference&amp;y=300&amp;b=1973&amp;s=15&amp;z=FR" text:style-name="Internet_20_link" text:visited-style-name="Visited_20_Internet_20_Link">15</text:a>).</text:p>
      <text:p text:style-name="P15"><text:span text:style-name="Emphasis">Technisches Hilfswerk </text:span>fördert den Zivilschutz (FM BaWü, DStR 1988, <text:a xlink:type="simple" xlink:href="https://beck-online.beck.de/default.aspx?typ=reference&amp;y=300&amp;b=1988&amp;s=719&amp;z=DStR" text:style-name="Internet_20_link" text:visited-style-name="Visited_20_Internet_20_Link">719</text:a>).</text:p>
      <text:p text:style-name="P15"><text:span text:style-name="Emphasis">Theater </text:span>ist Zweckbetrieb iSd. § <text:a xlink:type="simple" xlink:href="https://beck-online.beck.de/default.aspx?typ=reference&amp;y=400&amp;g=AO&amp;p=68&amp;w=PaKoeKoAO" text:style-name="Internet_20_link" text:visited-style-name="Visited_20_Internet_20_Link">68</text:a> Nr. 7.</text:p>
      <text:p text:style-name="P15"><text:span text:style-name="Emphasis">Tierschutz,</text:span> s. Rz. <text:a xlink:type="simple" xlink:href="https://beck-online.beck.de/default.aspx?typ=reference&amp;y=400&amp;g=AO&amp;p=52&amp;w=PaKoeKoAO&amp;rn=49" text:style-name="Internet_20_link" text:visited-style-name="Visited_20_Internet_20_Link">49</text:a></text:p>
      <text:p text:style-name="P15"><text:span text:style-name="Emphasis">Tierseuchenbekämpfung, </text:span>s. Rz. <text:a xlink:type="simple" xlink:href="https://beck-online.beck.de/default.aspx?typ=reference&amp;y=400&amp;g=AO&amp;p=52&amp;w=PaKoeKoAO&amp;rn=36" text:style-name="Internet_20_link" text:visited-style-name="Visited_20_Internet_20_Link">36</text:a>. Rechtsgrundlage: Tierseuchengesetz (BGBl. I 2001, <text:a xlink:type="simple" xlink:href="https://beck-online.beck.de/default.aspx?typ=reference&amp;y=300&amp;b=2001&amp;s=506&amp;z=BGBl&amp;ax=I" text:style-name="Internet_20_link" text:visited-style-name="Visited_20_Internet_20_Link">506</text:a>).</text:p>
      <text:p text:style-name="P15"><text:span text:style-name="Emphasis">Tierzucht </text:span>s. Rz. <text:a xlink:type="simple" xlink:href="https://beck-online.beck.de/default.aspx?typ=reference&amp;y=400&amp;g=AO&amp;p=52&amp;w=PaKoeKoAO&amp;rn=57" text:style-name="Internet_20_link" text:visited-style-name="Visited_20_Internet_20_Link">57</text:a>.</text:p>
      <text:p text:style-name="P15"><text:span text:style-name="Emphasis">Tischfußballspiel </text:span>ist kein Sport, sondern Geschicklichkeitsspiel. Dient der Unterhaltung und Freizeitbeschäftigung und nicht der Förderung der Allgemeinheit (BFH <text:a xlink:type="simple" xlink:href="https://beck-online.beck.de/default.aspx?typ=reference&amp;y=200&amp;az=IR20485&amp;ge=BFH" text:style-name="Internet_20_link" text:visited-style-name="Visited_20_Internet_20_Link">I R 204/85</text:a>, BFH/NV 1987, <text:a xlink:type="simple" xlink:href="https://beck-online.beck.de/default.aspx?typ=reference&amp;y=300&amp;b=1987&amp;s=705&amp;z=BFH/NV" text:style-name="Internet_20_link" text:visited-style-name="Visited_20_Internet_20_Link">705</text:a>).</text:p>
      <text:p text:style-name="P15"><text:span text:style-name="Emphasis">Toleranz</text:span>-Förderung gegenüber fremden Kulturen und Religionen trägt zur Völkerverständigung bei (Rz. <text:a xlink:type="simple" xlink:href="https://beck-online.beck.de/default.aspx?typ=reference&amp;y=400&amp;g=AO&amp;p=52&amp;w=PaKoeKoAO&amp;rn=51" text:style-name="Internet_20_link" text:visited-style-name="Visited_20_Internet_20_Link">51</text:a>).</text:p>
      <text:p text:style-name="P15"><text:span text:style-name="Emphasis">Traditionsvereine </text:span>verfolgen keine gemeinnützigen Zwecke, s. „Kameradschaftspflege“.</text:p>
      <text:p text:style-name="P15"><text:span text:style-name="Emphasis">Umweltschutz </text:span>s. Rz. <text:a xlink:type="simple" xlink:href="https://beck-online.beck.de/default.aspx?typ=reference&amp;y=400&amp;g=AO&amp;p=52&amp;w=PaKoeKoAO&amp;rn=48" text:style-name="Internet_20_link" text:visited-style-name="Visited_20_Internet_20_Link">48</text:a>.</text:p>
      <text:p text:style-name="P15"><text:span text:style-name="Emphasis">Unfallverhütung </text:span>ist Teil des öffentlichen Gesundheitswesens (Rz. <text:a xlink:type="simple" xlink:href="https://beck-online.beck.de/default.aspx?typ=reference&amp;y=400&amp;g=AO&amp;p=52&amp;w=PaKoeKoAO&amp;rn=46" text:style-name="Internet_20_link" text:visited-style-name="Visited_20_Internet_20_Link">46</text:a>). Die Förderung der Verkehrssicherheit dient der Unfallverhütung (OFD Frankfurt v. <text:a xlink:type="simple" xlink:href="https://beck-online.beck.de/default.aspx?typ=reference&amp;y=200&amp;d=1996-12-05&amp;ge=OFD_Frankfurt" text:style-name="Internet_20_link" text:visited-style-name="Visited_20_Internet_20_Link">5.12.1996</text:a>, StEK § 52 Nr. 103).</text:p>
      <text:p text:style-name="P15"><text:span text:style-name="Emphasis">Verbraucherberatung </text:span>s. Rz. <text:a xlink:type="simple" xlink:href="https://beck-online.beck.de/default.aspx?typ=reference&amp;y=400&amp;g=AO&amp;p=52&amp;w=PaKoeKoAO&amp;rn=43" text:style-name="Internet_20_link" text:visited-style-name="Visited_20_Internet_20_Link">43</text:a>.</text:p>
      <text:p text:style-name="P15"><text:span text:style-name="Emphasis">Verfolgte </text:span>s. „Kriegsopfer“.</text:p>
      <text:p text:style-name="P15"><text:span text:style-name="Emphasis">Vertriebenenorganisationen, </text:span>die eine Wiedervereinigung mit den Vertreibungsgebieten anstreben, verfolgen keine gemeinnützigen Zwecke (BMF v. <text:a xlink:type="simple" xlink:href="https://beck-online.beck.de/default.aspx?typ=reference&amp;y=200&amp;d=1995-10-26&amp;ge=BMF" text:style-name="Internet_20_link" text:visited-style-name="Visited_20_Internet_20_Link">26.10.1995</text:a>, StEK § 52 Nr. 88; FG Hbg v. <text:a xlink:type="simple" xlink:href="https://beck-online.beck.de/default.aspx?typ=reference&amp;y=200&amp;d=2004-05-12&amp;ge=FGHAMBURG" text:style-name="Internet_20_link" text:visited-style-name="Visited_20_Internet_20_Link">12.5.2004</text:a>, EFG 2004, <text:a xlink:type="simple" xlink:href="https://beck-online.beck.de/default.aspx?typ=reference&amp;y=300&amp;b=2004&amp;s=1878&amp;z=EFG" text:style-name="Internet_20_link" text:visited-style-name="Visited_20_Internet_20_Link">1878</text:a>). Siehe auch Rz. <text:a xlink:type="simple" xlink:href="https://beck-online.beck.de/default.aspx?typ=reference&amp;y=400&amp;g=AO&amp;p=52&amp;w=PaKoeKoAO&amp;rn=41" text:style-name="Internet_20_link" text:visited-style-name="Visited_20_Internet_20_Link">41</text:a>.</text:p>
      <text:p text:style-name="P15"><text:span text:style-name="Emphasis">Völkerverständigung </text:span>s. Rz. <text:a xlink:type="simple" xlink:href="https://beck-online.beck.de/default.aspx?typ=reference&amp;y=400&amp;g=AO&amp;p=52&amp;w=PaKoeKoAO&amp;rn=51" text:style-name="Internet_20_link" text:visited-style-name="Visited_20_Internet_20_Link">51</text:a>.</text:p>
      <text:p text:style-name="P15"><text:span text:style-name="Emphasis">Volksbildung </text:span>umfasst auch die politische Bildung (BFH <text:a xlink:type="simple" xlink:href="https://beck-online.beck.de/default.aspx?typ=reference&amp;y=200&amp;az=XIR6398&amp;ge=BFH" text:style-name="Internet_20_link" text:visited-style-name="Visited_20_Internet_20_Link">XI R 63/98</text:a>, BStBl. II 2000, <text:a xlink:type="simple" xlink:href="https://beck-online.beck.de/default.aspx?typ=reference&amp;y=300&amp;b=2000&amp;s=200&amp;z=BStBl&amp;ax=II" text:style-name="Internet_20_link" text:visited-style-name="Visited_20_Internet_20_Link">200</text:a>; Rz. <text:a xlink:type="simple" xlink:href="https://beck-online.beck.de/default.aspx?typ=reference&amp;y=400&amp;g=AO&amp;p=52&amp;w=PaKoeKoAO&amp;rn=34" text:style-name="Internet_20_link" text:visited-style-name="Visited_20_Internet_20_Link">34</text:a>).</text:p>
      <text:p text:style-name="P15"><text:span text:style-name="Emphasis">Wandervereine </text:span>dienen ausschließlich der geselligen, gemeinsamen Freizeitbetätigung. Die FVerw. erkennt sie gleichwohl als gemeinnützig an. Bewirtschaftete Hütten von Wandervereinen sind wirtschaftliche Geschäftsbetriebe (OFD Koblenz v. <text:a xlink:type="simple" xlink:href="https://beck-online.beck.de/default.aspx?typ=reference&amp;y=200&amp;d=1987-12-02&amp;ge=OFD_Koblenz" text:style-name="Internet_20_link" text:visited-style-name="Visited_20_Internet_20_Link">2.12.1987</text:a>, DB 1988, <text:a xlink:type="simple" xlink:href="https://beck-online.beck.de/default.aspx?typ=reference&amp;y=300&amp;b=1988&amp;s=86&amp;z=DB" text:style-name="Internet_20_link" text:visited-style-name="Visited_20_Internet_20_Link">86</text:a>).</text:p>
      <text:p text:style-name="P15"><text:span text:style-name="Emphasis">Wirtschaftsförderung: </text:span>Die Förderung von Investitionsvorhaben von Betrieben eines bestimmten Gebietes ist nicht gemeinnützig (BFH <text:a xlink:type="simple" xlink:href="https://beck-online.beck.de/default.aspx?typ=reference&amp;y=200&amp;az=IR3704&amp;ge=BFH" text:style-name="Internet_20_link" text:visited-style-name="Visited_20_Internet_20_Link">I R 37/04</text:a>, BStBl. II 2006, <text:a xlink:type="simple" xlink:href="https://beck-online.beck.de/default.aspx?typ=reference&amp;y=300&amp;b=2006&amp;s=141&amp;z=BStBl&amp;ax=II" text:style-name="Internet_20_link" text:visited-style-name="Visited_20_Internet_20_Link">141</text:a>; BFH <text:a xlink:type="simple" xlink:href="https://beck-online.beck.de/default.aspx?typ=reference&amp;y=200&amp;az=IR3896&amp;ge=BFH" text:style-name="Internet_20_link" text:visited-style-name="Visited_20_Internet_20_Link">I R 38/96</text:a>, BFH/NV 1997, <text:a xlink:type="simple" xlink:href="https://beck-online.beck.de/default.aspx?typ=reference&amp;y=300&amp;b=1997&amp;s=904&amp;z=BFH/NV" text:style-name="Internet_20_link" text:visited-style-name="Visited_20_Internet_20_Link">904</text:a>).</text:p>
      <text:p text:style-name="P15"><text:span text:style-name="Emphasis">Wissenschaft </text:span>s. Rz. <text:a xlink:type="simple" xlink:href="https://beck-online.beck.de/default.aspx?typ=reference&amp;y=400&amp;g=AO&amp;p=52&amp;w=PaKoeKoAO&amp;rn=29" text:style-name="Internet_20_link" text:visited-style-name="Visited_20_Internet_20_Link">29</text:a>.</text:p>
      <text:p text:style-name="P15"><text:span text:style-name="Emphasis">Wohlfahrtspflege </text:span>s. Rz. <text:a xlink:type="simple" xlink:href="https://beck-online.beck.de/default.aspx?typ=reference&amp;y=400&amp;g=AO&amp;p=52&amp;w=PaKoeKoAO&amp;rn=37" text:style-name="Internet_20_link" text:visited-style-name="Visited_20_Internet_20_Link">37</text:a>.</text:p>
      <text:p text:style-name="P15"><text:span text:style-name="Emphasis">Wohnungsvermietung </text:span>an Hilfsbedürftige fördert die Jugendhilfe, Altenhilfe und das Wohlfahrtswesen (BFH <text:a xlink:type="simple" xlink:href="https://beck-online.beck.de/default.aspx?typ=reference&amp;y=200&amp;az=IR3594&amp;ge=BFH" text:style-name="Internet_20_link" text:visited-style-name="Visited_20_Internet_20_Link">I R 35/94</text:a>, BStBl. II 1996, <text:a xlink:type="simple" xlink:href="https://beck-online.beck.de/default.aspx?typ=reference&amp;y=300&amp;b=1996&amp;s=583&amp;z=BStBl&amp;ax=II" text:style-name="Internet_20_link" text:visited-style-name="Visited_20_Internet_20_Link">583</text:a>).</text:p>
      <text:p text:style-name="P15"><text:span text:style-name="Emphasis">Yoga-Psychologie </text:span>dient nicht gemeinnützigen Zwecken (vgl. BFH <text:a xlink:type="simple" xlink:href="https://beck-online.beck.de/default.aspx?typ=reference&amp;y=200&amp;az=IR1482&amp;ge=BFH" text:style-name="Internet_20_link" text:visited-style-name="Visited_20_Internet_20_Link">I R 14/82</text:a>, BFH/NV 1987, <text:a xlink:type="simple" xlink:href="https://beck-online.beck.de/default.aspx?typ=reference&amp;y=300&amp;b=1987&amp;s=632&amp;z=BFH/NV" text:style-name="Internet_20_link" text:visited-style-name="Visited_20_Internet_20_Link">632</text:a>: offengelassen).</text:p>
      <text:p text:style-name="P15"><text:soft-page-break/><text:span text:style-name="Emphasis">Zauberei </text:span>ist nicht gemeinnützig, da keine Kunst, sondern Spiel, Artistik, angewandte Fingerfertigkeit (BFH <text:a xlink:type="simple" xlink:href="https://beck-online.beck.de/default.aspx?typ=reference&amp;y=200&amp;az=IR7287&amp;ge=BFH" text:style-name="Internet_20_link" text:visited-style-name="Visited_20_Internet_20_Link">I R 72/87</text:a>, BFH/NV 1990, <text:a xlink:type="simple" xlink:href="https://beck-online.beck.de/default.aspx?typ=reference&amp;y=300&amp;b=1990&amp;s=146&amp;z=BFH/NV" text:style-name="Internet_20_link" text:visited-style-name="Visited_20_Internet_20_Link">146</text:a>).</text:p>
      <text:p text:style-name="P15"><text:span text:style-name="Emphasis">Zivilschutz </text:span>ist gemeinnütziger Zweck s. Rz. <text:a xlink:type="simple" xlink:href="https://beck-online.beck.de/default.aspx?typ=reference&amp;y=400&amp;g=AO&amp;p=52&amp;w=PaKoeKoAO&amp;rn=39" text:style-name="Internet_20_link" text:visited-style-name="Visited_20_Internet_20_Link">39</text:a>.</text:p>
      <text:p text:style-name="P15"><text:span text:style-name="Emphasis">Zoologische Gärten </text:span>und Tierparks sollen den Natur- und Tierschutz fördern (FM Thüringen v. <text:a xlink:type="simple" xlink:href="https://beck-online.beck.de/default.aspx?typ=reference&amp;y=200&amp;d=1994-08-30&amp;ge=FM_Thueringen" text:style-name="Internet_20_link" text:visited-style-name="Visited_20_Internet_20_Link">30.8.1994</text:a>, DStR 1994, <text:a xlink:type="simple" xlink:href="https://beck-online.beck.de/default.aspx?typ=reference&amp;y=300&amp;b=1994&amp;s=1691&amp;z=DStR" text:style-name="Internet_20_link" text:visited-style-name="Visited_20_Internet_20_Link">1691</text:a>). Zweifelhaft, krit. auch <text:span text:style-name="Emphasis">TK</text:span> § 52 Rz. 49.“<text:note text:id="ftn4" text:note-class="footnote"><text:note-citation>3</text:note-citation><text:note-body><text:p text:style-name="Footnote">Koenig, Kommentar AO, 3. Aufl., § 52 Rz. 68.</text:p></text:note-body></text:note></text:p>
      <text:p text:style-name="P11"/>
      <text:p text:style-name="P10">Zum Verständnis: Deine Satzung muss keinesfalls die Angabe enthalten, unter welchen der gemeinnützigen Zwecke iRd. § 52 AO dein Verein fällt. Für die steuerliche Anerkennung der Gemeinnützigkeit müssen lediglich die gemeinnützigen Zwecke sowie die Art und Weise ihrer Erreichung in der Satzung festgelegt werden. </text:p>
      <text:p text:style-name="P11"/>
      <text:p text:style-name="P13"/>
      <text:list xml:id="list190112886578695" text:continue-numbering="true" text:style-name="L1">
        <text:list-item>
          <text:list>
            <text:list-item>
              <text:p text:style-name="P17">Allgemeinheit</text:p>
            </text:list-item>
          </text:list>
        </text:list-item>
      </text:list>
      <text:p text:style-name="P13"/>
      <text:p text:style-name="P10">Du hattest danach gefragt, ob ein Internetzugang als Mitgliedschaftsvoraussetzung der Anerkennung als gemeinnütziger Verein entgegen steht. Nach § 52 AO ist Voraussetzung, dass der Vereinszweck der „Allgemeinheit“ dient. Hierzu habe ich folgende Ausführungen gefunden:</text:p>
      <text:p text:style-name="P10"/>
      <text:p text:style-name="P10"/>
      <text:p text:style-name="P7"><text:span text:style-name="Emphasis">„Intention der Norm.</text:span> § <text:a xlink:type="simple" xlink:href="https://beck-online.beck.de/default.aspx?typ=reference&amp;y=400&amp;g=AO&amp;p=52&amp;w=PaKoeKoAO" text:style-name="Internet_20_link" text:visited-style-name="Visited_20_Internet_20_Link">52</text:a> I 2 enthält keine Legaldefinition der Allgemeinheit. Entsprechend § <text:a xlink:type="simple" xlink:href="https://beck-online.beck.de/default.aspx?typ=reference&amp;y=100&amp;g=AO&amp;p=17" text:style-name="Internet_20_link" text:visited-style-name="Visited_20_Internet_20_Link">17</text:a> <text:a xlink:type="simple" xlink:href="https://beck-online.beck.de/default.aspx?typ=reference&amp;y=100&amp;g=AO&amp;p=17&amp;x=4" text:style-name="Internet_20_link" text:visited-style-name="Visited_20_Internet_20_Link">IV</text:a> StAnpG findet lediglich eine Negativabgrenzung statt. Danach ist eine Förderung der Allgemeinheit nicht gegeben, wenn der Kreis der Personen, dem die Förderung zugute kommt, fest abgeschlossen ist oder infolge seiner Abgrenzung dauernd nur klein sein kann. Die Intention des Gesetzgebers, die Begünstigung exklusiver Kreise oder von Sonder- bzw. Gruppeninteressen als nicht gemeinwohlfördernd auszuschließen, lässt sich der gesetzlichen Umschreibung nur unvollkommen entnehmen. Durch die Anknüpfung an die Zahl der geförderten Personen wird verdeckt, dass nicht die Quantität, sondern die Qualität der verfolgten Ziele über die Gemeinnützigkeit einer Tätigkeit entscheidet. Die Allgemeinheit wird demnach gefördert, wenn die Tätigkeit der Körperschaft im Interesse der Allgemeinheit liegt, also dem Gemeinwohl nützt (<text:span text:style-name="Emphasis">Lang</text:span> StuW 1987, <text:a xlink:type="simple" xlink:href="https://beck-online.beck.de/default.aspx?typ=reference&amp;y=300&amp;b=1987&amp;s=221&amp;z=StuW" text:style-name="Internet_20_link" text:visited-style-name="Visited_20_Internet_20_Link">221</text:a>/<text:a xlink:type="simple" xlink:href="https://beck-online.beck.de/default.aspx?typ=reference&amp;y=300&amp;b=1987&amp;s=233&amp;z=StuW" text:style-name="Internet_20_link" text:visited-style-name="Visited_20_Internet_20_Link">233</text:a>). Dieser Ansatz entspricht den Bemühungen der Rspr. bei der im Gemeinwohlinteresse liegenden Förderung eines kleinen Personenkreises, diesen als Ausschnitt der Allgemeinheit anzusehen (BFH <text:a xlink:type="simple" xlink:href="https://beck-online.beck.de/default.aspx?typ=reference&amp;y=200&amp;az=IR3978&amp;ge=BFH" text:style-name="Internet_20_link" text:visited-style-name="Visited_20_Internet_20_Link">I R 39/78</text:a>, BStBl. II 1979, <text:a xlink:type="simple" xlink:href="https://beck-online.beck.de/default.aspx?typ=reference&amp;y=300&amp;b=1979&amp;s=482&amp;z=BStBl&amp;ax=II" text:style-name="Internet_20_link" text:visited-style-name="Visited_20_Internet_20_Link">482</text:a>/485). Würde man hingegen eine Förderung der Mehrheit des Volkes verlangen, müsste sowohl kleinen örtlich begrenzt tätigen oder leistungsschwachen Vereinen als auch Projekten, die naturgemäß nur eine kleine Zahl von Personen betrifft (Erforschung einer seltenen Erbkrankheit), die Gemeinnützigkeit versagt werden. Aus der Förderung einer großen Personenzahl lässt sich umgekehrt nicht auf eine Förderung im Interesse des Gemeinwohls schließen.</text:p>
      <text:p text:style-name="P7"/>
      <text:p text:style-name="P7"><text:bookmark text:name="Y-400-W-PaKoeKoAO-G-AO-P-52-RN-19"/><text:span text:style-name="Emphasis">Fest abgeschlossener Kreis. </text:span>Ob eine Begrenzung des Kreises der Geförderten gemeinnützigkeitsschädlich ist, kann nur im Einzelfall beantwortet werden. Maßgebliche Bedeutung erlangt dabei der Gesetzeszweck, altruistische Aktivitäten zu fördern. Ist der Kreis der Begünstigten fest abgeschlossen oder kann er infolge seiner Abgrenzung nach bestimmten Merkmalen nur dauerhaft klein sein, indiziert dies, dass die Förderung vornehmlich Gruppen- oder Sonderinteressen dient. Die Bestimmung des begünstigten Personenkreises anhand festgelegter Merkmale schließt eine gemeinnützige Betätigung jedoch grds. nicht aus (vgl. BFH <text:a xlink:type="simple" xlink:href="https://beck-online.beck.de/default.aspx?typ=reference&amp;y=200&amp;az=IR9402&amp;ge=BFH" text:style-name="Internet_20_link" text:visited-style-name="Visited_20_Internet_20_Link">I R 94/02</text:a>, DStR 2007, <text:a xlink:type="simple" xlink:href="https://beck-online.beck.de/default.aspx?typ=reference&amp;y=300&amp;b=2007&amp;s=438&amp;z=DStR" text:style-name="Internet_20_link" text:visited-style-name="Visited_20_Internet_20_Link">438</text:a>: Beschränkung auf die Jugend eines Staates oder einer Stadt; <text:span text:style-name="Emphasis">Felix </text:span>FR 1961, <text:a xlink:type="simple" xlink:href="https://beck-online.beck.de/default.aspx?typ=reference&amp;y=300&amp;b=1961&amp;s=236&amp;z=FR" text:style-name="Internet_20_link" text:visited-style-name="Visited_20_Internet_20_Link">236</text:a>). Dies gilt auch, wenn der Kreis der tatsächlich Betroffenen dauerhaft klein sein wird, eine Förderung jedoch im Interesse der Allgemeinheit liegt (zB die Förderung schwer vermittelbarer Langzeitarbeitsloser einer kleineren Gemeinde; vgl. BFH <text:a xlink:type="simple" xlink:href="https://beck-online.beck.de/default.aspx?typ=reference&amp;y=200&amp;az=IR3593&amp;ge=BFH" text:style-name="Internet_20_link" text:visited-style-name="Visited_20_Internet_20_Link">I R 35/93</text:a>, BStBl. II 1995, <text:a xlink:type="simple" xlink:href="https://beck-online.beck.de/default.aspx?typ=reference&amp;y=300&amp;b=1995&amp;s=767&amp;z=BStBl&amp;ax=II" text:style-name="Internet_20_link" text:visited-style-name="Visited_20_Internet_20_Link">767</text:a>). Die finanziellen Mittel eines Vereins erfordern eine sachliche und personelle Begrenzung seiner Arbeit. <text:soft-page-break/>Dies gilt im Übrigen auch für die zeitliche und gegenständliche Beschränkung der Tätigkeit. Kommt die Förderung vornehmlich Nichtmitgliedern zugute, legt das altruistische Verhalten eine gemeinnützige Betätigung nahe (<text:span text:style-name="Emphasis">Lang </text:span>StuW 1987, <text:a xlink:type="simple" xlink:href="https://beck-online.beck.de/default.aspx?typ=reference&amp;y=300&amp;b=1987&amp;s=221&amp;z=StuW" text:style-name="Internet_20_link" text:visited-style-name="Visited_20_Internet_20_Link">221</text:a>/<text:a xlink:type="simple" xlink:href="https://beck-online.beck.de/default.aspx?typ=reference&amp;y=300&amp;b=1987&amp;s=234&amp;z=StuW" text:style-name="Internet_20_link" text:visited-style-name="Visited_20_Internet_20_Link">234</text:a>). Die geringe Anzahl der Förderer, strenge Aufnahmeregeln und ihre feste zahlenmäßige Begrenzung sind dabei unschädlich (unzutr. FG Hbg. v. <text:a xlink:type="simple" xlink:href="https://beck-online.beck.de/default.aspx?typ=reference&amp;y=200&amp;d=1997-12-08&amp;ge=FGHAMBURG" text:style-name="Internet_20_link" text:visited-style-name="Visited_20_Internet_20_Link">8.12.1997</text:a>, EFG 1998, <text:a xlink:type="simple" xlink:href="https://beck-online.beck.de/default.aspx?typ=reference&amp;y=300&amp;b=1998&amp;s=916&amp;z=EFG" text:style-name="Internet_20_link" text:visited-style-name="Visited_20_Internet_20_Link">916</text:a>). Fördert die Körperschaft hingegen ausschließlich Mitglieder, schließt ein fest abgeschlossener oder nach abstrakten Merkmalen bestimmter dauerhaft kleiner Personenkreis eine gemeinnützige Betätigung aus (BFH <text:a xlink:type="simple" xlink:href="https://beck-online.beck.de/default.aspx?typ=reference&amp;y=200&amp;az=IR3676&amp;ge=BFH" text:style-name="Internet_20_link" text:visited-style-name="Visited_20_Internet_20_Link">I R 36/76</text:a>, BStBl. II 1979, <text:a xlink:type="simple" xlink:href="https://beck-online.beck.de/default.aspx?typ=reference&amp;y=300&amp;b=1979&amp;s=492&amp;z=BStBl&amp;ax=II" text:style-name="Internet_20_link" text:visited-style-name="Visited_20_Internet_20_Link">492</text:a>).</text:p>
      <text:p text:style-name="P7"/>
      <text:p text:style-name="P7"/>
      <text:p text:style-name="P7"><text:span text:style-name="Emphasis">Hohe Mitgliedsbeiträge.</text:span> Die Rspr. lässt regelmäßig die Förderung einer großen Anzahl von Personen (Mitgliedern) oder die potentielle Beitrittsmöglichkeit genügen, auch wenn die Betätigung auf die Befriedigung eigener Freizeitinteressen ausgerichtet ist. Begrenzt der Verein hingegen die Mitgliederzahl durch hohe Aufnahmegebühren, Umlagen und/oder Beiträge, fehlt es wegen der Exklusivität der Mitglieder an einer Förderung der Allgemeinheit. Mehrere Vereinsabgaben sind in ihrer jährlichen Gesamtwirkung zu betrachten. Hierbei sind zinslose Aufnahmedarlehen in Höhe des jährlichen Zinsverlustes (bzw. Refinanzierungskosten) zu berücksichtigen (BFH <text:a xlink:type="simple" xlink:href="https://beck-online.beck.de/default.aspx?typ=reference&amp;y=200&amp;az=IR15293&amp;ge=BFH" text:style-name="Internet_20_link" text:visited-style-name="Visited_20_Internet_20_Link">I R 152/93</text:a>, BStBl. II 1998, <text:a xlink:type="simple" xlink:href="https://beck-online.beck.de/default.aspx?typ=reference&amp;y=300&amp;b=1998&amp;s=711&amp;z=BStBl&amp;ax=II" text:style-name="Internet_20_link" text:visited-style-name="Visited_20_Internet_20_Link">711</text:a>). Der Erwerb einer Beteiligung an der Betreiber-KG des Vereins belastet das Mitglied in Höhe des bei Austritt zu erwartenden Veräußerungsverlustes und der jährlichen Zinsaufwendungen (BFH <text:a xlink:type="simple" xlink:href="https://beck-online.beck.de/default.aspx?typ=reference&amp;y=200&amp;az=IR4103&amp;ge=BFH" text:style-name="Internet_20_link" text:visited-style-name="Visited_20_Internet_20_Link">I R 41/03</text:a>, BFH/NV 2004, <text:a xlink:type="simple" xlink:href="https://beck-online.beck.de/default.aspx?typ=reference&amp;y=300&amp;b=2004&amp;s=104&amp;z=BFH/NV" text:style-name="Internet_20_link" text:visited-style-name="Visited_20_Internet_20_Link">104</text:a>; FG M’ter v. <text:a xlink:type="simple" xlink:href="https://beck-online.beck.de/default.aspx?typ=reference&amp;y=200&amp;d=2001-01-22&amp;ge=FGMUENSTER" text:style-name="Internet_20_link" text:visited-style-name="Visited_20_Internet_20_Link">22.1.2001</text:a>, EFG 2001, <text:a xlink:type="simple" xlink:href="https://beck-online.beck.de/default.aspx?typ=reference&amp;y=300&amp;b=2001&amp;s=613&amp;z=EFG" text:style-name="Internet_20_link" text:visited-style-name="Visited_20_Internet_20_Link">613</text:a>). Spenden, die allgemein erwartet und üblicherweise auch gezahlt werden, wozu sich die Mitglieder folglich faktisch verpflichtet fühlen, sind in die Gesamtbelastung einzubeziehen, da es an der für Spenden begriffsnotwendigen Freiwilligkeit fehlt (BFH <text:a xlink:type="simple" xlink:href="https://beck-online.beck.de/default.aspx?typ=reference&amp;y=200&amp;az=XB28594&amp;ge=BFH" text:style-name="Internet_20_link" text:visited-style-name="Visited_20_Internet_20_Link">X B 285/94</text:a>, BFH/NV 1995, <text:a xlink:type="simple" xlink:href="https://beck-online.beck.de/default.aspx?typ=reference&amp;y=300&amp;b=1995&amp;s=963&amp;z=BFH/NV" text:style-name="Internet_20_link" text:visited-style-name="Visited_20_Internet_20_Link">963</text:a>; vgl. aber BFH <text:a xlink:type="simple" xlink:href="https://beck-online.beck.de/default.aspx?typ=reference&amp;y=200&amp;az=IR1996&amp;ge=BFH" text:style-name="Internet_20_link" text:visited-style-name="Visited_20_Internet_20_Link">I R 19/96</text:a>, BStBl. II 1997, <text:a xlink:type="simple" xlink:href="https://beck-online.beck.de/default.aspx?typ=reference&amp;y=300&amp;b=1997&amp;s=794&amp;z=BStBl&amp;ax=II" text:style-name="Internet_20_link" text:visited-style-name="Visited_20_Internet_20_Link">794</text:a>: kein faktischer Zahlungszwang, wenn Mitgliedschaft bei Nichtzahlung bestehen bleibt). Nach Auffassung der FVerw. (<text:a xlink:type="simple" xlink:href="https://beck-online.beck.de/default.aspx?typ=reference&amp;y=100&amp;g=AEAO&amp;p=52&amp;name=AEAO" text:style-name="Internet_20_link" text:visited-style-name="Visited_20_Internet_20_Link">AEAO</text:a> zu § <text:a xlink:type="simple" xlink:href="https://beck-online.beck.de/default.aspx?typ=reference&amp;y=100&amp;g=AEAO&amp;p=52" text:style-name="Internet_20_link" text:visited-style-name="Visited_20_Internet_20_Link">52</text:a> Nr. 1.1) ist die Erhebung von Mitgliedsabgaben unschädlich, wenn die Beiträge und Umlagen durchschnittlich 1023 Euro pro Mitglied und Jahr und die Aufnahmegebühr 1534 Euro pro Mitglied nicht überschreiten. Zusätzlich soll der Verein für konkrete Investitionsvorhaben alle 10 Jahre pro Mitglied eine Investitionsumlage von 5113 Euro verlangen dürfen, die das Mitglied in gleichen Jahresraten leisten kann. Eine Zahlungsverpflichtung von 4800 DM im Eintrittsjahr 1990 für Neumitglieder schließt die Allgemeinheit noch nicht aus (BFH <text:a xlink:type="simple" xlink:href="https://beck-online.beck.de/default.aspx?typ=reference&amp;y=200&amp;az=IR1996&amp;ge=BFH" text:style-name="Internet_20_link" text:visited-style-name="Visited_20_Internet_20_Link">I R 19/96</text:a>, BStBl. II 1997, <text:a xlink:type="simple" xlink:href="https://beck-online.beck.de/default.aspx?typ=reference&amp;y=300&amp;b=1997&amp;s=794&amp;z=BStBl&amp;ax=II" text:style-name="Internet_20_link" text:visited-style-name="Visited_20_Internet_20_Link">794</text:a>; BFH <text:a xlink:type="simple" xlink:href="https://beck-online.beck.de/default.aspx?typ=reference&amp;y=200&amp;az=IR25678&amp;ge=BFH" text:style-name="Internet_20_link" text:visited-style-name="Visited_20_Internet_20_Link">I R 256/78</text:a>, BStBl. II 1982, <text:a xlink:type="simple" xlink:href="https://beck-online.beck.de/default.aspx?typ=reference&amp;y=300&amp;b=1982&amp;s=337&amp;z=BStBl&amp;ax=II" text:style-name="Internet_20_link" text:visited-style-name="Visited_20_Internet_20_Link">337</text:a>: Aufnahmegebühr von 2000 DM; vgl. auch BFH <text:a xlink:type="simple" xlink:href="https://beck-online.beck.de/default.aspx?typ=reference&amp;y=200&amp;az=IR6477&amp;ge=BFH" text:style-name="Internet_20_link" text:visited-style-name="Visited_20_Internet_20_Link">I R 64/77</text:a>, BStBl. II 1979, <text:a xlink:type="simple" xlink:href="https://beck-online.beck.de/default.aspx?typ=reference&amp;y=300&amp;b=1979&amp;s=488&amp;z=BStBl&amp;ax=II" text:style-name="Internet_20_link" text:visited-style-name="Visited_20_Internet_20_Link">488</text:a>; anders bei einem im Eintrittsjahr zu entrichtenden Nutzungsentgelt von mindestens 8900 DM, FG Bdbg v. <text:a xlink:type="simple" xlink:href="https://beck-online.beck.de/default.aspx?typ=reference&amp;y=200&amp;d=2002-08-20&amp;ge=FGBRANDENBURG" text:style-name="Internet_20_link" text:visited-style-name="Visited_20_Internet_20_Link">20.8.2002</text:a>, EFG 2002, <text:a xlink:type="simple" xlink:href="https://beck-online.beck.de/default.aspx?typ=reference&amp;y=300&amp;b=2002&amp;s=1355&amp;z=EFG" text:style-name="Internet_20_link" text:visited-style-name="Visited_20_Internet_20_Link">1355</text:a>). Krit. zur Abgrenzung nach Mitgliedsbeiträgen <text:span text:style-name="Emphasis">TK</text:span> § 52 Rz. 10; <text:span text:style-name="Emphasis">Wallenhorst</text:span> DStR 1997, <text:a xlink:type="simple" xlink:href="https://beck-online.beck.de/default.aspx?typ=reference&amp;y=300&amp;b=1997&amp;s=479&amp;z=DStR" text:style-name="Internet_20_link" text:visited-style-name="Visited_20_Internet_20_Link">479</text:a>; vgl. auch <text:span text:style-name="Emphasis">Fischer</text:span> FS Offerhaus, S. 597/611.</text:p>
      <text:p text:style-name="P7"/>
      <text:p text:style-name="P7"><text:span text:style-name="Emphasis">Einzelfälle.</text:span> Der Kreis der Begünstigten ist nach der Rspr. fest abgeschlossen oder dauerhaft klein bei Zugehörigkeit zu einer Familie oder einem Familienverband (RFH I Aa 355/29, RStBl. 1929, <text:a xlink:type="simple" xlink:href="https://beck-online.beck.de/default.aspx?typ=reference&amp;y=300&amp;b=1929&amp;s=571&amp;z=RStBl" text:style-name="Internet_20_link" text:visited-style-name="Visited_20_Internet_20_Link">571</text:a>), zur Belegschaft eines Unternehmens (BFH <text:a xlink:type="simple" xlink:href="https://beck-online.beck.de/default.aspx?typ=reference&amp;y=200&amp;az=IR8685&amp;ge=BFH" text:style-name="Internet_20_link" text:visited-style-name="Visited_20_Internet_20_Link">I R 86/85</text:a>, BStBl. II 1990, <text:a xlink:type="simple" xlink:href="https://beck-online.beck.de/default.aspx?typ=reference&amp;y=300&amp;b=1990&amp;s=550&amp;z=BStBl&amp;ax=II" text:style-name="Internet_20_link" text:visited-style-name="Visited_20_Internet_20_Link">550</text:a>), zu einem Traditionsverband (BFH <text:a xlink:type="simple" xlink:href="https://beck-online.beck.de/default.aspx?typ=reference&amp;y=200&amp;az=I32061U&amp;ge=BFH" text:style-name="Internet_20_link" text:visited-style-name="Visited_20_Internet_20_Link">I 320/61 U</text:a>, BStBl. III 1964, <text:a xlink:type="simple" xlink:href="https://beck-online.beck.de/default.aspx?typ=reference&amp;y=300&amp;b=1964&amp;s=20&amp;z=BStBl&amp;ax=III" text:style-name="Internet_20_link" text:visited-style-name="Visited_20_Internet_20_Link">20</text:a>), bei einem Orden, der seine Lehre ausschließlich Mitgliedern angedeihen lässt (BFH <text:a xlink:type="simple" xlink:href="https://beck-online.beck.de/default.aspx?typ=reference&amp;y=200&amp;az=IR3676&amp;ge=BFH" text:style-name="Internet_20_link" text:visited-style-name="Visited_20_Internet_20_Link">I R 36/76</text:a>, BStBl. II 1979, <text:a xlink:type="simple" xlink:href="https://beck-online.beck.de/default.aspx?typ=reference&amp;y=300&amp;b=1979&amp;s=492&amp;z=BStBl&amp;ax=II" text:style-name="Internet_20_link" text:visited-style-name="Visited_20_Internet_20_Link">492</text:a>), bei Abhängigkeit der Mitgliedschaft von der Zugehörigkeit zu einer nicht steuerbegünstigten Körperschaft (BFH <text:a xlink:type="simple" xlink:href="https://beck-online.beck.de/default.aspx?typ=reference&amp;y=200&amp;az=XR16588&amp;ge=BFH" text:style-name="Internet_20_link" text:visited-style-name="Visited_20_Internet_20_Link">X R 165/88</text:a>, BStBl. II 1992, <text:a xlink:type="simple" xlink:href="https://beck-online.beck.de/default.aspx?typ=reference&amp;y=300&amp;b=1992&amp;s=1048&amp;z=BStBl&amp;ax=II" text:style-name="Internet_20_link" text:visited-style-name="Visited_20_Internet_20_Link">1048</text:a>); Studentenverbindungen (FG Hbg, DStZ/E 1964, 522); Förderung von Investitionsvorhaben von Betrieben eines bestimmten Gebietes (FG Saarl, EFG 1982, <text:a xlink:type="simple" xlink:href="https://beck-online.beck.de/default.aspx?typ=reference&amp;y=300&amp;b=1982&amp;s=214&amp;z=EFG" text:style-name="Internet_20_link" text:visited-style-name="Visited_20_Internet_20_Link">214</text:a>). Nicht dagegen die Auszubildenden einer Körperschaft des öffentlichen Rechts (FG Nds, EFG 1987, <text:a xlink:type="simple" xlink:href="https://beck-online.beck.de/default.aspx?typ=reference&amp;y=300&amp;b=1987&amp;s=339&amp;z=EFG" text:style-name="Internet_20_link" text:visited-style-name="Visited_20_Internet_20_Link">339</text:a>).“<text:note text:id="ftn5" text:note-class="footnote"><text:note-citation>4</text:note-citation><text:note-body><text:p text:style-name="Footnote">Koenig, Kommentar AO, 3. Aufl., § 52 Rz. 18-19, 22, 25.</text:p></text:note-body></text:note></text:p>
      <text:p text:style-name="P10"/>
      <text:p text:style-name="P10"/>
      <text:p text:style-name="P10">Wie es sich konkret bei dem Erfordernis eines Internetzugangs verhält, um an dem Vereinsleben aktiv teilnehmen zu können, ist nicht explizit aufgeführt. Allerdings lassen sich aus dem o.g. Rückschlüsse ziehen: Um einen „fest abgeschlossenen“ bzw. „dauerhaft kleinen“ Kreis wird es sich <text:soft-page-break/>bei deinem Verein nicht handeln. Ebenso werden eure Mitgliedsbeiträge nicht derart hoch sein, dass die o.g. Grenzen auch nur ansatzweise überschritten werden. Die Voraussetzung, als Mitglied über einen zumindest temporären Internetzugang zu verfügen, kommt m.E. qualitativ an keines der obigen Kriterien heran, die eine Gemeinnützigkeit ausschließen würden. </text:p>
      <text:p text:style-name="P10"/>
      <text:p text:style-name="P10">Konkretere Aussagen hierzu konnte ich weder in Literatur noch Datenbanken finden, da die Frage sehr speziell ist.</text:p>
      <text:p text:style-name="P13"/>
      <text:p text:style-name="P13"/>
      <text:list xml:id="list190113129886551" text:continue-numbering="true" text:style-name="L1">
        <text:list-item>
          <text:p text:style-name="P18">Anforderungen an Satzung </text:p>
        </text:list-item>
      </text:list>
      <text:p text:style-name="P13"/>
      <text:p text:style-name="P13">Zu deiner Frage, was in einer Satzung stehen muss und was in Ordnungen ausgelagert werden kann: Die §§ 57, 58 BGB regeln, welche Mindestanforderungen an eine Satzung bestehen.</text:p>
      <text:p text:style-name="P13"/>
      <text:p text:style-name="P13"/>
      <text:h text:style-name="P5" text:outline-level="1">§ 57 Mindesterfordernisse an die Vereinssatzung</text:h>
      <text:p text:style-name="P8"/>
      <text:p text:style-name="P7">(1) Die Satzung muss den Zweck, den Namen und den Sitz des Vereins enthalten und ergeben, dass der Verein eingetragen werden soll.</text:p>
      <text:p text:style-name="P7">(2) Der Name soll sich von den Namen der an demselben Orte oder in derselben Gemeinde bestehenden eingetragenen Vereine deutlich unterscheiden.</text:p>
      <text:p text:style-name="P7"/>
      <text:p text:style-name="P13"/>
      <text:p text:style-name="P10">§ 58 Sollinhalt der Vereinssatzung</text:p>
      <text:p text:style-name="P11"/>
      <text:p text:style-name="P15">Die Satzung soll Bestimmungen enthalten: </text:p>
      <text:p text:style-name="P2">1.<text:tab/>über den Eintritt und Austritt der Mitglieder,</text:p>
      <text:p text:style-name="P2">2.<text:tab/>darüber, ob und welche Beiträge von den Mitgliedern zu leisten sind,</text:p>
      <text:p text:style-name="P2">3.<text:tab/>über die Bildung des Vorstands,</text:p>
      <text:p text:style-name="P2">4.<text:tab/>über die Voraussetzungen, unter denen die Mitgliederversammlung zu berufen ist, über die <text:tab/>Form der Berufung und über die Beurkundung der Beschlüsse.</text:p>
      <text:p text:style-name="P13"/>
      <text:p text:style-name="P13"/>
      <text:p text:style-name="P13">Zu § 57 noch ein Ausschnitt:</text:p>
      <text:p text:style-name="P13"/>
      <text:p text:style-name="P13"/>
      <text:p text:style-name="P15"><text:span text:style-name="Emphasis">„</text:span>Die Satzung muss angeben, ob der Verein einen nichtwirtschaftlichen (§ <text:a xlink:type="simple" xlink:href="https://beck-online.beck.de/Default.aspx?typ=reference&amp;y=100&amp;g=BGB&amp;p=21" text:style-name="Internet_20_link" text:visited-style-name="Visited_20_Internet_20_Link">21</text:a>) oder wirtschaftlichen <text:span text:style-name="Emphasis">Zweck</text:span> (§ <text:a xlink:type="simple" xlink:href="https://beck-online.beck.de/Default.aspx?typ=reference&amp;y=100&amp;g=BGB&amp;p=22" text:style-name="Internet_20_link" text:visited-style-name="Visited_20_Internet_20_Link">22</text:a>) verfolgt (§ 21 Rn <text:a xlink:type="simple" xlink:href="https://beck-online.beck.de/Default.aspx?typ=reference&amp;y=400&amp;g=BGB&amp;p=21&amp;w=BECKOK&amp;rn=90" text:style-name="Internet_20_link" text:visited-style-name="Visited_20_Internet_20_Link">90</text:a> ff) (MK/<text:span text:style-name="Emphasis">Reuter</text:span> Rn 1; <text:span text:style-name="Emphasis">Soergel/Hadding </text:span>Rn 2). Die Angabe des konkret verfolgten Zwecks muss zudem so genau sein, dass der Verein als wirtschaftlich oder nicht wirtschaftlich eingestuft werden kann. Zum <text:span text:style-name="Emphasis">Sitz </text:span>des Vereins s § <text:a xlink:type="simple" xlink:href="https://beck-online.beck.de/Default.aspx?typ=reference&amp;y=100&amp;g=BGB&amp;p=24" text:style-name="Internet_20_link" text:visited-style-name="Visited_20_Internet_20_Link">24</text:a>. Den Sitz des Registergerichts muss die Satzung nicht angeben (OLG Karlsruhe NZG 2014, <text:a xlink:type="simple" xlink:href="https://beck-online.beck.de/Default.aspx?typ=reference&amp;y=300&amp;b=2014&amp;s=109&amp;z=NZG" text:style-name="Internet_20_link" text:visited-style-name="Visited_20_Internet_20_Link">109</text:a>, <text:a xlink:type="simple" xlink:href="https://beck-online.beck.de/Default.aspx?typ=reference&amp;y=300&amp;b=2014&amp;s=110&amp;z=NZG" text:style-name="Internet_20_link" text:visited-style-name="Visited_20_Internet_20_Link">110</text:a>). Die Satzung „muss ergeben, dass der Verein eingetragen werden soll“ <text:span text:style-name="Emphasis">(Eintragungsabsicht).</text:span> Fehlt in der Satzung die Klausel, dass der Verein eingetragen werden soll, dann kann dieser Mangel auch nach der Eintragung behoben werden, indem die Mitgliederversammlung einen entsprechenden formlosen Beschluss fasst (MK/<text:span text:style-name="Emphasis">Reuter</text:span> Rn 6; <text:span text:style-name="Emphasis">Spitzenberg</text:span> Rpfleger 1971, <text:a xlink:type="simple" xlink:href="https://beck-online.beck.de/Default.aspx?typ=reference&amp;y=300&amp;b=1971&amp;s=242&amp;z=RPfleger" text:style-name="Internet_20_link" text:visited-style-name="Visited_20_Internet_20_Link">242</text:a>, <text:a xlink:type="simple" xlink:href="https://beck-online.beck.de/Default.aspx?typ=reference&amp;y=300&amp;b=1971&amp;s=243&amp;z=RPfleger" text:style-name="Internet_20_link" text:visited-style-name="Visited_20_Internet_20_Link">243</text:a>; <text:span text:style-name="Emphasis">Soergel/Hadding </text:span>Rn 3). Angesichts einer fehlenden Formvorschrift für die Satzung wird der Wille zur Eintragung stillschweigender Satzungsbestandteil, wenn die Eintragung längere Zeit fortbesteht.“<text:note text:id="ftn6" text:note-class="footnote"><text:note-citation>5</text:note-citation><text:note-body><text:p text:style-name="Footnote">Beck'scher Online-Kommentar, Stand 2014, zu § 57 Rz. 5.</text:p></text:note-body></text:note></text:p>
      <text:p text:style-name="P13"/>
      <text:p text:style-name="P13"/>
      <text:list xml:id="list190112933501386" text:continue-numbering="true" text:style-name="L1">
        <text:list-item>
          <text:p text:style-name="P18"><text:soft-page-break/>Mitgliedschaft </text:p>
        </text:list-item>
      </text:list>
      <text:p text:style-name="P13"/>
      <text:p text:style-name="P13">Deine Satzung spricht davon, dass u.a. jede natürliche Person Vereinsmitglied werden kann. Davon sind nach dem Wortlaut auch Minderjährige eingeschlossen. Zum Vereinsbeitritt selbst ist die Einwilligung des gesetzlichen Vertreters notwendig, diese deckt dann in der Regel auch die Ausübung der Teilnahme- und Stimmrechte ab.<text:note text:id="ftn7" text:note-class="footnote"><text:note-citation>6</text:note-citation><text:note-body><text:p text:style-name="Footnote">Reichert, Verbands- und Vereinsrecht, 12. Aufl., Rz. 1442.</text:p></text:note-body></text:note> Es ist rechtlich also theoretisch problemlos möglich, bedeutet praktisch aber zusätzlichen Aufwand und erfordert vor allen Dingen eine gewissenhafte Einholung der entsprechenden Einwilligungen, da sonst Beitritt und eventuelle Stimmabgaben schwebend unwirksam sind, was wiederum zu Problemen bei Zahlung der Beiträge sowie bei Feststellung der Mehrheitsverhältnisse im Rahmen einer Mitgliedsversammlung führt. Du musst deine Satzung also entsprechend anpassen: Entweder dahingehend, dass eine Mitgliedschaft erst mit Erlangung der Volljährigkeit möglich ist, oder dass zwar auch Minderjährige teilnehmen dürfen, aber der Einwilligung ihrer gesetzlichen Vertreter bedürfen und dass diese Einwilligung die Ausübung aller Teilnahme- und Stimmrechte durch den Minderjährigen umfasst. </text:p>
      <text:p text:style-name="P13"/>
      <text:p text:style-name="P13"/>
      <text:list xml:id="list190113158799437" text:continue-numbering="true" text:style-name="L1">
        <text:list-item>
          <text:list>
            <text:list-item>
              <text:p text:style-name="P23">Ein- und Austritt</text:p>
            </text:list-item>
          </text:list>
        </text:list-item>
      </text:list>
      <text:p text:style-name="P7"><text:span text:style-name="Emphasis"><text:span text:style-name="T2"/></text:span></text:p>
      <text:p text:style-name="P7"><text:span text:style-name="Emphasis"><text:span text:style-name="T2">Nur ein kurzer Auszug hierzu, deine Satzung enthält hierzu ja bereits Regelungen:</text:span></text:span></text:p>
      <text:p text:style-name="P7"><text:span text:style-name="Emphasis"/></text:p>
      <text:p text:style-name="P7"><text:span text:style-name="Emphasis"/></text:p>
      <text:p text:style-name="P7"><text:span text:style-name="Emphasis">„</text:span>Die Satzung soll klarstellen, ob zum <text:span text:style-name="Emphasis">Eintritt</text:span> eine Beitrittserklärung genügt oder ob ein besonderes Aufnahmeverfahren stattfinden soll (BayObLGZ 1972, <text:a xlink:type="simple" xlink:href="https://beck-online.beck.de/Default.aspx?typ=reference&amp;y=300&amp;b=1972&amp;s=114&amp;z=BayObLGZ" text:style-name="Internet_20_link" text:visited-style-name="Visited_20_Internet_20_Link">114</text:a> = NJW 1972, <text:a xlink:type="simple" xlink:href="https://beck-online.beck.de/Default.aspx?typ=reference&amp;y=300&amp;b=1972&amp;s=1323&amp;z=NJW" text:style-name="Internet_20_link" text:visited-style-name="Visited_20_Internet_20_Link">1323</text:a>; LG Münster MDR 1974, <text:a xlink:type="simple" xlink:href="https://beck-online.beck.de/Default.aspx?typ=reference&amp;y=300&amp;b=1974&amp;s=309&amp;z=MDR" text:style-name="Internet_20_link" text:visited-style-name="Visited_20_Internet_20_Link">309</text:a>; BayObLG NJW-RR 2001, <text:a xlink:type="simple" xlink:href="https://beck-online.beck.de/Default.aspx?typ=reference&amp;y=300&amp;b=2001&amp;s=326&amp;z=NJW-RR" text:style-name="Internet_20_link" text:visited-style-name="Visited_20_Internet_20_Link">326</text:a>; <text:span text:style-name="Emphasis">Palandt/Ellenberger </text:span>Rn 1). Eine Satzungsbestimmung über die Form des Eintritts ist nicht erforderlich, weil der Eintritt im Zweifel formfrei möglich ist (BayObLGZ 1972, <text:a xlink:type="simple" xlink:href="https://beck-online.beck.de/Default.aspx?typ=reference&amp;y=300&amp;b=1972&amp;s=114&amp;z=BayObLGZ" text:style-name="Internet_20_link" text:visited-style-name="Visited_20_Internet_20_Link">114</text:a> = NJW 1972, <text:a xlink:type="simple" xlink:href="https://beck-online.beck.de/Default.aspx?typ=reference&amp;y=300&amp;b=1972&amp;s=1323&amp;z=NJW" text:style-name="Internet_20_link" text:visited-style-name="Visited_20_Internet_20_Link">1323</text:a>).“<text:note text:id="ftn8" text:note-class="footnote"><text:note-citation>7</text:note-citation><text:note-body><text:p text:style-name="Footnote">Beck'scher Online-Kommentar, Stand 2014, § 58 Rz. 3.</text:p></text:note-body></text:note> </text:p>
      <text:p text:style-name="P13"/>
      <text:p text:style-name="P13"/>
      <text:list xml:id="list190112198212709" text:continue-numbering="true" text:style-name="L1">
        <text:list-item>
          <text:list>
            <text:list-item>
              <text:p text:style-name="P17">Probemitgliedschaft</text:p>
            </text:list-item>
          </text:list>
        </text:list-item>
      </text:list>
      <text:p text:style-name="P13"/>
      <text:p text:style-name="P13"><text:span text:style-name="T5">Kann</text:span> man für Neumitglieder eine Art Sperrfrist verhängen ? Es ist möglich festzulegen, dass von neuen Mitgliedern im Vorfeld zu voller Stimm- und Teilnahmeberechtigung eine Probemitgliedschaft durchlaufen werden muss.<text:note text:id="ftn9" text:note-class="footnote"><text:note-citation>8</text:note-citation><text:note-body><text:p text:style-name="Footnote">Reichert, Verbands- und Vereinsrecht, 12. Aufl., Rz. 765.</text:p></text:note-body></text:note> Dies muss bereits in der Satzung eindeutig festgelegt werden. Insbesondere Ein- und Austritt müssen geregelt sein, ebenso, nach welchem Zeitraum die Probemitgliedschaft entweder in eine reguläre Mitgliedschaft übergeht oder endgültig beendet wird. Auch wenn keine spezifischen Anforderungen aufgestellt werden, besteht auf Seiten des Probemitglieds kein Anspruch auf endgültige Aufnahme nach Ableistung des Probezeitraumes.<text:note text:id="ftn10" text:note-class="footnote"><text:note-citation>9</text:note-citation><text:note-body><text:p text:style-name="Footnote">LG Lübeck MDR 1993, 292.</text:p></text:note-body></text:note> Es ist insofern anerkannt, dass eine Probemitgliedschaft eine Art Vertrauenstest darstellt und es dem Verein frei steht, das betreffende Mitglied aufzunehmen und mit vollen Rechten auszustatten. Aus der Satzung muss hervorgehen, dass dieses Verfahren gerade der Entscheidung des Vorstandes bzgl. der Aufnahme dient. </text:p>
      <text:p text:style-name="P13"/>
      <text:p text:style-name="P13">Ebenfalls bereits in der Satzung sollte dabei angerissen werden, ob und falls ja, welche Beitragspflicht für Probemitglieder bestehen soll. Auch wenn ich keine genauen Zahlen oder Prozentsätze hierzu gefunden habe, würde ich Dir raten, den Betrag für Probemitglieder wesentlich geringer anzusetzen, um in etwa dem Grundsatz „weniger Rechte = weniger Pflichten“ zu entsprechen. Denkbar wäre auch, das Probemitglied von der Beitragspflicht zu entbinden und stattdessen einen geringfügigen Unkostenbeitrag wegen zusätzlichem Verwaltungsaufwand zu <text:soft-page-break/>erheben. </text:p>
      <text:p text:style-name="P13"/>
      <text:p text:style-name="P13">Für Probemitglieder müsste also im Rahmen der allgemeinen Regelungen zu Erwerb und Verlust der Mitgliedschaft ein vollständiger eigener Abschnitt geschaffen werden, der die o.g. Aspekte behandelt. Andernfalls wäre es denkbar, dass bereits die Eintragung der Satzung ins Register zurückgewiesen wird oder (eher wahrscheinlich) dass Probemitglieder entgegen der Intention des Vereins wie Vollmitglieder zu behandeln wären. In einem Urteil hierzu wurde ausdrücklich festgestellt, dass eine andere Bezeichnung allein nicht ausreicht, um eine unterschiedliche Behandlung zu rechtfertigen.<text:note text:id="ftn11" text:note-class="footnote"><text:note-citation>10</text:note-citation><text:note-body><text:p text:style-name="Footnote">BayObLG NZG 2001, 236.</text:p></text:note-body></text:note> </text:p>
      <text:p text:style-name="P13"/>
      <text:p text:style-name="P13">Zuletzt ist noch zu erwähnen, dass das Institut der Probemitgliedschaft selbstverständlich keinen Anspruch begründet, probeweise aufgenommen zu werden. Die Entscheidung darüber obliegt allein dem Verein.</text:p>
      <text:p text:style-name="P13"/>
      <text:p text:style-name="P13"/>
      <text:list xml:id="list190113209455339" text:continue-numbering="true" text:style-name="L1">
        <text:list-item>
          <text:list>
            <text:list-item>
              <text:p text:style-name="P17">Beiträge</text:p>
            </text:list-item>
          </text:list>
        </text:list-item>
      </text:list>
      <text:p text:style-name="P13"/>
      <text:p text:style-name="P13"><text:span text:style-name="T5">Zunächst</text:span> einige Informationen zur Beitragspflicht im Allgemeinen: </text:p>
      <text:p text:style-name="P13"/>
      <text:p text:style-name="P13"/>
      <text:p text:style-name="P15">„Die Beitragsregelung gehört nach § <text:a xlink:type="simple" xlink:href="https://beck-online.beck.de/Default.aspx?typ=reference&amp;y=100&amp;g=BGB&amp;p=58" text:style-name="Internet_20_link" text:visited-style-name="Visited_20_Internet_20_Link">58</text:a> Nr 2 zu den Grundentscheidungen, die in der Satzung zu treffen sind (BGHZ 105, <text:a xlink:type="simple" xlink:href="https://beck-online.beck.de/Default.aspx?typ=reference&amp;y=300&amp;b=105&amp;s=306&amp;z=BGHZ" text:style-name="Internet_20_link" text:visited-style-name="Visited_20_Internet_20_Link">306</text:a>, <text:a xlink:type="simple" xlink:href="https://beck-online.beck.de/Default.aspx?typ=reference&amp;y=300&amp;b=105&amp;s=315&amp;z=BGHZ" text:style-name="Internet_20_link" text:visited-style-name="Visited_20_Internet_20_Link">315</text:a> f = NJW 1989, <text:a xlink:type="simple" xlink:href="https://beck-online.beck.de/Default.aspx?typ=reference&amp;y=300&amp;b=1989&amp;s=1724&amp;z=NJW" text:style-name="Internet_20_link" text:visited-style-name="Visited_20_Internet_20_Link">1724</text:a>). Die Satzung muss dem Grunde nach den Beitrag, also die periodisch zu entrichtenden Zahlungen, regeln (BGHZ 105, <text:a xlink:type="simple" xlink:href="https://beck-online.beck.de/Default.aspx?typ=reference&amp;y=300&amp;b=105&amp;s=306&amp;z=BGHZ" text:style-name="Internet_20_link" text:visited-style-name="Visited_20_Internet_20_Link">306</text:a>, <text:a xlink:type="simple" xlink:href="https://beck-online.beck.de/Default.aspx?typ=reference&amp;y=300&amp;b=105&amp;s=316&amp;z=BGHZ" text:style-name="Internet_20_link" text:visited-style-name="Visited_20_Internet_20_Link">316</text:a> = NJW 1989, <text:a xlink:type="simple" xlink:href="https://beck-online.beck.de/Default.aspx?typ=reference&amp;y=300&amp;b=1989&amp;s=1724&amp;z=NJW" text:style-name="Internet_20_link" text:visited-style-name="Visited_20_Internet_20_Link">1724</text:a>), eine Obergrenze der Höhe des regulären Beitrags muss die Satzung aber nicht enthalten (§ 38 Rn <text:a xlink:type="simple" xlink:href="https://beck-online.beck.de/Default.aspx?typ=reference&amp;y=400&amp;g=BGB&amp;p=35&amp;w=BECKOK&amp;rn=25" text:style-name="Internet_20_link" text:visited-style-name="Visited_20_Internet_20_Link">25</text:a>) (BGH NZG 2010, <text:a xlink:type="simple" xlink:href="https://beck-online.beck.de/Default.aspx?typ=reference&amp;y=300&amp;b=2010&amp;s=1112&amp;z=NZG" text:style-name="Internet_20_link" text:visited-style-name="Visited_20_Internet_20_Link">1112</text:a>, <text:a xlink:type="simple" xlink:href="https://beck-online.beck.de/Default.aspx?typ=reference&amp;y=300&amp;b=2010&amp;s=1113&amp;z=NZG" text:style-name="Internet_20_link" text:visited-style-name="Visited_20_Internet_20_Link">1113</text:a>). Beiträge können grds nur auf Grund einer Satzungsbestimmung erhoben werden (OLG Hamm DB 1976, <text:a xlink:type="simple" xlink:href="https://beck-online.beck.de/Default.aspx?typ=reference&amp;y=300&amp;b=1976&amp;s=93&amp;z=DB" text:style-name="Internet_20_link" text:visited-style-name="Visited_20_Internet_20_Link">93</text:a>), selbst wenn früher Beiträge geleistet worden sind (<text:span text:style-name="Emphasis">Soergel/Hadding </text:span>Rn 3). Nur ausnahmsweise kann sich die Beitragspflicht aus dem Vereinszweck ergeben (<text:span text:style-name="Emphasis">Palandt/Ellenberger</text:span> Rn 2; <text:span text:style-name="Emphasis">Soergel/Hadding </text:span>Rn 3; aA <text:span text:style-name="Emphasis">Reichert</text:span> Handbuch Rn 895). Eine monatliche Beitragspflicht berechtigt nicht dazu, einen 13. Monatsbeitrag zu erheben (OLG München NJW-RR 1998, <text:a xlink:type="simple" xlink:href="https://beck-online.beck.de/Default.aspx?typ=reference&amp;y=300&amp;b=1998&amp;s=966&amp;z=NJW-RR" text:style-name="Internet_20_link" text:visited-style-name="Visited_20_Internet_20_Link">966</text:a>). Die Verpflichtung, dem Verein neben regulären Beiträgen ein Darlehen zu gewähren (gespaltene Beitragspflicht) stellt eine korporationsrechtliche Beitragspflicht dar und bedarf einer Zulassung in der Satzung, die ihre Obergrenze der Höhe nach bestimmt oder objektiv bestimmbar macht (BGH NZG 2008, <text:a xlink:type="simple" xlink:href="https://beck-online.beck.de/Default.aspx?typ=reference&amp;y=300&amp;b=2008&amp;s=675&amp;z=NZG" text:style-name="Internet_20_link" text:visited-style-name="Visited_20_Internet_20_Link">675</text:a>, <text:a xlink:type="simple" xlink:href="https://beck-online.beck.de/Default.aspx?typ=reference&amp;y=300&amp;b=2008&amp;s=676&amp;z=NZG" text:style-name="Internet_20_link" text:visited-style-name="Visited_20_Internet_20_Link">676</text:a> f = NJW-RR 2008, <text:a xlink:type="simple" xlink:href="https://beck-online.beck.de/Default.aspx?typ=reference&amp;y=300&amp;b=2008&amp;s=1357&amp;z=NJW-RR" text:style-name="Internet_20_link" text:visited-style-name="Visited_20_Internet_20_Link">1357</text:a>, <text:a xlink:type="simple" xlink:href="https://beck-online.beck.de/Default.aspx?typ=reference&amp;y=300&amp;b=2008&amp;s=1358&amp;z=NJW-RR" text:style-name="Internet_20_link" text:visited-style-name="Visited_20_Internet_20_Link">1358</text:a> f). Die Beitragspflicht muss auch hinsichtlich ihres Zeitpunktes und des sie festsetzenden Organs transparent sein; eine Fälligkeit auf Anforderung ist daher zu unbestimmt (OLG Stuttgart NZG 2012, <text:a xlink:type="simple" xlink:href="https://beck-online.beck.de/Default.aspx?typ=reference&amp;y=300&amp;b=2012&amp;s=317&amp;z=NZG" text:style-name="Internet_20_link" text:visited-style-name="Visited_20_Internet_20_Link">317</text:a>, <text:a xlink:type="simple" xlink:href="https://beck-online.beck.de/Default.aspx?typ=reference&amp;y=300&amp;b=2012&amp;s=319&amp;z=NZG" text:style-name="Internet_20_link" text:visited-style-name="Visited_20_Internet_20_Link">319</text:a>). Auch <text:span text:style-name="Emphasis">Umlagen</text:span> als außerordentliche Vereinsbeiträge zur Befriedigung eines außergewöhnlichen Bedarfs bedürfen einer satzungsmäßigen Grundlage (OLG Stuttgart NZG 2012, <text:a xlink:type="simple" xlink:href="https://beck-online.beck.de/Default.aspx?typ=reference&amp;y=300&amp;b=2012&amp;s=317&amp;z=NZG" text:style-name="Internet_20_link" text:visited-style-name="Visited_20_Internet_20_Link">317</text:a>; OLG München NJW-RR 1998, <text:a xlink:type="simple" xlink:href="https://beck-online.beck.de/Default.aspx?typ=reference&amp;y=300&amp;b=1998&amp;s=966&amp;z=NJW-RR" text:style-name="Internet_20_link" text:visited-style-name="Visited_20_Internet_20_Link">966</text:a>; <text:span text:style-name="Emphasis">Beuthien</text:span> BB 1987, <text:a xlink:type="simple" xlink:href="https://beck-online.beck.de/Default.aspx?typ=reference&amp;y=300&amp;b=1987&amp;s=6&amp;z=BB" text:style-name="Internet_20_link" text:visited-style-name="Visited_20_Internet_20_Link">6</text:a>, <text:a xlink:type="simple" xlink:href="https://beck-online.beck.de/Default.aspx?typ=reference&amp;y=300&amp;b=1987&amp;s=10&amp;z=BB" text:style-name="Internet_20_link" text:visited-style-name="Visited_20_Internet_20_Link">10</text:a>; <text:span text:style-name="Emphasis">Müller</text:span> MDR 1992, <text:a xlink:type="simple" xlink:href="https://beck-online.beck.de/Default.aspx?typ=reference&amp;y=300&amp;b=1992&amp;s=924&amp;z=MDR" text:style-name="Internet_20_link" text:visited-style-name="Visited_20_Internet_20_Link">924</text:a>). Eine „Sonderumlage“, die nicht der Befriedigung eines außergewöhnlichen Bedarfs dient, sondern regelmäßig anfällt, regelt in Wahrheit die reguläre Beitragspflicht (OLG Stuttgart NZG 2012, <text:a xlink:type="simple" xlink:href="https://beck-online.beck.de/Default.aspx?typ=reference&amp;y=300&amp;b=2012&amp;s=317&amp;z=NZG" text:style-name="Internet_20_link" text:visited-style-name="Visited_20_Internet_20_Link">317</text:a> f). Die Erhebung einer einmaligen Umlage setzt die Zulassung in der Satzung nicht nur dem Grunde nach voraus, sondern auch zumindest in Gestalt der Angabe einer Obergrenze der Höhe nach (BGH NJW-RR 2008, <text:a xlink:type="simple" xlink:href="https://beck-online.beck.de/Default.aspx?typ=reference&amp;y=300&amp;b=2008&amp;s=194&amp;z=NJW-RR" text:style-name="Internet_20_link" text:visited-style-name="Visited_20_Internet_20_Link">194</text:a>, <text:a xlink:type="simple" xlink:href="https://beck-online.beck.de/Default.aspx?typ=reference&amp;y=300&amp;b=2008&amp;s=195&amp;z=NJW-RR" text:style-name="Internet_20_link" text:visited-style-name="Visited_20_Internet_20_Link">195</text:a>; dazu <text:span text:style-name="Emphasis">Schöpflin</text:span> WuB II N § <text:a xlink:type="simple" xlink:href="https://beck-online.beck.de/Default.aspx?typ=reference&amp;y=100&amp;g=BGB&amp;p=58" text:style-name="Internet_20_link" text:visited-style-name="Visited_20_Internet_20_Link">58</text:a> BGB 1.08; <text:span text:style-name="Emphasis">Schubert</text:span> WM 2008, <text:a xlink:type="simple" xlink:href="https://beck-online.beck.de/Default.aspx?typ=reference&amp;y=300&amp;b=2008&amp;s=1197&amp;z=WM" text:style-name="Internet_20_link" text:visited-style-name="Visited_20_Internet_20_Link">1197</text:a>; OLG Stuttgart NZG 2012, <text:a xlink:type="simple" xlink:href="https://beck-online.beck.de/Default.aspx?typ=reference&amp;y=300&amp;b=2012&amp;s=317&amp;z=NZG" text:style-name="Internet_20_link" text:visited-style-name="Visited_20_Internet_20_Link">317</text:a>, <text:a xlink:type="simple" xlink:href="https://beck-online.beck.de/Default.aspx?typ=reference&amp;y=300&amp;b=2012&amp;s=318&amp;z=NZG" text:style-name="Internet_20_link" text:visited-style-name="Visited_20_Internet_20_Link">318</text:a>). Ausnahmsweise kann die Treuepflicht des Mitglieds gegenüber dem Verein allerdings die Zulässigkeit der Umlage trotz Fehlens einer solchen Satzungsbestimmung begründen, wenn die Umlage für den Fortbestand des Vereins unabweisbar notwendig und den Mitgliedern zumutbar ist (BGH NJW-RR 2008, <text:a xlink:type="simple" xlink:href="https://beck-online.beck.de/Default.aspx?typ=reference&amp;y=300&amp;b=2008&amp;s=194&amp;z=NJW-RR" text:style-name="Internet_20_link" text:visited-style-name="Visited_20_Internet_20_Link">194</text:a>, <text:a xlink:type="simple" xlink:href="https://beck-online.beck.de/Default.aspx?typ=reference&amp;y=300&amp;b=2008&amp;s=195&amp;z=NJW-RR" text:style-name="Internet_20_link" text:visited-style-name="Visited_20_Internet_20_Link">195</text:a> f m zust Anm <text:span text:style-name="Emphasis">Schöpflin</text:span> WuB II N § <text:a xlink:type="simple" xlink:href="https://beck-online.beck.de/Default.aspx?typ=reference&amp;y=100&amp;g=BGB&amp;p=58" text:style-name="Internet_20_link" text:visited-style-name="Visited_20_Internet_20_Link">58</text:a> BGB 1.08; krit zu diesem Ansatz<text:span text:style-name="Emphasis"> Schubert</text:span> WM 2008, <text:a xlink:type="simple" xlink:href="https://beck-online.beck.de/Default.aspx?typ=reference&amp;y=300&amp;b=2008&amp;s=1197&amp;z=WM" text:style-name="Internet_20_link" text:visited-style-name="Visited_20_Internet_20_Link">1197</text:a>, <text:a xlink:type="simple" xlink:href="https://beck-online.beck.de/Default.aspx?typ=reference&amp;y=300&amp;b=2008&amp;s=1201&amp;z=WM" text:style-name="Internet_20_link" text:visited-style-name="Visited_20_Internet_20_Link">1201</text:a>). Der BGH hat eine Umlage in Höhe von 1500 Euro, des sechsfachen des üblichen Jahresbeitrags, für das für den Fortbestand des Segelvereins zwingend erforderliche Grundstück für zumutbar gehalten und eine Ungleichbehandlung gebilligt, die darin bestand, nur die vollzahlenden Mitglieder <text:soft-page-break/>heranzuziehen (BGH NJW-RR 2008, <text:a xlink:type="simple" xlink:href="https://beck-online.beck.de/Default.aspx?typ=reference&amp;y=300&amp;b=2008&amp;s=194&amp;z=NJW-RR" text:style-name="Internet_20_link" text:visited-style-name="Visited_20_Internet_20_Link">194</text:a>, <text:a xlink:type="simple" xlink:href="https://beck-online.beck.de/Default.aspx?typ=reference&amp;y=300&amp;b=2008&amp;s=195&amp;z=NJW-RR" text:style-name="Internet_20_link" text:visited-style-name="Visited_20_Internet_20_Link">195</text:a> f). Als Ausgleich gewährt der BGH den Vereinsmitgliedern, die die Zahlung der Umlage vermeiden wollen, ein Recht zum Austritt aus dem Verein, das im Interesse des Vereins in angemessenem zeitlichen Zusammenhang mit dem Wirksamwerden des Beschlusses zur Erhebung einer Sonderumlage ausgeübt werden muss, um die Zahlungspflicht entfallen zu lassen (BGH NJW-RR 2008, <text:a xlink:type="simple" xlink:href="https://beck-online.beck.de/Default.aspx?typ=reference&amp;y=300&amp;b=2008&amp;s=194&amp;z=NJW-RR" text:style-name="Internet_20_link" text:visited-style-name="Visited_20_Internet_20_Link">194</text:a>, <text:a xlink:type="simple" xlink:href="https://beck-online.beck.de/Default.aspx?typ=reference&amp;y=300&amp;b=2008&amp;s=196&amp;z=NJW-RR" text:style-name="Internet_20_link" text:visited-style-name="Visited_20_Internet_20_Link">196</text:a>). Die damit eröffnete Wahl zwischen Verbleib im Verein unter Zahlung der Umlage und Vereinsaustritt ist ökonomisch sachgerecht, da das Mitglied entscheidet, ob ihm das Angebot des Vereins einen entsprechenden Einsatz wert ist oder ob es lieber auf die Vereinsleistungen verzichtet oder diese bei einem anderen Verein oder anderweitig befriedigen kann. Damit wird der Wettbewerb der Vereine untereinander gefördert. Die Lösung des BGH ist der Alternative vorzuziehen, den durch die Satzung nicht gedeckten Umlagebeschluss nur für die zustimmenden Mitglieder gelten zu lassen, weil eine Ungleichbehandlung idR nicht gewollt ist (<text:span text:style-name="Emphasis">Schöpflin</text:span> WuB II N § <text:a xlink:type="simple" xlink:href="https://beck-online.beck.de/Default.aspx?typ=reference&amp;y=100&amp;g=BGB&amp;p=58" text:style-name="Internet_20_link" text:visited-style-name="Visited_20_Internet_20_Link">58</text:a> BGB 1.08). Auch Vereine mit überragender wirtschaftlicher Machtstellung unterliegen der genannten Rspr des BGH (AA im Hinblick auf die Treuepflicht <text:span text:style-name="Emphasis">Schubert</text:span> WM 2008, <text:a xlink:type="simple" xlink:href="https://beck-online.beck.de/Default.aspx?typ=reference&amp;y=300&amp;b=2008&amp;s=1197&amp;z=WM" text:style-name="Internet_20_link" text:visited-style-name="Visited_20_Internet_20_Link">1197</text:a>, <text:a xlink:type="simple" xlink:href="https://beck-online.beck.de/Default.aspx?typ=reference&amp;y=300&amp;b=2008&amp;s=1204&amp;z=WM" text:style-name="Internet_20_link" text:visited-style-name="Visited_20_Internet_20_Link">1204</text:a>), da kein Anspruch einzelner Mitglieder auf Sonderbehandlung besteht und die Mitglieder auch bei sozial mächtigen Vereinen die Satzung und sonstigen Vereinsregelungen grds akzeptieren müssen. Die Existenzsicherung des Vereins kann nicht beliebig oft Umlagen rechtfertigen. Insbesondere bei Umlagen zur Abwendung der Vereinsinsolvenz dürfte das den Mitgliedern zumutbare Maß überschritten sein, wenn der erste Sanierungsversuch gescheitert ist (<text:span text:style-name="Emphasis">Schöpflin</text:span> WuB II N § <text:a xlink:type="simple" xlink:href="https://beck-online.beck.de/Default.aspx?typ=reference&amp;y=100&amp;g=BGB&amp;p=58" text:style-name="Internet_20_link" text:visited-style-name="Visited_20_Internet_20_Link">58</text:a> BGB 1.08). In Insolvenzfällen setzt die Verpflichtung zur Leistung der Umlage zudem ein erfolgversprechendes Sanierungskonzept voraus (<text:span text:style-name="Emphasis">Schubert</text:span> WM 2008, <text:a xlink:type="simple" xlink:href="https://beck-online.beck.de/Default.aspx?typ=reference&amp;y=300&amp;b=2008&amp;s=1197&amp;z=WM" text:style-name="Internet_20_link" text:visited-style-name="Visited_20_Internet_20_Link">1197</text:a>, <text:a xlink:type="simple" xlink:href="https://beck-online.beck.de/Default.aspx?typ=reference&amp;y=300&amp;b=2008&amp;s=1201&amp;z=WM" text:style-name="Internet_20_link" text:visited-style-name="Visited_20_Internet_20_Link">1201</text:a> f). </text:p>
      <text:p text:style-name="P7">Die <text:span text:style-name="Emphasis">Höhe des Beitrags </text:span>muss in der Satzung nicht ziffernmäßig bestimmt sein (BGH NJW 1995, <text:a xlink:type="simple" xlink:href="https://beck-online.beck.de/Default.aspx?typ=reference&amp;y=300&amp;b=1995&amp;s=2981&amp;z=NJW" text:style-name="Internet_20_link" text:visited-style-name="Visited_20_Internet_20_Link">2981</text:a>). Sie kann durch einen in der Satzung vorgesehenen Beschluss der Mitgliederversammlung oder von einem in der Satzung dazu bestimmten Vereinsorgan festgelegt werden, ohne dass eine Satzungsänderung erforderlich ist (BGHZ 105, <text:a xlink:type="simple" xlink:href="https://beck-online.beck.de/Default.aspx?typ=reference&amp;y=300&amp;b=105&amp;s=306&amp;z=BGHZ" text:style-name="Internet_20_link" text:visited-style-name="Visited_20_Internet_20_Link">306</text:a>, <text:a xlink:type="simple" xlink:href="https://beck-online.beck.de/Default.aspx?typ=reference&amp;y=300&amp;b=105&amp;s=316&amp;z=BGHZ" text:style-name="Internet_20_link" text:visited-style-name="Visited_20_Internet_20_Link">316</text:a> = NJW 1989, <text:a xlink:type="simple" xlink:href="https://beck-online.beck.de/Default.aspx?typ=reference&amp;y=300&amp;b=1989&amp;s=1724&amp;z=NJW" text:style-name="Internet_20_link" text:visited-style-name="Visited_20_Internet_20_Link">1724</text:a>; OLG Hamm DB 1976, <text:a xlink:type="simple" xlink:href="https://beck-online.beck.de/Default.aspx?typ=reference&amp;y=300&amp;b=1976&amp;s=93&amp;z=DB" text:style-name="Internet_20_link" text:visited-style-name="Visited_20_Internet_20_Link">93</text:a>; <text:span text:style-name="Emphasis">Beuthien</text:span> BB 1987, <text:a xlink:type="simple" xlink:href="https://beck-online.beck.de/Default.aspx?typ=reference&amp;y=300&amp;b=1987&amp;s=6&amp;z=BB" text:style-name="Internet_20_link" text:visited-style-name="Visited_20_Internet_20_Link">6</text:a>, <text:a xlink:type="simple" xlink:href="https://beck-online.beck.de/Default.aspx?typ=reference&amp;y=300&amp;b=1987&amp;s=10&amp;z=BB" text:style-name="Internet_20_link" text:visited-style-name="Visited_20_Internet_20_Link">10</text:a>). Die Festlegung der Beitragspflicht dem Grunde nach genügt aber dann nicht, wenn der Verein durch diese Beiträge umfangreiche Leistungen für die Mitglieder finanzieren will; in diesem Fall müssen jedenfalls die Grundzüge der Beitragspflichten und insbes die Festlegung eines Höchstbeitrages in der Satzung verankert sein (BGHZ 105, <text:a xlink:type="simple" xlink:href="https://beck-online.beck.de/Default.aspx?typ=reference&amp;y=300&amp;b=105&amp;s=306&amp;z=BGHZ" text:style-name="Internet_20_link" text:visited-style-name="Visited_20_Internet_20_Link">306</text:a>, <text:a xlink:type="simple" xlink:href="https://beck-online.beck.de/Default.aspx?typ=reference&amp;y=300&amp;b=105&amp;s=316&amp;z=BGHZ" text:style-name="Internet_20_link" text:visited-style-name="Visited_20_Internet_20_Link">316</text:a> = NJW 1989, <text:a xlink:type="simple" xlink:href="https://beck-online.beck.de/Default.aspx?typ=reference&amp;y=300&amp;b=1989&amp;s=1724&amp;z=NJW" text:style-name="Internet_20_link" text:visited-style-name="Visited_20_Internet_20_Link">1724</text:a>). Bei der Festsetzung des Beitrags ist der Gleichbehandlungsgrundsatz (§ 38 Rn <text:a xlink:type="simple" xlink:href="https://beck-online.beck.de/Default.aspx?typ=reference&amp;y=400&amp;g=BGB&amp;p=38&amp;w=BECKOK&amp;rn=21" text:style-name="Internet_20_link" text:visited-style-name="Visited_20_Internet_20_Link">21</text:a>) zu beachten (LG Bonn DB 1992, <text:a xlink:type="simple" xlink:href="https://beck-online.beck.de/Default.aspx?typ=reference&amp;y=300&amp;b=1992&amp;s=879&amp;z=DB" text:style-name="Internet_20_link" text:visited-style-name="Visited_20_Internet_20_Link">879</text:a>). Mit der Eröffnung des Insolvenzverfahrens endet die Beitragspflicht (BGH NZG 2007, <text:a xlink:type="simple" xlink:href="https://beck-online.beck.de/Default.aspx?typ=reference&amp;y=300&amp;b=2007&amp;s=640&amp;z=NZG" text:style-name="Internet_20_link" text:visited-style-name="Visited_20_Internet_20_Link">640</text:a>; BGHZ 96, <text:a xlink:type="simple" xlink:href="https://beck-online.beck.de/Default.aspx?typ=reference&amp;y=300&amp;b=96&amp;s=253&amp;z=BGHZ" text:style-name="Internet_20_link" text:visited-style-name="Visited_20_Internet_20_Link">253</text:a>, <text:a xlink:type="simple" xlink:href="https://beck-online.beck.de/Default.aspx?typ=reference&amp;y=300&amp;b=96&amp;s=255&amp;z=BGHZ" text:style-name="Internet_20_link" text:visited-style-name="Visited_20_Internet_20_Link">255</text:a> = NJW 1986, <text:a xlink:type="simple" xlink:href="https://beck-online.beck.de/Default.aspx?typ=reference&amp;y=300&amp;b=1986&amp;s=1604&amp;z=NJW" text:style-name="Internet_20_link" text:visited-style-name="Visited_20_Internet_20_Link">1604</text:a> f).“<text:note text:id="ftn12" text:note-class="footnote"><text:note-citation>11</text:note-citation><text:note-body><text:p text:style-name="Footnote">Beck'scher Online-Kommentar, Stand 2014, § 58 Rz. 4-5.</text:p></text:note-body></text:note></text:p>
      <text:p text:style-name="P13"/>
      <text:p text:style-name="P13"/>
      <text:p text:style-name="P21">Jahres- oder Quartalsbeiträge und wie bei Beendigung der Mitgliedschaft mit bereits gezahlten Beiträgen zu verfahren ist?</text:p>
      <text:p text:style-name="P21">Jahresbeiträge haben den Vorteil, dass diese nur einmal jährlich gezahlt werden müssen und entsprechend weniger Verwaltungsaufwand anfällt. Wenn man allerdings Quartalsbeiträge wählt, könnte man einen recht sinnvollen Gleichlauf mit dem Mitgliedschaftszeitraum erreichen, wenn man diesen entsprechend anpasst: <text:span text:style-name="T6">Der</text:span> Austritt aus dem Verein <text:span text:style-name="T6">könnte </text:span>so ausgestalte<text:span text:style-name="T6">t werden</text:span>, dass dieser jeweils zum Ende des Quartals möglich ist (etwa mit einer Kündigungsfrist von zwei Wochen). Damit <text:span text:style-name="T6">gäbe es</text:span> keinen zusätzlichen Aufwand wegen irgendwelcher Rückzahlungen und deren Berechnung in jedem Einzelfall. Gleichzeitig ist es für ein Mitglied nachvollziehbarer, wenn Mitgliedschaft und Beitragspflicht gleichzeitig enden, und es nicht bis beispielsweise März bezahlen muss, obwohl es bereits Ende Januar austritt.</text:p>
      <text:p text:style-name="P13"/>
      <text:p text:style-name="P13"/>
      <text:list xml:id="list190113441758355" text:continue-numbering="true" text:style-name="L1">
        <text:list-item>
          <text:p text:style-name="P18">Mitgliederversammlung</text:p>
        </text:list-item>
      </text:list>
      <text:p text:style-name="P13"/>
      <text:list xml:id="list190112980917669" text:continue-numbering="true" text:style-name="L1">
        <text:list-item>
          <text:list>
            <text:list-item>
              <text:p text:style-name="P17">virtuelle Mitgliederversammlung</text:p>
            </text:list-item>
          </text:list>
        </text:list-item>
      </text:list>
      <text:p text:style-name="P13"><text:soft-page-break/></text:p>
      <text:p text:style-name="P13">Ist grundsätzlich möglich und muss auf jeden Fall bereits in der Satzung vorgesehen sein. Empfehlenswert ist es in der Satzung festzulegen, dass Mitgliederversammlungen sowohl physisch als auch virtuell abgehalten werden können, um sich alle Optionen offen zu halten. Dazu den folgenden Ausschnitt, das maßgebliche Urteil von 2012 schicke ich dir als gesonderten Anhang mit (dort werden auch die konkreten Voraussetzungen wie personalisierter Zugang etc. besprochen).</text:p>
      <text:p text:style-name="P13"/>
      <text:p text:style-name="P13">„In Analogie zu § <text:a xlink:type="simple" xlink:href="https://beck-online.beck.de/Default.aspx?typ=reference&amp;y=100&amp;g=BGB&amp;p=32" text:style-name="Internet_20_link" text:visited-style-name="Visited_20_Internet_20_Link">32</text:a> Abs <text:a xlink:type="simple" xlink:href="https://beck-online.beck.de/Default.aspx?typ=reference&amp;y=100&amp;g=BGB&amp;p=32&amp;x=2" text:style-name="Internet_20_link" text:visited-style-name="Visited_20_Internet_20_Link">2</text:a> ist auch ohne satzungsmäßige Grundlage eine Online-Mitgliederversammlung möglich, wenn sämtliche Mitglieder zustimmen (AnwK/<text:span text:style-name="Emphasis">Heidel/Lochner</text:span> Rn 26; <text:span text:style-name="Emphasis">Palandt/Ellenberger</text:span> Rn 1). Ebenfalls aus § <text:a xlink:type="simple" xlink:href="https://beck-online.beck.de/Default.aspx?typ=reference&amp;y=100&amp;g=BGB&amp;p=32" text:style-name="Internet_20_link" text:visited-style-name="Visited_20_Internet_20_Link">32</text:a> Abs <text:a xlink:type="simple" xlink:href="https://beck-online.beck.de/Default.aspx?typ=reference&amp;y=100&amp;g=BGB&amp;p=32&amp;x=2" text:style-name="Internet_20_link" text:visited-style-name="Visited_20_Internet_20_Link">2</text:a> iVm § <text:a xlink:type="simple" xlink:href="https://beck-online.beck.de/Default.aspx?typ=reference&amp;y=100&amp;g=BGB&amp;p=40" text:style-name="Internet_20_link" text:visited-style-name="Visited_20_Internet_20_Link">40</text:a> folgt, dass die Satzung generell eine virtuelle Mitgliederversammlung vorsehen kann (OLG Hamm MDR 2012, <text:a xlink:type="simple" xlink:href="https://beck-online.beck.de/Default.aspx?typ=reference&amp;y=300&amp;b=2012&amp;s=420&amp;z=MDR" text:style-name="Internet_20_link" text:visited-style-name="Visited_20_Internet_20_Link">420</text:a> = NJW 2012, <text:a xlink:type="simple" xlink:href="https://beck-online.beck.de/Default.aspx?typ=reference&amp;y=300&amp;b=2012&amp;s=940&amp;z=NJW" text:style-name="Internet_20_link" text:visited-style-name="Visited_20_Internet_20_Link">940</text:a> = NZG 2012, <text:a xlink:type="simple" xlink:href="https://beck-online.beck.de/Default.aspx?typ=reference&amp;y=300&amp;b=2012&amp;s=189&amp;z=NZG" text:style-name="Internet_20_link" text:visited-style-name="Visited_20_Internet_20_Link">189</text:a>; <text:span text:style-name="Emphasis">Fleck</text:span> DNotZ 2008, <text:a xlink:type="simple" xlink:href="https://beck-online.beck.de/Default.aspx?typ=reference&amp;y=300&amp;b=2008&amp;s=245&amp;z=DNotZ" text:style-name="Internet_20_link" text:visited-style-name="Visited_20_Internet_20_Link">245</text:a>, <text:a xlink:type="simple" xlink:href="https://beck-online.beck.de/Default.aspx?typ=reference&amp;y=300&amp;b=2008&amp;s=246&amp;z=DNotZ" text:style-name="Internet_20_link" text:visited-style-name="Visited_20_Internet_20_Link">246</text:a> ff), dafür sprechen auch §§ <text:a xlink:type="simple" xlink:href="https://beck-online.beck.de/Default.aspx?typ=reference&amp;y=100&amp;g=AktG&amp;p=118" text:style-name="Internet_20_link" text:visited-style-name="Visited_20_Internet_20_Link">118</text:a> Abs <text:a xlink:type="simple" xlink:href="https://beck-online.beck.de/Default.aspx?typ=reference&amp;y=100&amp;g=AktG&amp;p=118&amp;x=1" text:style-name="Internet_20_link" text:visited-style-name="Visited_20_Internet_20_Link">1</text:a> S 2, Abs <text:a xlink:type="simple" xlink:href="https://beck-online.beck.de/Default.aspx?typ=reference&amp;y=100&amp;g=AktG&amp;p=118&amp;x=2" text:style-name="Internet_20_link" text:visited-style-name="Visited_20_Internet_20_Link">2</text:a> AktG, 43 Abs <text:a xlink:type="simple" xlink:href="https://beck-online.beck.de/Default.aspx?typ=reference&amp;y=100&amp;g=BGB&amp;p=32&amp;x=7" text:style-name="Internet_20_link" text:visited-style-name="Visited_20_Internet_20_Link">7</text:a> GenG (OLG Hamm MDR 2012, <text:a xlink:type="simple" xlink:href="https://beck-online.beck.de/Default.aspx?typ=reference&amp;y=300&amp;b=2012&amp;s=420&amp;z=MDR" text:style-name="Internet_20_link" text:visited-style-name="Visited_20_Internet_20_Link">420</text:a> = NJW 2012, <text:a xlink:type="simple" xlink:href="https://beck-online.beck.de/Default.aspx?typ=reference&amp;y=300&amp;b=2012&amp;s=940&amp;z=NJW" text:style-name="Internet_20_link" text:visited-style-name="Visited_20_Internet_20_Link">940</text:a> = NZG 2012, <text:a xlink:type="simple" xlink:href="https://beck-online.beck.de/Default.aspx?typ=reference&amp;y=300&amp;b=2012&amp;s=189&amp;z=NZG" text:style-name="Internet_20_link" text:visited-style-name="Visited_20_Internet_20_Link">189</text:a>, <text:a xlink:type="simple" xlink:href="https://beck-online.beck.de/Default.aspx?typ=reference&amp;y=300&amp;b=2012&amp;s=190&amp;z=NZG" text:style-name="Internet_20_link" text:visited-style-name="Visited_20_Internet_20_Link">190</text:a>). Denkbar ist allenfalls ein Gleichheitsverstoß soweit einige Mitglieder keinen Internetzugang haben und ihnen auch nicht zumutbar ist, sich einen entsprechenden Zugang (und sei es auch nur durch Besuch eines Internetcafés) zu beschaffen (<text:span text:style-name="Emphasis">Fleck</text:span> DNotZ 2008, <text:a xlink:type="simple" xlink:href="https://beck-online.beck.de/Default.aspx?typ=reference&amp;y=300&amp;b=2008&amp;s=245&amp;z=DNotZ" text:style-name="Internet_20_link" text:visited-style-name="Visited_20_Internet_20_Link">245</text:a>, <text:a xlink:type="simple" xlink:href="https://beck-online.beck.de/Default.aspx?typ=reference&amp;y=300&amp;b=2008&amp;s=250&amp;z=DNotZ" text:style-name="Internet_20_link" text:visited-style-name="Visited_20_Internet_20_Link">250</text:a> f). Doch kann das nur gelten, wenn die virtuelle Mitgliederversammlung nachträglich eingeführt wird, da Gründer und Beitretende sich bewusst auf die in der Satzung geregelte Form der Mitgliederversammlung einlassen. Insbesondere wenn der Verein seinen Satzungszweck durch Präsenz im Internet verwirklicht muss der Verein nicht einem beliebigen Personenkreis offenstehen und Kommunikation auf jede erdenkliche Weise anbieten (OLG Hamm MDR 2012, <text:a xlink:type="simple" xlink:href="https://beck-online.beck.de/Default.aspx?typ=reference&amp;y=300&amp;b=2012&amp;s=420&amp;z=MDR" text:style-name="Internet_20_link" text:visited-style-name="Visited_20_Internet_20_Link">420</text:a>, <text:a xlink:type="simple" xlink:href="https://beck-online.beck.de/Default.aspx?typ=reference&amp;y=300&amp;b=2012&amp;s=421&amp;z=MDR" text:style-name="Internet_20_link" text:visited-style-name="Visited_20_Internet_20_Link">421</text:a> = NZG 2012, <text:a xlink:type="simple" xlink:href="https://beck-online.beck.de/Default.aspx?typ=reference&amp;y=300&amp;b=2012&amp;s=189&amp;z=NZG" text:style-name="Internet_20_link" text:visited-style-name="Visited_20_Internet_20_Link">189</text:a>, <text:a xlink:type="simple" xlink:href="https://beck-online.beck.de/Default.aspx?typ=reference&amp;y=300&amp;b=2012&amp;s=190&amp;z=NZG" text:style-name="Internet_20_link" text:visited-style-name="Visited_20_Internet_20_Link">190</text:a>). Eine Satzungsbestimmung, die alternativ eine reale oder virtuelle Mitgliederversammlung vorsieht, ist zulässig, da es im Einzelfall sinnvoll oder nach § <text:a xlink:type="simple" xlink:href="https://beck-online.beck.de/Default.aspx?typ=reference&amp;y=100&amp;g=UmwG&amp;p=13" text:style-name="Internet_20_link" text:visited-style-name="Visited_20_Internet_20_Link">13</text:a> Abs <text:a xlink:type="simple" xlink:href="https://beck-online.beck.de/Default.aspx?typ=reference&amp;y=100&amp;g=UmwG&amp;p=13&amp;x=1" text:style-name="Internet_20_link" text:visited-style-name="Visited_20_Internet_20_Link">1</text:a> S 2 UmwG notwendig sein kann, eine physische Präsenz zu verlangen (OLG Hamm MDR 2012, <text:a xlink:type="simple" xlink:href="https://beck-online.beck.de/Default.aspx?typ=reference&amp;y=300&amp;b=2012&amp;s=420&amp;z=MDR" text:style-name="Internet_20_link" text:visited-style-name="Visited_20_Internet_20_Link">420</text:a>, <text:a xlink:type="simple" xlink:href="https://beck-online.beck.de/Default.aspx?typ=reference&amp;y=300&amp;b=2012&amp;s=421&amp;z=MDR" text:style-name="Internet_20_link" text:visited-style-name="Visited_20_Internet_20_Link">421</text:a> = NZG 2012, <text:a xlink:type="simple" xlink:href="https://beck-online.beck.de/Default.aspx?typ=reference&amp;y=300&amp;b=2012&amp;s=189&amp;z=NZG" text:style-name="Internet_20_link" text:visited-style-name="Visited_20_Internet_20_Link">189</text:a>, <text:a xlink:type="simple" xlink:href="https://beck-online.beck.de/Default.aspx?typ=reference&amp;y=300&amp;b=2012&amp;s=190&amp;z=NZG" text:style-name="Internet_20_link" text:visited-style-name="Visited_20_Internet_20_Link">190</text:a>). Zulässig sind auch Video- und Telefonkonferenzen und Stimmabgaben per E-Mail (<text:span text:style-name="Emphasis">Fleck</text:span> DNotZ 2008, <text:a xlink:type="simple" xlink:href="https://beck-online.beck.de/Default.aspx?typ=reference&amp;y=300&amp;b=2008&amp;s=245&amp;z=DNotZ" text:style-name="Internet_20_link" text:visited-style-name="Visited_20_Internet_20_Link">245</text:a>, <text:a xlink:type="simple" xlink:href="https://beck-online.beck.de/Default.aspx?typ=reference&amp;y=300&amp;b=2008&amp;s=252&amp;z=DNotZ" text:style-name="Internet_20_link" text:visited-style-name="Visited_20_Internet_20_Link">252</text:a> ff; abl zur fernmündlichen Beschlussfassung <text:span text:style-name="Emphasis">Reichert</text:span> Rn 1964).“<text:note text:id="ftn13" text:note-class="footnote"><text:note-citation>12</text:note-citation><text:note-body><text:p text:style-name="Footnote">Beck'scher Online-Kommentar, Stand 2014, § 32 Rz. 4a.</text:p></text:note-body></text:note></text:p>
      <text:p text:style-name="P13"/>
      <text:p text:style-name="P13"/>
      <text:list xml:id="list190111597599920" text:continue-numbering="true" text:style-name="L1">
        <text:list-item>
          <text:list>
            <text:list-item>
              <text:p text:style-name="P17">Beschlussfassung außerhalb der Mitgliederversammlung</text:p>
            </text:list-item>
          </text:list>
        </text:list-item>
      </text:list>
      <text:p text:style-name="P13"/>
      <text:list xml:id="list190111987826680" text:continue-numbering="true" text:style-name="L1">
        <text:list-item>
          <text:list>
            <text:list-item>
              <text:list>
                <text:list-item>
                  <text:p text:style-name="P19">Umlaufverfahren</text:p>
                </text:list-item>
              </text:list>
            </text:list-item>
          </text:list>
        </text:list-item>
      </text:list>
      <text:p text:style-name="P13"/>
      <text:p text:style-name="P13">Das sog. Umlaufverfahren ermöglicht Entscheidungen der Mitglieder, ohne dass eine Mitgliederversammlung einberufen werden müsste. Hierzu folgendes: </text:p>
      <text:p text:style-name="P13"/>
      <text:p text:style-name="P13"/>
      <text:p text:style-name="P7"><text:span text:style-name="Emphasis">„</text:span>Wenn sämtliche Mitglieder dem Beschlussgegenstand schriftlich (§ <text:a xlink:type="simple" xlink:href="https://beck-online.beck.de/Default.aspx?typ=reference&amp;y=100&amp;g=BGB&amp;p=126" text:style-name="Internet_20_link" text:visited-style-name="Visited_20_Internet_20_Link">126</text:a>) gegenüber dem Verein zustimmen, können Beschlüsse auch ohne das Organ Mitgliederversammlung gefasst werden (§ <text:a xlink:type="simple" xlink:href="https://beck-online.beck.de/Default.aspx?typ=reference&amp;y=100&amp;g=BGB&amp;p=32" text:style-name="Internet_20_link" text:visited-style-name="Visited_20_Internet_20_Link">32</text:a> Abs <text:a xlink:type="simple" xlink:href="https://beck-online.beck.de/Default.aspx?typ=reference&amp;y=100&amp;g=BGB&amp;p=32&amp;x=2" text:style-name="Internet_20_link" text:visited-style-name="Visited_20_Internet_20_Link">2</text:a>). Bei Stimmenthaltungen, ungültigen (nichtigen) Stimmen oder nicht fristgerechtem Zugang einer Stimme ist der Beschluss nicht wirksam. Die <text:span text:style-name="Emphasis">schriftliche Beschlussfassung </text:span>ist mit dem Zugang aller Stimmen beim Vereinsvorstand beendet. Die Bekanntgabe des Abstimmungsergebnisses ist gesetzlich nicht vorgeschrieben; die Satzung kann dies aber vorsehen (OLG Köln NJW-RR 1994, <text:a xlink:type="simple" xlink:href="https://beck-online.beck.de/Default.aspx?typ=reference&amp;y=300&amp;b=1994&amp;s=1547&amp;z=NJW-RR" text:style-name="Internet_20_link" text:visited-style-name="Visited_20_Internet_20_Link">1547</text:a>). § <text:a xlink:type="simple" xlink:href="https://beck-online.beck.de/Default.aspx?typ=reference&amp;y=100&amp;g=BGB&amp;p=32" text:style-name="Internet_20_link" text:visited-style-name="Visited_20_Internet_20_Link">32</text:a> Abs <text:a xlink:type="simple" xlink:href="https://beck-online.beck.de/Default.aspx?typ=reference&amp;y=100&amp;g=BGB&amp;p=32&amp;x=2" text:style-name="Internet_20_link" text:visited-style-name="Visited_20_Internet_20_Link">2</text:a> enthält einen allgemeinen Rechtsgedanken insoweit, als bei Einverständnis aller Mitglieder auf jegliche Förmlichkeit verzichtet werden kann (Vgl <text:span text:style-name="Emphasis">Palandt/Ellenberger</text:span> Rn 12). Die Satzung kann auch Mehrheitsbeschlüsse im Wege schriftlicher Abstimmung zulassen (§§ <text:a xlink:type="simple" xlink:href="https://beck-online.beck.de/Default.aspx?typ=reference&amp;y=100&amp;g=BGB&amp;p=40" text:style-name="Internet_20_link" text:visited-style-name="Visited_20_Internet_20_Link">40</text:a>, <text:a xlink:type="simple" xlink:href="https://beck-online.beck.de/Default.aspx?typ=reference&amp;y=100&amp;g=BGB&amp;p=32" text:style-name="Internet_20_link" text:visited-style-name="Visited_20_Internet_20_Link">32</text:a> Abs <text:a xlink:type="simple" xlink:href="https://beck-online.beck.de/Default.aspx?typ=reference&amp;y=100&amp;g=BGB&amp;p=32&amp;x=2" text:style-name="Internet_20_link" text:visited-style-name="Visited_20_Internet_20_Link">2</text:a>) (<text:span text:style-name="Emphasis">Soergel/Hadding </text:span>Rn 42). Sie kann auch die schriftliche Beschlussfassung ohne Versammlung ausschließen (§§ <text:a xlink:type="simple" xlink:href="https://beck-online.beck.de/Default.aspx?typ=reference&amp;y=100&amp;g=BGB&amp;p=40" text:style-name="Internet_20_link" text:visited-style-name="Visited_20_Internet_20_Link">40</text:a>, <text:a xlink:type="simple" xlink:href="https://beck-online.beck.de/Default.aspx?typ=reference&amp;y=100&amp;g=BGB&amp;p=32" text:style-name="Internet_20_link" text:visited-style-name="Visited_20_Internet_20_Link">32</text:a> Abs <text:a xlink:type="simple" xlink:href="https://beck-online.beck.de/Default.aspx?typ=reference&amp;y=100&amp;g=BGB&amp;p=32&amp;x=2" text:style-name="Internet_20_link" text:visited-style-name="Visited_20_Internet_20_Link">2</text:a>). Allein die statutarische Regelung, dass Beschlüsse in der Mitgliederversammlung zu fassen sind, genügt für einen solchen Ausschluss nicht (BGHZ 15, <text:a xlink:type="simple" xlink:href="https://beck-online.beck.de/Default.aspx?typ=reference&amp;y=300&amp;b=15&amp;s=324&amp;z=BGHZ" text:style-name="Internet_20_link" text:visited-style-name="Visited_20_Internet_20_Link">324</text:a>, <text:a xlink:type="simple" xlink:href="https://beck-online.beck.de/Default.aspx?typ=reference&amp;y=300&amp;b=15&amp;s=328&amp;z=BGHZ" text:style-name="Internet_20_link" text:visited-style-name="Visited_20_Internet_20_Link">328</text:a> = NJW 1955, <text:a xlink:type="simple" xlink:href="https://beck-online.beck.de/Default.aspx?typ=reference&amp;y=300&amp;b=1955&amp;s=220&amp;z=NJW" text:style-name="Internet_20_link" text:visited-style-name="Visited_20_Internet_20_Link">220</text:a> betr GmbH; <text:span text:style-name="Emphasis">Reichert</text:span> Handbuch Rn <text:soft-page-break/>1947).“<text:note text:id="ftn14" text:note-class="footnote"><text:note-citation>13</text:note-citation><text:note-body><text:p text:style-name="Footnote">Beck'scher Online-Kommentar, Stand 2014, § 32 Rz. 44.</text:p></text:note-body></text:note></text:p>
      <text:p text:style-name="P7"/>
      <text:p text:style-name="P7"/>
      <text:p text:style-name="P7">Auch wenn man die Vorschrift als „allgemeinen Rechtsgedanken“ dahingehend interpretieren mag, dass solche Beschlüsse nicht nur – wie nach dem Gesetzeswortlaut vorgesehen – schriftlich zu fassen sind, sondern unter Verzicht auf „jegliche Förmlichkeit“ auch in anderer (ggf. virtueller) Form erfolgen können, bleibt dennoch das Problem, dass ein solcher Beschluss außerhalb der Mitgliederversammlung ausschließlich einstimmig gefasst werden kann (schon Stimmenthaltungen reichen aus, um das Vorhaben scheitern zu lassen, s.o.). Damit erweist sich dieses Instrument als recht ungeeignet, sofern es auch im Rahmen von Online-Tools überhaupt anerkannt würde (sehr fraglich, noch nicht entschieden).</text:p>
      <text:p text:style-name="P13"/>
      <text:p text:style-name="P13"/>
      <text:list xml:id="list190113130235230" text:continue-numbering="true" text:style-name="L1">
        <text:list-item>
          <text:list>
            <text:list-item>
              <text:list>
                <text:list-item>
                  <text:p text:style-name="P19">„Mitgliederentscheid“</text:p>
                </text:list-item>
              </text:list>
            </text:list-item>
          </text:list>
        </text:list-item>
      </text:list>
      <text:p text:style-name="P13"/>
      <text:p text:style-name="P13">Solltest du aus der Satzung streichen.</text:p>
      <text:p text:style-name="P13"/>
      <text:p text:style-name="P13"/>
      <text:list xml:id="list190113152915572" text:continue-numbering="true" text:style-name="L1">
        <text:list-item>
          <text:list>
            <text:list-item>
              <text:p text:style-name="P17">Dringlichkeitsanträge</text:p>
            </text:list-item>
          </text:list>
        </text:list-item>
      </text:list>
      <text:p text:style-name="P10"/>
      <text:p text:style-name="P11"><text:span text:style-name="T3">Damit bleibt die Mitgliederversammlung der einzig gangbare Weg, um Entscheidungen zu treffen. Da in diesem Rahmen spontane Anliegen nur sehr begrenzt vorgetragen werden können – die Einberufung erfolgt nach deiner Satzung mit einer Frist von vier Wochen und muss die TOP bereits auflisten – gibt es noch sog. Dringlichkeitsanträge. Diese können auch nach erfolgter Einberufung noch gestellt werden; Voraussetzung ist, dass das Datum der Versammlung und die übrigen Gegenstände der Beschlussfassung bereits feststehen (dh lediglich neue Sachanträge sind möglich).</text:span><text:span text:style-name="T3"><text:note text:id="ftn15" text:note-class="footnote"><text:note-citation>14</text:note-citation><text:note-body><text:p text:style-name="P9">Reichert, Verbands- und Vereinsrecht, 12. Aufl., Rz. 1395 f.</text:p></text:note-body></text:note></text:span><text:span text:style-name="T3"> </text:span></text:p>
      <text:p text:style-name="P13"/>
      <text:p text:style-name="P13">Wenn du möchtest, dass solche Dringlichkeitsanträge gestellt werden dürfen, musst du dies in deine Satzung explizit aufnehmen, da derartige Anträge gesetzlich nicht vorgesehen sind (es wird von <text:s text:c="5"/>§ 32 Abs. 1 S. 2 BGB abgewichen, was gemäß § 40 BGB möglich ist). Dementsprechend gibt es auch keine gesetzlichen Vorgaben für eine Frist, die vor Abhaltung der Versammlung einzuhalten wäre. Empfehlenswert wäre es allerdings, nur solche Anträge zu berücksichtigen, die mindestens eine Woche vorher gestellt werden (müsste ebenfalls Eingang in die Satzung finden).</text:p>
      <text:p text:style-name="P13"/>
      <text:p text:style-name="P13"><text:s/></text:p>
      <text:list xml:id="list190113370465794" text:continue-numbering="true" text:style-name="L1">
        <text:list-item>
          <text:p text:style-name="P18">Haftungsfragen </text:p>
        </text:list-item>
      </text:list>
      <text:p text:style-name="P13"/>
      <text:p text:style-name="P13">Der eingetragene Verein ist rechtsfähig und somit juristische Person. Damit haftet nur der Verein mit seinem Vermögen, nicht jedoch seine Mitglieder. Nach § 31 BGB haftet der Verein für seinen Vorstand, nicht umgekehrt. Hier sind noch einige Einzelheiten: </text:p>
      <text:p text:style-name="P13"/>
      <text:p text:style-name="P13"/>
      <text:p text:style-name="P7"><text:span text:style-name="Emphasis">„</text:span>Die dem Verein zuzurechnende Schadensersatzpflicht muss gegenüber einem Dritten bestehen. Dritter kann jede außerhalb des Vereins stehende Person (natürliche oder juristische Person oder Personengemeinschaft) sowie ein Vereinsmitglied (BGHZ 90, <text:a xlink:type="simple" xlink:href="https://beck-online.beck.de/Default.aspx?typ=reference&amp;y=300&amp;b=90&amp;s=92&amp;z=BGHZ" text:style-name="Internet_20_link" text:visited-style-name="Visited_20_Internet_20_Link">92</text:a>, <text:a xlink:type="simple" xlink:href="https://beck-online.beck.de/Default.aspx?typ=reference&amp;y=300&amp;b=90&amp;s=95&amp;z=BGHZ" text:style-name="Internet_20_link" text:visited-style-name="Visited_20_Internet_20_Link">95</text:a> = NJW 1984, <text:a xlink:type="simple" xlink:href="https://beck-online.beck.de/Default.aspx?typ=reference&amp;y=300&amp;b=1984&amp;s=1884&amp;z=NJW" text:style-name="Internet_20_link" text:visited-style-name="Visited_20_Internet_20_Link">1884</text:a>; BGHZ 110, <text:a xlink:type="simple" xlink:href="https://beck-online.beck.de/Default.aspx?typ=reference&amp;y=300&amp;b=110&amp;s=323&amp;z=BGHZ" text:style-name="Internet_20_link" text:visited-style-name="Visited_20_Internet_20_Link">323</text:a>, <text:a xlink:type="simple" xlink:href="https://beck-online.beck.de/Default.aspx?typ=reference&amp;y=300&amp;b=110&amp;s=327&amp;z=BGHZ" text:style-name="Internet_20_link" text:visited-style-name="Visited_20_Internet_20_Link">327</text:a> f = NJW 1990, <text:a xlink:type="simple" xlink:href="https://beck-online.beck.de/Default.aspx?typ=reference&amp;y=300&amp;b=1990&amp;s=2877&amp;z=NJW" text:style-name="Internet_20_link" text:visited-style-name="Visited_20_Internet_20_Link">2877</text:a>; vgl dazu <text:span text:style-name="Emphasis">Deutsch</text:span> VersR 1991, <text:a xlink:type="simple" xlink:href="https://beck-online.beck.de/Default.aspx?typ=reference&amp;y=300&amp;b=1991&amp;s=837&amp;z=VersR" text:style-name="Internet_20_link" text:visited-style-name="Visited_20_Internet_20_Link">837</text:a>) oder ein Mitglied eines Vereinsorgans sein (BGHZ 90, <text:a xlink:type="simple" xlink:href="https://beck-online.beck.de/Default.aspx?typ=reference&amp;y=300&amp;b=90&amp;s=92&amp;z=BGHZ" text:style-name="Internet_20_link" text:visited-style-name="Visited_20_Internet_20_Link">92</text:a> = NJW 1984, <text:a xlink:type="simple" xlink:href="https://beck-online.beck.de/Default.aspx?typ=reference&amp;y=300&amp;b=1984&amp;s=1884&amp;z=NJW" text:style-name="Internet_20_link" text:visited-style-name="Visited_20_Internet_20_Link">1884</text:a>, <text:a xlink:type="simple" xlink:href="https://beck-online.beck.de/Default.aspx?typ=reference&amp;y=300&amp;b=1984&amp;s=1885&amp;z=NJW" text:style-name="Internet_20_link" text:visited-style-name="Visited_20_Internet_20_Link">1885</text:a> betr unberechtigtem Ausschluss eines Vorstandsmitglieds durch den Vorstand; <text:span text:style-name="Emphasis">Soergel/Hadding </text:span>Rn 26; MK/<text:span text:style-name="Emphasis">Reuter</text:span> Rn 40). Ein Vereinsorgan selbst kann nicht Dritter sein, weil es kein Anspruchsinhaber sein kann (MK/<text:span text:style-name="Emphasis">Reuter</text:span> <text:soft-page-break/>Rn 41; <text:span text:style-name="Emphasis">Soergel/Hadding </text:span>Rn 26). Die <text:span text:style-name="Emphasis">geschädigten Organmitglieder </text:span>dürfen aber nicht selbst in ihrer Eigenschaft als Organmitglied für das schadensstiftende Ereignis verantwortlich sein (<text:span text:style-name="Emphasis">Reichert</text:span> Handbuch Rn 3518; <text:span text:style-name="Emphasis">Staudinger/Weick</text:span> Rn 12; <text:span text:style-name="Emphasis">Soergel/Hadding </text:span>Rn 26). Eine „Selbstschädigung“ löst keine Haftungsüberleitung aus. Das geschädigte Organmitglied kann hingegen den Verein in Anspruch nehmen, wenn es dem Verein wie ein beliebiger Dritter gegenübertritt (<text:span text:style-name="Emphasis">K. Schmidt</text:span> GesR § <text:a xlink:type="simple" xlink:href="https://beck-online.beck.de/Default.aspx?typ=reference&amp;y=100&amp;g=BGB&amp;p=10" text:style-name="Internet_20_link" text:visited-style-name="Visited_20_Internet_20_Link">10</text:a> <text:a xlink:type="simple" xlink:href="https://beck-online.beck.de/Default.aspx?typ=reference&amp;y=100&amp;g=BGB&amp;p=10&amp;x=4" text:style-name="Internet_20_link" text:visited-style-name="Visited_20_Internet_20_Link">IV</text:a> 4 c, S 281: Begriff des Dritten sei praktisch bedeutungslos). Bei einem mehrgliedrigen Vorstand kann ein Vorstandsmitglied insbes dann geschädigter Dritter sein, wenn es nach der Satzung, der Geschäftsordnung oder der vorstandsinternen Aufgabenverteilung für das schädigende Ereignis nicht mitverantwortlich ist (BGH NJW 1978, <text:a xlink:type="simple" xlink:href="https://beck-online.beck.de/Default.aspx?typ=reference&amp;y=300&amp;b=1978&amp;s=2390&amp;z=NJW" text:style-name="Internet_20_link" text:visited-style-name="Visited_20_Internet_20_Link">2390</text:a>; NJW 1984, <text:a xlink:type="simple" xlink:href="https://beck-online.beck.de/Default.aspx?typ=reference&amp;y=300&amp;b=1984&amp;s=1884&amp;z=NJW" text:style-name="Internet_20_link" text:visited-style-name="Visited_20_Internet_20_Link">1884</text:a>, <text:a xlink:type="simple" xlink:href="https://beck-online.beck.de/Default.aspx?typ=reference&amp;y=300&amp;b=1984&amp;s=1885&amp;z=NJW" text:style-name="Internet_20_link" text:visited-style-name="Visited_20_Internet_20_Link">1885</text:a>; OLG Celle VersR 1977, <text:a xlink:type="simple" xlink:href="https://beck-online.beck.de/Default.aspx?typ=reference&amp;y=300&amp;b=1977&amp;s=39&amp;z=VersR" text:style-name="Internet_20_link" text:visited-style-name="Visited_20_Internet_20_Link">39</text:a>; <text:span text:style-name="Emphasis">Soergel/Hadding </text:span>Rn 26; krit MK/<text:span text:style-name="Emphasis">Reuter</text:span> Rn 42).</text:p>
      <text:p text:style-name="P7"/>
      <text:p text:style-name="P7">Ein <text:span text:style-name="Emphasis">Vereinsmitglied</text:span> kann den Verein haftbar machen, wenn der Verein gegenüber dem Mitglied eine sich aus der Satzung oder dem Mitgliedschaftsverhältnis ergebende Pflicht schuldhaft verletzt hat (BGHZ 90, <text:a xlink:type="simple" xlink:href="https://beck-online.beck.de/Default.aspx?typ=reference&amp;y=300&amp;b=90&amp;s=92&amp;z=BGHZ" text:style-name="Internet_20_link" text:visited-style-name="Visited_20_Internet_20_Link">92</text:a>, <text:a xlink:type="simple" xlink:href="https://beck-online.beck.de/Default.aspx?typ=reference&amp;y=300&amp;b=90&amp;s=95&amp;z=BGHZ" text:style-name="Internet_20_link" text:visited-style-name="Visited_20_Internet_20_Link">95</text:a> = NJW 1984, <text:a xlink:type="simple" xlink:href="https://beck-online.beck.de/Default.aspx?typ=reference&amp;y=300&amp;b=1984&amp;s=1884&amp;z=NJW" text:style-name="Internet_20_link" text:visited-style-name="Visited_20_Internet_20_Link">1884</text:a>; BGHZ 110, <text:a xlink:type="simple" xlink:href="https://beck-online.beck.de/Default.aspx?typ=reference&amp;y=300&amp;b=110&amp;s=323&amp;z=BGHZ" text:style-name="Internet_20_link" text:visited-style-name="Visited_20_Internet_20_Link">323</text:a> = NJW 1990, <text:a xlink:type="simple" xlink:href="https://beck-online.beck.de/Default.aspx?typ=reference&amp;y=300&amp;b=1990&amp;s=2877&amp;z=NJW" text:style-name="Internet_20_link" text:visited-style-name="Visited_20_Internet_20_Link">2877</text:a>, <text:a xlink:type="simple" xlink:href="https://beck-online.beck.de/Default.aspx?typ=reference&amp;y=300&amp;b=1990&amp;s=2878&amp;z=NJW" text:style-name="Internet_20_link" text:visited-style-name="Visited_20_Internet_20_Link">2878</text:a>; <text:span text:style-name="Emphasis">Deutsch</text:span> VersR 1991, <text:a xlink:type="simple" xlink:href="https://beck-online.beck.de/Default.aspx?typ=reference&amp;y=300&amp;b=1991&amp;s=837&amp;z=VersR" text:style-name="Internet_20_link" text:visited-style-name="Visited_20_Internet_20_Link">837</text:a>). Die Verletzung von Mitgliedschaftsrechten durch Vereinsorgane oder -repräsentanten begründet eine Schadensersatzpflicht des Vereins über § <text:a xlink:type="simple" xlink:href="https://beck-online.beck.de/Default.aspx?typ=reference&amp;y=100&amp;g=BGB&amp;p=31" text:style-name="Internet_20_link" text:visited-style-name="Visited_20_Internet_20_Link">31</text:a> „ähnlich der positiven Vertragsverletzung“ (jetzt § <text:a xlink:type="simple" xlink:href="https://beck-online.beck.de/Default.aspx?typ=reference&amp;y=100&amp;g=BGB&amp;p=280" text:style-name="Internet_20_link" text:visited-style-name="Visited_20_Internet_20_Link">280</text:a> Abs <text:a xlink:type="simple" xlink:href="https://beck-online.beck.de/Default.aspx?typ=reference&amp;y=100&amp;g=BGB&amp;p=280&amp;x=1" text:style-name="Internet_20_link" text:visited-style-name="Visited_20_Internet_20_Link">1</text:a>) (BGHZ 90, <text:a xlink:type="simple" xlink:href="https://beck-online.beck.de/Default.aspx?typ=reference&amp;y=300&amp;b=90&amp;s=92&amp;z=BGHZ" text:style-name="Internet_20_link" text:visited-style-name="Visited_20_Internet_20_Link">92</text:a>, <text:a xlink:type="simple" xlink:href="https://beck-online.beck.de/Default.aspx?typ=reference&amp;y=300&amp;b=90&amp;s=95&amp;z=BGHZ" text:style-name="Internet_20_link" text:visited-style-name="Visited_20_Internet_20_Link">95</text:a> = NJW 1984, <text:a xlink:type="simple" xlink:href="https://beck-online.beck.de/Default.aspx?typ=reference&amp;y=300&amp;b=1984&amp;s=1884&amp;z=NJW" text:style-name="Internet_20_link" text:visited-style-name="Visited_20_Internet_20_Link">1884</text:a>; BGHZ 110, <text:a xlink:type="simple" xlink:href="https://beck-online.beck.de/Default.aspx?typ=reference&amp;y=300&amp;b=110&amp;s=323&amp;z=BGHZ" text:style-name="Internet_20_link" text:visited-style-name="Visited_20_Internet_20_Link">323</text:a> = NJW 1990, <text:a xlink:type="simple" xlink:href="https://beck-online.beck.de/Default.aspx?typ=reference&amp;y=300&amp;b=1990&amp;s=2877&amp;z=NJW" text:style-name="Internet_20_link" text:visited-style-name="Visited_20_Internet_20_Link">2877</text:a>, <text:a xlink:type="simple" xlink:href="https://beck-online.beck.de/Default.aspx?typ=reference&amp;y=300&amp;b=1990&amp;s=2878&amp;z=NJW" text:style-name="Internet_20_link" text:visited-style-name="Visited_20_Internet_20_Link">2878</text:a>; <text:span text:style-name="Emphasis">K. Schmidt </text:span>JZ 1991, <text:a xlink:type="simple" xlink:href="https://beck-online.beck.de/Default.aspx?typ=reference&amp;y=300&amp;b=1991&amp;s=157&amp;z=JZ" text:style-name="Internet_20_link" text:visited-style-name="Visited_20_Internet_20_Link">157</text:a> ff; MK/<text:span text:style-name="Emphasis">Reuter</text:span> § 38 Rn 25). Die Mitgliedschaft ist nach hM in Rspr und Lit ein sonstiges Recht iSd § <text:a xlink:type="simple" xlink:href="https://beck-online.beck.de/Default.aspx?typ=reference&amp;y=100&amp;g=BGB&amp;p=823" text:style-name="Internet_20_link" text:visited-style-name="Visited_20_Internet_20_Link">823</text:a> Abs <text:a xlink:type="simple" xlink:href="https://beck-online.beck.de/Default.aspx?typ=reference&amp;y=100&amp;g=BGB&amp;p=823&amp;x=1" text:style-name="Internet_20_link" text:visited-style-name="Visited_20_Internet_20_Link">1</text:a> (BGHZ 110, <text:a xlink:type="simple" xlink:href="https://beck-online.beck.de/Default.aspx?typ=reference&amp;y=300&amp;b=110&amp;s=323&amp;z=BGHZ" text:style-name="Internet_20_link" text:visited-style-name="Visited_20_Internet_20_Link">323</text:a>, <text:a xlink:type="simple" xlink:href="https://beck-online.beck.de/Default.aspx?typ=reference&amp;y=300&amp;b=110&amp;s=327&amp;z=BGHZ" text:style-name="Internet_20_link" text:visited-style-name="Visited_20_Internet_20_Link">327</text:a> f, 334 f = NJW 1990, <text:a xlink:type="simple" xlink:href="https://beck-online.beck.de/Default.aspx?typ=reference&amp;y=300&amp;b=1990&amp;s=2877&amp;z=NJW" text:style-name="Internet_20_link" text:visited-style-name="Visited_20_Internet_20_Link">2877</text:a>; RGZ 100, <text:a xlink:type="simple" xlink:href="https://beck-online.beck.de/Default.aspx?typ=reference&amp;y=300&amp;b=100&amp;s=274&amp;z=RGZ" text:style-name="Internet_20_link" text:visited-style-name="Visited_20_Internet_20_Link">274</text:a>, <text:a xlink:type="simple" xlink:href="https://beck-online.beck.de/Default.aspx?typ=reference&amp;y=300&amp;b=100&amp;s=278&amp;z=RGZ" text:style-name="Internet_20_link" text:visited-style-name="Visited_20_Internet_20_Link">278</text:a>; 158, 248, 255; <text:span text:style-name="Emphasis">Reichert</text:span> Handbuch Rn 719; grds gegen einen deliktsrechtlichen Schutz der Mitgliedschaft oder einzelner Mitgliedschaftsrechte <text:span text:style-name="Emphasis">Helms</text:span> S 56 ff). Es kommen daher als Anspruchsgrundlage auch §§ <text:a xlink:type="simple" xlink:href="https://beck-online.beck.de/Default.aspx?typ=reference&amp;y=100&amp;g=BGB&amp;p=823" text:style-name="Internet_20_link" text:visited-style-name="Visited_20_Internet_20_Link">823</text:a> Abs <text:a xlink:type="simple" xlink:href="https://beck-online.beck.de/Default.aspx?typ=reference&amp;y=100&amp;g=BGB&amp;p=823&amp;x=1" text:style-name="Internet_20_link" text:visited-style-name="Visited_20_Internet_20_Link">1</text:a>, <text:a xlink:type="simple" xlink:href="https://beck-online.beck.de/Default.aspx?typ=reference&amp;y=100&amp;g=BGB&amp;p=823&amp;x=31" text:style-name="Internet_20_link" text:visited-style-name="Visited_20_Internet_20_Link">31</text:a> in Betracht. Beispiele: rechtswidriger Ausschluss aus dem Verein (BGHZ 90, <text:a xlink:type="simple" xlink:href="https://beck-online.beck.de/Default.aspx?typ=reference&amp;y=300&amp;b=90&amp;s=92&amp;z=BGHZ" text:style-name="Internet_20_link" text:visited-style-name="Visited_20_Internet_20_Link">92</text:a> = NJW 1984, <text:a xlink:type="simple" xlink:href="https://beck-online.beck.de/Default.aspx?typ=reference&amp;y=300&amp;b=1984&amp;s=1884&amp;z=NJW" text:style-name="Internet_20_link" text:visited-style-name="Visited_20_Internet_20_Link">1884</text:a>); Verweigerung von satzungsmäßig geschuldeten Leistungen (BGHZ 110, <text:a xlink:type="simple" xlink:href="https://beck-online.beck.de/Default.aspx?typ=reference&amp;y=300&amp;b=110&amp;s=323&amp;z=BGHZ" text:style-name="Internet_20_link" text:visited-style-name="Visited_20_Internet_20_Link">323</text:a>, <text:a xlink:type="simple" xlink:href="https://beck-online.beck.de/Default.aspx?typ=reference&amp;y=300&amp;b=110&amp;s=327&amp;z=BGHZ" text:style-name="Internet_20_link" text:visited-style-name="Visited_20_Internet_20_Link">327</text:a> = NJW 1990, <text:a xlink:type="simple" xlink:href="https://beck-online.beck.de/Default.aspx?typ=reference&amp;y=300&amp;b=1990&amp;s=2877&amp;z=NJW" text:style-name="Internet_20_link" text:visited-style-name="Visited_20_Internet_20_Link">2877</text:a>); Haftung eines Lohnsteuerhilfevereins wegen falscher Beratung eines Mitglieds (OLG München NJW 1988, <text:a xlink:type="simple" xlink:href="https://beck-online.beck.de/Default.aspx?typ=reference&amp;y=300&amp;b=1988&amp;s=1030&amp;z=NJW" text:style-name="Internet_20_link" text:visited-style-name="Visited_20_Internet_20_Link">1030</text:a>); Beratungsfehler von Organen eines Vereins, der nach seiner Satzung die Vermögensberatung seiner Mitglieder betreibt (OLG Celle OLGR 1996, <text:a xlink:type="simple" xlink:href="https://beck-online.beck.de/Default.aspx?typ=reference&amp;y=300&amp;b=1996&amp;s=229&amp;z=OLGR" text:style-name="Internet_20_link" text:visited-style-name="Visited_20_Internet_20_Link">229</text:a>; vgl auch OLG Hamm NJW-RR 1993, <text:a xlink:type="simple" xlink:href="https://beck-online.beck.de/Default.aspx?typ=reference&amp;y=300&amp;b=1993&amp;s=1179&amp;z=NJW-RR" text:style-name="Internet_20_link" text:visited-style-name="Visited_20_Internet_20_Link">1179</text:a> zur Haftung eines Verbandes von Handwerksfirmen für Hinweise gegenüber Mitgliedsfirmen für den Erwerb von Computerhard- und -software). Ein Schadensersatz wegen Verletzung der aus dem Mitgliedschaftsverhältnis erwachsenden Schutz- und Obhutspflichten kommt zwar grds in Betracht, wenn zB ein alpinistischer Verein seinen Mitgliedern Bergtouren anbietet. Im Einzelfall besteht aber keine Haftung, wenn bei einem Unfall während einer geführten Bergwanderung der Verein einen zuverlässigen Bergführer gestellt hat (OLG Stuttgart NJW 1996, <text:a xlink:type="simple" xlink:href="https://beck-online.beck.de/Default.aspx?typ=reference&amp;y=300&amp;b=1996&amp;s=1352&amp;z=NJW" text:style-name="Internet_20_link" text:visited-style-name="Visited_20_Internet_20_Link">1352</text:a>).</text:p>
      <text:p text:style-name="P7"/>
      <text:p text:style-name="P7">Bei einem mitwirkenden Verschulden des geschädigten Dritten gilt für die Schadensverteilung nach § <text:a xlink:type="simple" xlink:href="https://beck-online.beck.de/Default.aspx?typ=reference&amp;y=100&amp;g=BGB&amp;p=254" text:style-name="Internet_20_link" text:visited-style-name="Visited_20_Internet_20_Link">254</text:a> der Grundsatz, dass fahrlässiges Verhalten des Geschädigten gegenüber vorsätzlichem Handeln des Organs auch im Rahmen der Organhaftung einer juristischen Person grds unberücksichtigt bleibt (BGHZ 98, <text:a xlink:type="simple" xlink:href="https://beck-online.beck.de/Default.aspx?typ=reference&amp;y=300&amp;b=98&amp;s=148&amp;z=BGHZ" text:style-name="Internet_20_link" text:visited-style-name="Visited_20_Internet_20_Link">148</text:a>, <text:a xlink:type="simple" xlink:href="https://beck-online.beck.de/Default.aspx?typ=reference&amp;y=300&amp;b=98&amp;s=158&amp;z=BGHZ" text:style-name="Internet_20_link" text:visited-style-name="Visited_20_Internet_20_Link">158</text:a> = NJW 1986, <text:a xlink:type="simple" xlink:href="https://beck-online.beck.de/Default.aspx?typ=reference&amp;y=300&amp;b=1986&amp;s=2941&amp;z=NJW" text:style-name="Internet_20_link" text:visited-style-name="Visited_20_Internet_20_Link">2941</text:a>; BGH NJW 1984, <text:a xlink:type="simple" xlink:href="https://beck-online.beck.de/Default.aspx?typ=reference&amp;y=300&amp;b=1984&amp;s=921&amp;z=NJW" text:style-name="Internet_20_link" text:visited-style-name="Visited_20_Internet_20_Link">921</text:a> f; NJW 1973, <text:a xlink:type="simple" xlink:href="https://beck-online.beck.de/Default.aspx?typ=reference&amp;y=300&amp;b=1973&amp;s=518&amp;z=NJW" text:style-name="Internet_20_link" text:visited-style-name="Visited_20_Internet_20_Link">518</text:a>; NJW 1991, <text:a xlink:type="simple" xlink:href="https://beck-online.beck.de/Default.aspx?typ=reference&amp;y=300&amp;b=1991&amp;s=3208&amp;z=NJW" text:style-name="Internet_20_link" text:visited-style-name="Visited_20_Internet_20_Link">3208</text:a>, <text:a xlink:type="simple" xlink:href="https://beck-online.beck.de/Default.aspx?typ=reference&amp;y=300&amp;b=1991&amp;s=3210&amp;z=NJW" text:style-name="Internet_20_link" text:visited-style-name="Visited_20_Internet_20_Link">3210</text:a>; BAG NJW 1998, <text:a xlink:type="simple" xlink:href="https://beck-online.beck.de/Default.aspx?typ=reference&amp;y=300&amp;b=1998&amp;s=2923&amp;z=NJW" text:style-name="Internet_20_link" text:visited-style-name="Visited_20_Internet_20_Link">2923</text:a>, <text:a xlink:type="simple" xlink:href="https://beck-online.beck.de/Default.aspx?typ=reference&amp;y=300&amp;b=1998&amp;s=2924&amp;z=NJW" text:style-name="Internet_20_link" text:visited-style-name="Visited_20_Internet_20_Link">2924</text:a>; OLG Köln NJW-RR 1992, <text:a xlink:type="simple" xlink:href="https://beck-online.beck.de/Default.aspx?typ=reference&amp;y=300&amp;b=1992&amp;s=1184&amp;z=NJW-RR" text:style-name="Internet_20_link" text:visited-style-name="Visited_20_Internet_20_Link">1184</text:a>).</text:p>
      <text:p text:style-name="P7"/>
      <text:p text:style-name="P7">Die Organhaftung des § <text:a xlink:type="simple" xlink:href="https://beck-online.beck.de/Default.aspx?typ=reference&amp;y=100&amp;g=BGB&amp;p=31" text:style-name="Internet_20_link" text:visited-style-name="Visited_20_Internet_20_Link">31</text:a> gegenüber Dritten ist <text:span text:style-name="Emphasis">zwingend;</text:span> sie kann durch die Satzung nicht abbedungen werden (vgl § <text:a xlink:type="simple" xlink:href="https://beck-online.beck.de/Default.aspx?typ=reference&amp;y=100&amp;g=BGB&amp;p=40" text:style-name="Internet_20_link" text:visited-style-name="Visited_20_Internet_20_Link">40</text:a>). Zulässig ist ein vertraglicher Haftungsausschluss gegenüber Dritten für Fahrlässigkeit (BGHZ 13, <text:a xlink:type="simple" xlink:href="https://beck-online.beck.de/Default.aspx?typ=reference&amp;y=300&amp;b=13&amp;s=198&amp;z=BGHZ" text:style-name="Internet_20_link" text:visited-style-name="Visited_20_Internet_20_Link">198</text:a>, <text:a xlink:type="simple" xlink:href="https://beck-online.beck.de/Default.aspx?typ=reference&amp;y=300&amp;b=13&amp;s=203&amp;z=BGHZ" text:style-name="Internet_20_link" text:visited-style-name="Visited_20_Internet_20_Link">203</text:a> = NJW 1954, <text:a xlink:type="simple" xlink:href="https://beck-online.beck.de/Default.aspx?typ=reference&amp;y=300&amp;b=1954&amp;s=1193&amp;z=NJW" text:style-name="Internet_20_link" text:visited-style-name="Visited_20_Internet_20_Link">1193</text:a>; RGZ 157, <text:a xlink:type="simple" xlink:href="https://beck-online.beck.de/Default.aspx?typ=reference&amp;y=300&amp;b=157&amp;s=228&amp;z=RGZ" text:style-name="Internet_20_link" text:visited-style-name="Visited_20_Internet_20_Link">228</text:a>, <text:a xlink:type="simple" xlink:href="https://beck-online.beck.de/Default.aspx?typ=reference&amp;y=300&amp;b=157&amp;s=232&amp;z=RGZ" text:style-name="Internet_20_link" text:visited-style-name="Visited_20_Internet_20_Link">232</text:a>), aber nicht für Vorsatz, weil wegen der Organhaftung als Eigenhaftung § <text:a xlink:type="simple" xlink:href="https://beck-online.beck.de/Default.aspx?typ=reference&amp;y=100&amp;g=BGB&amp;p=276" text:style-name="Internet_20_link" text:visited-style-name="Visited_20_Internet_20_Link">276</text:a> Abs <text:a xlink:type="simple" xlink:href="https://beck-online.beck.de/Default.aspx?typ=reference&amp;y=100&amp;g=BGB&amp;p=276&amp;x=3" text:style-name="Internet_20_link" text:visited-style-name="Visited_20_Internet_20_Link">3</text:a> und nicht § <text:a xlink:type="simple" xlink:href="https://beck-online.beck.de/Default.aspx?typ=reference&amp;y=100&amp;g=BGB&amp;p=278" text:style-name="Internet_20_link" text:visited-style-name="Visited_20_Internet_20_Link">278</text:a> S 2 einschlägig ist (BGHZ 13, <text:a xlink:type="simple" xlink:href="https://beck-online.beck.de/Default.aspx?typ=reference&amp;y=300&amp;b=13&amp;s=198&amp;z=BGHZ" text:style-name="Internet_20_link" text:visited-style-name="Visited_20_Internet_20_Link">198</text:a>, <text:a xlink:type="simple" xlink:href="https://beck-online.beck.de/Default.aspx?typ=reference&amp;y=300&amp;b=13&amp;s=203&amp;z=BGHZ" text:style-name="Internet_20_link" text:visited-style-name="Visited_20_Internet_20_Link">203</text:a> = NJW 1954, <text:a xlink:type="simple" xlink:href="https://beck-online.beck.de/Default.aspx?typ=reference&amp;y=300&amp;b=1954&amp;s=1193&amp;z=NJW" text:style-name="Internet_20_link" text:visited-style-name="Visited_20_Internet_20_Link">1193</text:a>; <text:span text:style-name="Emphasis">Palandt/Ellenberger</text:span> Rn 4). Für eine formularmäßige Haftungsbeschränkung gelten die §§ <text:a xlink:type="simple" xlink:href="https://beck-online.beck.de/Default.aspx?typ=reference&amp;y=100&amp;g=BGB&amp;p=307" text:style-name="Internet_20_link" text:visited-style-name="Visited_20_Internet_20_Link">307</text:a>, <text:a xlink:type="simple" xlink:href="https://beck-online.beck.de/Default.aspx?typ=reference&amp;y=100&amp;g=BGB&amp;p=309" text:style-name="Internet_20_link" text:visited-style-name="Visited_20_Internet_20_Link">309</text:a> Nr 7, 8 (Eingehend zur Haftungsbeschränkung durch AGB gegenüber Dritten und Mitgliedern <text:span text:style-name="Emphasis">Küpperfahrenberg</text:span> Haftungsbeschränkungen S 95 ff). Der satzungsmäßige Haftungsausschluss gegenüber Vereinsmitgliedern für grobe Fahrlässigkeit ist unwirksam (AG Bückeburg NJW-RR 1991, <text:a xlink:type="simple" xlink:href="https://beck-online.beck.de/Default.aspx?typ=reference&amp;y=300&amp;b=1991&amp;s=1107&amp;z=NJW-RR" text:style-name="Internet_20_link" text:visited-style-name="Visited_20_Internet_20_Link">1107</text:a>; <text:span text:style-name="Emphasis">Palandt/Ellenberger</text:span> Rn 12); für einfache Fahrlässigkeit kann er wirksam sein (LG Karlsruhe VersR 1987, <text:a xlink:type="simple" xlink:href="https://beck-online.beck.de/Default.aspx?typ=reference&amp;y=300&amp;b=1987&amp;s=1024&amp;z=VersR" text:style-name="Internet_20_link" text:visited-style-name="Visited_20_Internet_20_Link">1024</text:a>; eingehend <text:span text:style-name="Emphasis">Eisele</text:span> S 109 ff, 137 ff, 166; gegen jede Abdingbarkeit des § <text:a xlink:type="simple" xlink:href="https://beck-online.beck.de/Default.aspx?typ=reference&amp;y=100&amp;g=BGB&amp;p=31" text:style-name="Internet_20_link" text:visited-style-name="Visited_20_Internet_20_Link">31</text:a> durch Satzung oder Vereinsordnung auch gegenüber Vereinsmitgliedern <text:span text:style-name="Emphasis">Küpperfahrenberg</text:span> <text:soft-page-break/>Haftungsbeschränkungen S 78 ff). Möglich ist unter strengen Voraussetzungen auch eine Haftungsbeschränkung auf Grund ergänzender Vertragsauslegung oder konkludenten Verhaltens (<text:span text:style-name="Emphasis">Küpperfahrenberg</text:span> Haftungsbeschränkungen S 93 ff).“<text:note text:id="ftn16" text:note-class="footnote"><text:note-citation>15</text:note-citation><text:note-body><text:p text:style-name="Footnote">Beck'scher Online-Kommentar, Stand 2014, § 32 Rz. 23 ff.</text:p></text:note-body></text:note></text:p>
      <text:p text:style-name="P7"/>
      <text:p text:style-name="P7"/>
      <text:p text:style-name="P15">Soweit in dem Kommentar davon die Rede ist, dass die Haftung in bestimmten Fällen ausgeschlossen werden darf: Das ist eine sehr heikle Angelegenheit und erfordert auf jeden Fall juristisches Fachwissen bei der Formulierung. Nichts selbst basteln!</text:p>
      <text:p text:style-name="P13"/>
      <text:p text:style-name="P13"/>
      <text:list xml:id="list190112188321277" text:continue-numbering="true" text:style-name="L1">
        <text:list-item>
          <text:p text:style-name="P18">Ordnungen außerhalb der Satzung<text:note text:id="ftn17" text:note-class="footnote"><text:note-citation>16</text:note-citation><text:note-body><text:p text:style-name="Footnote">Vgl. Stöber/Otto, Handbuch zum Vereinsrecht, 10. Aufl., Rz. 959 ff.</text:p></text:note-body></text:note> </text:p>
        </text:list-item>
      </text:list>
      <text:p text:style-name="P14"/>
      <text:p text:style-name="P7">Solche Ordnungen bieten sich insbesondere für die Erhebung von Beiträgen sowie für die Durchführung von Mitgliederversammlungen an. Grundsätzlich gilt: Die Grundlagen müssen bereits in der Satzung selbst enthalten sein, die jeweiligen Ordnungen regeln die nähere Ausführung. Beispiel: Die Satzung regelt, OB Beiträge erhoben werden, die Beitragsordnung, WIE (wann, in welcher Höhe) diese zu leisten sind. </text:p>
      <text:p text:style-name="P7"/>
      <text:p text:style-name="P7">Ordnungen haben keinerlei Außenwirkung und gelten nur für die Mitglieder des Vereins, dementsprechend erfolgt keine Eintragung in das Vereinsregister.</text:p>
      <text:p text:style-name="P7"/>
      <text:p text:style-name="P16">Die Satzung sollte regeln, wer zur Aufstellung einer Ordnung ermächtigt sein soll. Andernfalls ist jedes Vereinsorgan zuständig. Jedes zum Erlass ermächtigte Organ ist auch für Änderungen der Ordnung zuständig. § 33 BGB, der die erforderlichen Mehrheiten im Rahmen von Satzungsänderungen normiert, gilt insoweit nicht. </text:p>
      <text:p text:style-name="P7"/>
      <text:p text:style-name="P7"/>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6" style:display-name="Heading 6" style:family="paragraph" style:parent-style-name="Heading" style:next-style-name="Text_20_body" style:default-outline-level="6" style:list-style-name="" style:class="text">
      <style:text-properties style:font-name="Times New Roman" fo:font-family="'Times New Roman'" style:font-family-generic="roman" style:font-pitch="variable" fo:font-size="7pt" fo:font-weight="bold" style:font-name-asian="SimSun" style:font-family-asian="SimSun" style:font-family-generic-asian="system" style:font-pitch-asian="variable" style:font-size-asian="7pt" style:font-weight-asian="bold" style:font-name-complex="Mangal" style:font-family-complex="Mangal" style:font-family-generic-complex="system" style:font-pitch-complex="variable" style:font-size-complex="7pt" style:font-weight-complex="bold"/>
    </style:style>
    <style:style style:name="Numbering_20_Symbols" style:display-name="Numbering Symbols" style:family="text">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6T16:57:39.32</meta:creation-date>
    <dc:date>2015-01-21T19:01:11.125090005</dc:date>
    <meta:editing-duration>PT8H24M52S</meta:editing-duration>
    <meta:editing-cycles>24</meta:editing-cycles>
    <meta:generator>LibreOffice/4.2.7.2$Linux_X86_64 LibreOffice_project/420m0$Build-2</meta:generator>
    <dc:creator>benni </dc:creator>
    <meta:document-statistic meta:table-count="0" meta:image-count="0" meta:object-count="0" meta:page-count="21" meta:paragraph-count="286" meta:word-count="9262" meta:character-count="67060" meta:non-whitespace-character-count="58052"/>
  </office:meta>
</office:document-meta>
</file>